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6.8903in" fo:margin-left="-0.1972in" table:align="left"/>
    </style:style>
    <style:style style:name="Table1.A" style:family="table-column">
      <style:table-column-properties style:column-width="2.6604in"/>
    </style:style>
    <style:style style:name="Table1.B" style:family="table-column">
      <style:table-column-properties style:column-width="0.9076in"/>
    </style:style>
    <style:style style:name="Table1.C" style:family="table-column">
      <style:table-column-properties style:column-width="0.8403in"/>
    </style:style>
    <style:style style:name="Table1.D" style:family="table-column">
      <style:table-column-properties style:column-width="0.9736in"/>
    </style:style>
    <style:style style:name="Table1.E" style:family="table-column">
      <style:table-column-properties style:column-width="0.7701in"/>
    </style:style>
    <style:style style:name="Table1.F" style:family="table-column">
      <style:table-column-properties style:column-width="0.7382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F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F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5" style:family="table-row">
      <style:table-row-properties style:min-row-height="0.2236in"/>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6" style:family="table-row">
      <style:table-row-properties style:min-row-height="0.0521in"/>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8903in" fo:margin-left="-0.1972in" table:align="left"/>
    </style:style>
    <style:style style:name="Table3.A" style:family="table-column">
      <style:table-column-properties style:column-width="2.6604in"/>
    </style:style>
    <style:style style:name="Table3.B" style:family="table-column">
      <style:table-column-properties style:column-width="0.9076in"/>
    </style:style>
    <style:style style:name="Table3.C" style:family="table-column">
      <style:table-column-properties style:column-width="0.8403in"/>
    </style:style>
    <style:style style:name="Table3.D" style:family="table-column">
      <style:table-column-properties style:column-width="0.9736in"/>
    </style:style>
    <style:style style:name="Table3.E" style:family="table-column">
      <style:table-column-properties style:column-width="0.7701in"/>
    </style:style>
    <style:style style:name="Table3.F" style:family="table-column">
      <style:table-column-properties style:column-width="0.7382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F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F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7" style:family="table-row">
      <style:table-row-properties style:min-row-height="0.0521in"/>
    </style:style>
    <style:style style:name="Table4" style:family="table">
      <style:table-properties style:width="6.7931in" fo:margin-left="-0.1972in" table:align="left"/>
    </style:style>
    <style:style style:name="Table4.A" style:family="table-column">
      <style:table-column-properties style:column-width="4.6618in"/>
    </style:style>
    <style:style style:name="Table4.B" style:family="table-column">
      <style:table-column-properties style:column-width="1.0785in"/>
    </style:style>
    <style:style style:name="Table4.C" style:family="table-column">
      <style:table-column-properties style:column-width="0.3889in"/>
    </style:style>
    <style:style style:name="Table4.D" style:family="table-column">
      <style:table-column-properties style:column-width="0.1028in"/>
    </style:style>
    <style:style style:name="Table4.E" style:family="table-column">
      <style:table-column-properties style:column-width="0.4583in"/>
    </style:style>
    <style:style style:name="Table4.1" style:family="table-row">
      <style:table-row-properties style:min-row-height="0.1056in"/>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D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C2" style:family="table-cell">
      <style:table-cell-properties fo:padding-left="0.075in" fo:padding-right="0.075in" fo:padding-top="0in" fo:padding-bottom="0in" fo:border-left="none" fo:border-right="none" fo:border-top="0.5pt solid #000000" fo:border-bottom="0.5pt solid #000000" style:writing-mode="lr-tb"/>
    </style:style>
    <style:style style:name="Table4.E2" style:family="table-cell">
      <style:table-cell-properties fo:padding-left="0.075in" fo:padding-right="0.075in" fo:padding-top="0in" fo:padding-bottom="0in" fo:border-left="none" fo:border-right="none" fo:border-top="0.5pt solid #000000" fo:border-bottom="0.5pt solid #000000" style:writing-mode="lr-tb"/>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E7"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6.8479in" fo:margin-left="-0.1972in" table:align="left"/>
    </style:style>
    <style:style style:name="Table5.A" style:family="table-column">
      <style:table-column-properties style:column-width="4.6771in"/>
    </style:style>
    <style:style style:name="Table5.B" style:family="table-column">
      <style:table-column-properties style:column-width="1.0764in"/>
    </style:style>
    <style:style style:name="Table5.C" style:family="table-column">
      <style:table-column-properties style:column-width="0.4444in"/>
    </style:style>
    <style:style style:name="Table5.D" style:family="table-column">
      <style:table-column-properties style:column-width="0.1028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D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E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table-cell-properties fo:padding-left="0.075in" fo:padding-right="0.075in" fo:padding-top="0in" fo:padding-bottom="0in" fo:border-left="none" fo:border-right="none" fo:border-top="0.5pt solid #000000" fo:border-bottom="none" style:writing-mode="lr-tb"/>
    </style:style>
    <style:style style:name="Table5.E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E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E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E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E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E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E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E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E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E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E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E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E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E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E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0.5pt solid #000000" style:writing-mode="lr-tb"/>
    </style:style>
    <style:style style:name="Table5.B18" style:family="table-cell">
      <style:table-cell-properties fo:padding-left="0.075in" fo:padding-right="0.075in" fo:padding-top="0in" fo:padding-bottom="0in" fo:border-left="none" fo:border-right="none" fo:border-top="0.5pt solid #000000" fo:border-bottom="0.5pt solid #000000" style:writing-mode="lr-tb"/>
    </style:style>
    <style:style style:name="Table5.C18" style:family="table-cell">
      <style:table-cell-properties fo:padding-left="0.075in" fo:padding-right="0.075in" fo:padding-top="0in" fo:padding-bottom="0in" fo:border-left="none" fo:border-right="none" fo:border-top="0.5pt solid #000000" fo:border-bottom="0.5pt solid #000000" style:writing-mode="lr-tb"/>
    </style:style>
    <style:style style:name="Table5.E18"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9667in" fo:margin-left="-0.1972in" table:align="left"/>
    </style:style>
    <style:style style:name="Table6.A" style:family="table-column">
      <style:table-column-properties style:column-width="3.2813in"/>
    </style:style>
    <style:style style:name="Table6.B" style:family="table-column">
      <style:table-column-properties style:column-width="0.866in"/>
    </style:style>
    <style:style style:name="Table6.C" style:family="table-column">
      <style:table-column-properties style:column-width="0.6694in"/>
    </style:style>
    <style:style style:name="Table6.D" style:family="table-column">
      <style:table-column-properties style:column-width="0.9146in"/>
    </style:style>
    <style:style style:name="Table6.E" style:family="table-column">
      <style:table-column-properties style:column-width="0.4167in"/>
    </style:style>
    <style:style style:name="Table6.F" style:family="table-column">
      <style:table-column-properties style:column-width="0.8188in"/>
    </style:style>
    <style:style style:name="Table6.1" style:family="table-row">
      <style:table-row-properties style:min-row-height="0.1153in"/>
    </style:style>
    <style:style style:name="Table6.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0521in"/>
    </style:style>
    <style:style style:name="Table6.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5" style:family="table-row">
      <style:table-row-properties style:min-row-height="0.2368in"/>
    </style:style>
    <style:style style:name="Table6.7" style:family="table-row">
      <style:table-row-properties style:min-row-height="0.0556in"/>
    </style:style>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background-color="#ffff00"/>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Text_20_body">
      <style:text-properties fo:color="#000000"/>
    </style:style>
    <style:style style:name="P7" style:family="paragraph" style:parent-style-name="Text_20_body">
      <style:paragraph-properties>
        <style:tab-stops>
          <style:tab-stop style:position="6.3717in"/>
        </style:tab-stops>
      </style:paragraph-properties>
    </style:style>
    <style:style style:name="P8" style:family="paragraph" style:parent-style-name="TOC_20_1">
      <style:paragraph-properties>
        <style:tab-stops>
          <style:tab-stop style:position="6.6862in" style:type="right" style:leader-style="dotted" style:leader-text="."/>
        </style:tab-stops>
      </style:paragraph-properties>
    </style:style>
    <style:style style:name="P9" style:family="paragraph" style:parent-style-name="TOC_20_2">
      <style:paragraph-properties>
        <style:tab-stops>
          <style:tab-stop style:position="6.5472in" style:type="right" style:leader-style="dotted" style:leader-text="."/>
        </style:tab-stops>
      </style:paragraph-properties>
    </style:style>
    <style:style style:name="P10" style:family="paragraph" style:parent-style-name="TOC_20_3">
      <style:paragraph-properties>
        <style:tab-stops>
          <style:tab-stop style:position="6.4083in" style:type="right" style:leader-style="dotted" style:leader-text="."/>
        </style:tab-stops>
      </style:paragraph-properties>
    </style:style>
    <style:style style:name="P11" style:family="paragraph" style:parent-style-name="Text_20_body">
      <style:paragraph-properties fo:margin-left="0in" fo:margin-right="0.3118in" fo:margin-top="0in" fo:margin-bottom="0.0972in" loext:contextual-spacing="false" fo:text-indent="0in" style:auto-text-indent="false"/>
    </style:style>
    <style:style style:name="P12" style:family="paragraph" style:parent-style-name="Text_20_body">
      <style:paragraph-properties fo:margin-top="0.0417in" fo:margin-bottom="0.0417in" loext:contextual-spacing="false" fo:line-height="100%"/>
    </style:style>
    <style:style style:name="P13" style:family="paragraph" style:parent-style-name="Text_20_body">
      <style:paragraph-properties fo:margin-top="0.0417in" fo:margin-bottom="0.0417in" loext:contextual-spacing="false" fo:line-height="100%" fo:text-align="end" style:justify-single-word="false"/>
    </style:style>
    <style:style style:name="P14" style:family="paragraph" style:parent-style-name="Text_20_body">
      <style:paragraph-properties fo:margin-left="0.25in" fo:margin-right="0in" fo:text-indent="0in" style:auto-text-indent="false">
        <style:tab-stops/>
      </style:paragraph-properties>
    </style:style>
    <style:style style:name="P15" style:family="paragraph" style:parent-style-name="Normal">
      <style:paragraph-properties fo:orphans="2" fo:widows="2" fo:hyphenation-ladder-count="no-limit" style:text-autospace="none" style:vertical-align="auto"/>
      <style:text-properties fo:hyphenate="true" loext:hyphenation-no-caps="false"/>
    </style:style>
    <style:style style:name="P16" style:family="paragraph" style:parent-style-name="Normal">
      <style:paragraph-properties fo:orphans="2" fo:widows="2" fo:hyphenation-ladder-count="no-limit" style:text-autospace="none" style:vertical-align="auto"/>
      <style:text-properties style:font-name="Liberation Serif1" fo:font-size="12pt" fo:language="en" fo:country="US" style:letter-kerning="false" style:font-size-asian="12pt" style:font-name-complex="Times New Roman" style:language-complex="ar" style:country-complex="SA" fo:hyphenate="true" loext:hyphenation-no-caps="false"/>
    </style:style>
    <style:style style:name="P17" style:family="paragraph" style:parent-style-name="Normal">
      <style:paragraph-properties fo:orphans="2" fo:widows="2" fo:hyphenation-ladder-count="no-limit" fo:break-before="page" style:text-autospace="none" style:vertical-align="auto"/>
      <style:text-properties style:font-name="Liberation Serif1" fo:font-size="12pt" fo:language="en" fo:country="US" style:letter-kerning="false" style:font-size-asian="12pt" style:font-name-complex="Times New Roman" style:language-complex="ar" style:country-complex="SA" fo:hyphenate="true" loext:hyphenation-no-caps="false"/>
    </style:style>
    <style:style style:name="P18" style:family="paragraph" style:parent-style-name="Contents_20_Heading">
      <style:text-properties style:font-name="Liberation Serif1"/>
    </style:style>
    <style:style style:name="P19" style:family="paragraph" style:parent-style-name="Contents_20_Heading">
      <style:text-properties style:font-name="Liberation Serif1" fo:font-size="14pt" style:font-size-asian="14pt" style:font-size-complex="14pt"/>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Liberation Serif1"/>
    </style:style>
    <style:style style:name="P22" style:family="paragraph" style:parent-style-name="Heading_20_3">
      <style:text-properties style:font-name="Liberation Serif1"/>
    </style:style>
    <style:style style:name="P23" style:family="paragraph" style:parent-style-name="Heading_20_3">
      <style:paragraph-properties fo:margin-top="0in" fo:margin-bottom="0in" loext:contextual-spacing="false"/>
      <style:text-properties style:font-name="Liberation Serif1"/>
    </style:style>
    <style:style style:name="P24" style:family="paragraph" style:parent-style-name="Heading_20_4">
      <style:text-properties fo:color="#000000" style:font-name="Liberation Serif1" style:font-name-asian="Noto Serif CJK SC" style:font-name-complex="Lohit Devanagari"/>
    </style:style>
    <style:style style:name="P25" style:family="paragraph" style:parent-style-name="Heading_20_4" style:list-style-name="WWNum4"/>
    <style:style style:name="P26" style:family="paragraph" style:parent-style-name="Heading_20_4">
      <style:text-properties style:font-name="Liberation Serif1"/>
    </style:style>
    <style:style style:name="P27" style:family="paragraph" style:parent-style-name="Heading_20_4" style:list-style-name="WWNum4">
      <style:text-properties style:font-name="Liberation Serif1"/>
    </style:style>
    <style:style style:name="P28" style:family="paragraph" style:parent-style-name="Heading_20_5" style:list-style-name="WWNum3">
      <style:text-properties style:font-name="Liberation Serif1"/>
    </style:style>
    <style:style style:name="P29" style:family="paragraph" style:parent-style-name="Heading_20_5" style:list-style-name="WWNum4">
      <style:text-properties style:font-name="Liberation Serif1" style:font-name-asian="Noto Sans CJK SC" style:font-name-complex="Lohit Devanagari"/>
    </style:style>
    <style:style style:name="P30" style:family="paragraph" style:parent-style-name="Heading_20_5" style:list-style-name="WWNum2">
      <style:text-properties style:font-name="Liberation Serif1"/>
    </style:style>
    <style:style style:name="P31" style:family="paragraph" style:parent-style-name="Standard" style:master-page-name="MP0">
      <style:paragraph-properties style:page-number="auto" fo:break-before="page"/>
    </style:style>
    <style:style style:name="P32" style:family="paragraph" style:parent-style-name="Standard">
      <style:text-properties fo:color="#000000" style:font-name="Liberation Serif1"/>
    </style:style>
    <style:style style:name="P33" style:family="paragraph" style:parent-style-name="Standard" style:list-style-name="L2">
      <style:text-properties fo:color="#000000" style:font-name="Liberation Serif1"/>
    </style:style>
    <style:style style:name="P34" style:family="paragraph" style:parent-style-name="Standard">
      <style:text-properties fo:color="#000000" style:font-name="Liberation Serif1" fo:language="nl" fo:country="NL"/>
    </style:style>
    <style:style style:name="P35" style:family="paragraph" style:parent-style-name="Standard">
      <style:text-properties style:font-name="Liberation Serif1"/>
    </style:style>
    <style:style style:name="P36" style:family="paragraph" style:parent-style-name="Standard" style:list-style-name="WWNum19">
      <style:text-properties style:font-name="Liberation Serif1"/>
    </style:style>
    <style:style style:name="P37" style:family="paragraph" style:parent-style-name="Standard" style:list-style-name="WWNum21">
      <style:text-properties style:font-name="Liberation Serif1"/>
    </style:style>
    <style:style style:name="P38" style:family="paragraph" style:parent-style-name="Standard" style:list-style-name="L1">
      <style:text-properties style:font-name="Liberation Serif1"/>
    </style:style>
    <style:style style:name="P39" style:family="paragraph" style:parent-style-name="Standard" style:list-style-name="L3">
      <style:text-properties style:font-name="Liberation Serif1"/>
    </style:style>
    <style:style style:name="P40" style:family="paragraph" style:parent-style-name="Standard" style:list-style-name="L4">
      <style:text-properties style:font-name="Liberation Serif1"/>
    </style:style>
    <style:style style:name="P41" style:family="paragraph" style:parent-style-name="Standard">
      <style:paragraph-properties fo:text-align="justify" style:justify-single-word="false"/>
      <style:text-properties style:font-name="Liberation Serif1"/>
    </style:style>
    <style:style style:name="P42" style:family="paragraph" style:parent-style-name="Standard">
      <style:text-properties style:font-name="Liberation Serif1" fo:language="nl" fo:country="NL"/>
    </style:style>
    <style:style style:name="P43" style:family="paragraph" style:parent-style-name="Standard">
      <style:text-properties style:font-name="Liberation Serif1" fo:language="nl" fo:country="NL" fo:background-color="#ffff00"/>
    </style:style>
    <style:style style:name="P44" style:family="paragraph" style:parent-style-name="Standard">
      <style:paragraph-properties fo:text-align="justify" style:justify-single-word="false"/>
      <style:text-properties style:font-name="Liberation Serif1" fo:language="nl" fo:country="NL" fo:background-color="#ffff00"/>
    </style:style>
    <style:style style:name="P45" style:family="paragraph" style:parent-style-name="Standard">
      <style:text-properties style:font-name="Liberation Serif1" fo:language="en" fo:country="US"/>
    </style:style>
    <style:style style:name="P46" style:family="paragraph" style:parent-style-name="Standard">
      <style:paragraph-properties fo:text-align="justify" style:justify-single-word="false"/>
      <style:text-properties style:font-name="Liberation Serif1" fo:background-color="#ffff00"/>
    </style:style>
    <style:style style:name="P47" style:family="paragraph" style:parent-style-name="Standard">
      <style:text-properties style:font-name="Liberation Serif1" fo:font-size="11pt" style:font-size-asian="11pt" style:font-size-complex="11pt"/>
    </style:style>
    <style:style style:name="P48" style:family="paragraph" style:parent-style-name="Standard" style:list-style-name="WWNum16">
      <style:paragraph-properties fo:margin-left="0in" fo:margin-right="0in" fo:text-indent="-0.3118in" style:auto-text-indent="false"/>
      <style:text-properties fo:color="#000000" style:font-name="Liberation Serif1"/>
    </style:style>
    <style:style style:name="P49" style:family="paragraph" style:parent-style-name="Standard" style:list-style-name="WWNum16">
      <style:paragraph-properties fo:margin-left="0in" fo:margin-right="0in" fo:text-indent="-0.3118in" style:auto-text-indent="false"/>
      <style:text-properties style:font-name="Liberation Serif1"/>
    </style:style>
    <style:style style:name="P50" style:family="paragraph" style:parent-style-name="TOC_20_2">
      <style:paragraph-properties>
        <style:tab-stops>
          <style:tab-stop style:position="6.5543in" style:type="right" style:leader-style="dotted" style:leader-text="."/>
        </style:tab-stops>
      </style:paragraph-properties>
    </style:style>
    <style:style style:name="P51" style:family="paragraph" style:parent-style-name="TOC_20_2">
      <style:paragraph-properties>
        <style:tab-stops>
          <style:tab-stop style:position="6.6929in" style:type="right" style:leader-style="dotted" style:leader-text="."/>
        </style:tab-stops>
      </style:paragraph-properties>
    </style:style>
    <style:style style:name="P52" style:family="paragraph" style:parent-style-name="TOC_20_3">
      <style:paragraph-properties>
        <style:tab-stops>
          <style:tab-stop style:position="6.4154in" style:type="right" style:leader-style="dotted" style:leader-text="."/>
        </style:tab-stops>
      </style:paragraph-properties>
    </style:style>
    <style:style style:name="P53" style:family="paragraph" style:parent-style-name="TOC_20_3">
      <style:paragraph-properties>
        <style:tab-stops>
          <style:tab-stop style:position="6.5528in" style:type="right" style:leader-style="dotted" style:leader-text="."/>
        </style:tab-stops>
      </style:paragraph-properties>
    </style:style>
    <style:style style:name="P54" style:family="paragraph" style:parent-style-name="Text_20_body" style:list-style-name="WWNum20"/>
    <style:style style:name="P55" style:family="paragraph" style:parent-style-name="Text_20_body" style:list-style-name="WWNum5"/>
    <style:style style:name="P56" style:family="paragraph" style:parent-style-name="Text_20_body">
      <style:text-properties style:font-name="Liberation Serif1"/>
    </style:style>
    <style:style style:name="P57" style:family="paragraph" style:parent-style-name="Text_20_body">
      <style:paragraph-properties>
        <style:tab-stops>
          <style:tab-stop style:position="6.3717in"/>
        </style:tab-stops>
      </style:paragraph-properties>
      <style:text-properties style:font-name="Liberation Serif1"/>
    </style:style>
    <style:style style:name="P58" style:family="paragraph" style:parent-style-name="Text_20_body">
      <style:text-properties style:font-name="Liberation Serif1" fo:language="en" fo:country="US"/>
    </style:style>
    <style:style style:name="P59" style:family="paragraph" style:parent-style-name="Text_20_body">
      <style:text-properties style:font-name="Liberation Serif1" fo:background-color="#ffff00"/>
    </style:style>
    <style:style style:name="P60" style:family="paragraph" style:parent-style-name="Text_20_body">
      <style:text-properties fo:color="#000000" style:font-name="Liberation Serif1"/>
    </style:style>
    <style:style style:name="P61" style:family="paragraph" style:parent-style-name="Text_20_body">
      <style:text-properties fo:color="#000000" style:font-name="Liberation Serif1" fo:font-style="italic" style:font-style-asian="italic" style:font-style-complex="italic"/>
    </style:style>
    <style:style style:name="P62" style:family="paragraph" style:parent-style-name="Text_20_body">
      <style:text-properties fo:color="#000000" style:font-name="Liberation Serif1" fo:background-color="#ffff00"/>
    </style:style>
    <style:style style:name="P63" style:family="paragraph" style:parent-style-name="Text_20_body" style:list-style-name="L3">
      <style:paragraph-properties fo:margin-left="0.5335in" fo:margin-right="0in" fo:text-indent="0in" style:auto-text-indent="false">
        <style:tab-stops/>
      </style:paragraph-properties>
    </style:style>
    <style:style style:name="P64" style:family="paragraph" style:parent-style-name="Text_20_body" style:list-style-name="L3">
      <style:paragraph-properties fo:margin-left="0.5335in" fo:margin-right="0in" fo:text-indent="0in" style:auto-text-indent="false">
        <style:tab-stops/>
      </style:paragraph-properties>
      <style:text-properties style:font-name="Liberation Serif1"/>
    </style:style>
    <style:style style:name="P65" style:family="paragraph" style:parent-style-name="Text_20_body">
      <style:paragraph-properties fo:margin-left="0.5in" fo:margin-right="0.3118in" fo:text-indent="0in" style:auto-text-indent="false">
        <style:tab-stops/>
      </style:paragraph-properties>
      <style:text-properties style:font-name="Liberation Serif1" fo:font-style="italic" style:font-style-asian="italic" style:font-style-complex="italic"/>
    </style:style>
    <style:style style:name="P66" style:family="paragraph" style:parent-style-name="Text_20_body">
      <style:paragraph-properties fo:margin-left="0in" fo:margin-right="0.3118in" fo:text-indent="0in" style:auto-text-indent="false"/>
      <style:text-properties style:font-name="Liberation Serif1"/>
    </style:style>
    <style:style style:name="P67" style:family="paragraph" style:parent-style-name="Text_20_body">
      <style:paragraph-properties fo:margin-left="0in" fo:margin-right="0.3118in" fo:margin-top="0in" fo:margin-bottom="0.0972in" loext:contextual-spacing="false" fo:text-indent="0in" style:auto-text-indent="false"/>
      <style:text-properties style:font-name="Liberation Serif1"/>
    </style:style>
    <style:style style:name="P68" style:family="paragraph" style:parent-style-name="Text_20_body">
      <style:paragraph-properties fo:margin-top="0.0417in" fo:margin-bottom="0.0417in" loext:contextual-spacing="false" fo:line-height="100%"/>
      <style:text-properties style:font-name="Liberation Serif1" fo:font-size="12pt" fo:font-weight="bold" style:font-size-asian="12pt" style:font-weight-asian="bold" style:font-size-complex="12pt" style:font-weight-complex="bold"/>
    </style:style>
    <style:style style:name="P69" style:family="paragraph" style:parent-style-name="Text_20_body">
      <style:paragraph-properties fo:margin-top="0.0417in" fo:margin-bottom="0.0417in" loext:contextual-spacing="false" fo:line-height="100%"/>
      <style:text-properties style:font-name="Liberation Serif1" fo:font-weight="bold" style:font-weight-asian="bold" style:font-weight-complex="bold"/>
    </style:style>
    <style:style style:name="P70" style:family="paragraph" style:parent-style-name="Text_20_body">
      <style:paragraph-properties fo:margin-top="0.0417in" fo:margin-bottom="0.0417in" loext:contextual-spacing="false" fo:line-height="100%" fo:text-align="center" style:justify-single-word="false"/>
      <style:text-properties style:font-name="Liberation Serif1" fo:font-weight="bold" style:font-weight-asian="bold" style:font-weight-complex="bold"/>
    </style:style>
    <style:style style:name="P71" style:family="paragraph" style:parent-style-name="Text_20_body">
      <style:paragraph-properties fo:margin-top="0.0417in" fo:margin-bottom="0.0417in" loext:contextual-spacing="false" fo:line-height="100%"/>
      <style:text-properties style:font-name="Liberation Serif1"/>
    </style:style>
    <style:style style:name="P72" style:family="paragraph" style:parent-style-name="Text_20_body">
      <style:paragraph-properties fo:margin-top="0.0417in" fo:margin-bottom="0.0417in" loext:contextual-spacing="false" fo:line-height="100%" fo:text-align="end" style:justify-single-word="false"/>
      <style:text-properties style:font-name="Liberation Serif1"/>
    </style:style>
    <style:style style:name="P73" style:family="paragraph" style:parent-style-name="Text_20_body">
      <style:paragraph-properties fo:margin-top="0.0417in" fo:margin-bottom="0.0417in" loext:contextual-spacing="false" fo:line-height="100%"/>
      <style:text-properties style:font-name="Liberation Serif1" fo:language="en" fo:country="US"/>
    </style:style>
    <style:style style:name="P74" style:family="paragraph" style:parent-style-name="Text_20_body">
      <style:paragraph-properties fo:margin-top="0.0417in" fo:margin-bottom="0.0417in" loext:contextual-spacing="false" fo:line-height="100%"/>
      <style:text-properties style:font-name="Liberation Serif1" fo:language="en" fo:country="US" style:letter-kerning="false" style:font-name-complex="Arial" style:language-complex="ar" style:country-complex="SA"/>
    </style:style>
    <style:style style:name="P75" style:family="paragraph" style:parent-style-name="Text_20_body">
      <style:paragraph-properties fo:margin-top="0.0417in" fo:margin-bottom="0.0417in" loext:contextual-spacing="false" fo:line-height="100%"/>
      <style:text-properties style:font-name="Liberation Serif1" fo:language="en" fo:country="NL" style:letter-kerning="false" style:font-name-complex="Arial" style:language-complex="ar" style:country-complex="SA"/>
    </style:style>
    <style:style style:name="P76"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style:letter-kerning="false" style:font-size-asian="12pt" style:font-name-complex="Times New Roman" style:language-complex="ar" style:country-complex="SA"/>
    </style:style>
    <style:style style:name="T4" style:family="text">
      <style:text-properties fo:font-size="12pt" fo:language="en" fo:country="US" fo:font-style="italic" style:letter-kerning="false" style:font-size-asian="12pt" style:font-style-asian="italic" style:font-name-complex="Times New Roman" style:language-complex="ar" style:country-complex="SA" style:font-style-complex="italic"/>
    </style:style>
    <style:style style:name="T5" style:family="text">
      <style:text-properties fo:background-color="#ffff00" loext:char-shading-value="0"/>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super 64%"/>
    </style:style>
    <style:style style:name="T9" style:family="text">
      <style:text-properties style:text-position="super 64%" fo:language="nl" fo:country="NL"/>
    </style:style>
    <style:style style:name="T10" style:family="text">
      <style:text-properties style:text-position="super 64%" style:font-name="Liberation Serif1" fo:language="nl" fo:country="NL"/>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style:font-name-asian="Noto Serif CJK SC" style:font-name-complex="Lohit Devanagari"/>
    </style:style>
    <style:style style:name="T14" style:family="text">
      <style:text-properties fo:color="#000000" style:font-name-complex="Calibri"/>
    </style:style>
    <style:style style:name="T15" style:family="text">
      <style:text-properties fo:color="#000000" style:text-position="sub 64%" fo:font-style="italic" style:font-style-asian="italic" style:font-style-complex="italic"/>
    </style:style>
    <style:style style:name="T16" style:family="text">
      <style:text-properties fo:color="#000000" style:text-position="sub 64%" style:font-name="Liberation Serif1" fo:font-style="italic" style:font-style-asian="italic" style:font-style-complex="italic"/>
    </style:style>
    <style:style style:name="T17" style:family="text">
      <style:text-properties fo:color="#000000" style:text-underline-style="solid" style:text-underline-width="auto" style:text-underline-color="font-color" style:text-underline-mode="continuous" style:text-overline-mode="continuous" style:text-line-through-mode="continuous"/>
    </style:style>
    <style:style style:name="T18" style:family="text">
      <style:text-properties fo:color="#000000" fo:language="nl" fo:country="NL"/>
    </style:style>
    <style:style style:name="T19" style:family="text">
      <style:text-properties fo:color="#000000" fo:language="nl" fo:country="NL" fo:font-style="italic" style:font-style-asian="italic" style:font-style-complex="italic"/>
    </style:style>
    <style:style style:name="T20" style:family="text">
      <style:text-properties fo:color="#000000" style:font-name="Liberation Serif1"/>
    </style:style>
    <style:style style:name="T21" style:family="text">
      <style:text-properties fo:color="#000000" style:font-name="Liberation Serif1" fo:font-style="italic" style:font-style-asian="italic" style:font-style-complex="italic"/>
    </style:style>
    <style:style style:name="T22" style:family="text">
      <style:text-properties fo:color="#000000" style:font-name="Liberation Serif1" style:font-name-asian="Noto Serif CJK SC" style:font-name-complex="Lohit Devanagari"/>
    </style:style>
    <style:style style:name="T23" style:family="text">
      <style:text-properties fo:color="#000000" style:font-name="Liberation Serif1" style:font-name-complex="Calibri"/>
    </style:style>
    <style:style style:name="T24" style:family="text">
      <style:text-properties fo:color="#000000" style:font-name="Liberation Serif1" style:text-underline-style="solid" style:text-underline-width="auto" style:text-underline-color="font-color" style:text-underline-mode="continuous" style:text-overline-mode="continuous" style:text-line-through-mode="continuous"/>
    </style:style>
    <style:style style:name="T25" style:family="text">
      <style:text-properties fo:color="#000000" style:font-name="Liberation Serif1" fo:language="nl" fo:country="NL"/>
    </style:style>
    <style:style style:name="T26" style:family="text">
      <style:text-properties fo:color="#000000" style:font-name="Liberation Serif1" fo:language="nl" fo:country="NL" fo:font-style="italic" style:font-style-asian="italic" style:font-style-complex="italic"/>
    </style:style>
    <style:style style:name="T27" style:family="text">
      <style:text-properties style:font-name-complex="Lohit Devanagari"/>
    </style:style>
    <style:style style:name="T28" style:family="text">
      <style:text-properties style:font-name-asian="Noto Sans CJK SC" style:font-name-complex="Lohit Devanagari"/>
    </style:style>
    <style:style style:name="T29" style:family="text">
      <style:text-properties fo:font-weight="bold" style:font-weight-asian="bold" style:font-weight-complex="bold"/>
    </style:style>
    <style:style style:name="T30" style:family="text">
      <style:text-properties style:font-name-asian="Noto Serif CJK SC" style:font-name-complex="Lohit Devanagari"/>
    </style:style>
    <style:style style:name="T31" style:family="text">
      <style:text-properties fo:language="nl" fo:country="NL"/>
    </style:style>
    <style:style style:name="T32" style:family="text">
      <style:text-properties fo:language="nl" fo:country="NL" style:letter-kerning="false" style:font-name-complex="Arial" style:language-complex="ar" style:country-complex="SA"/>
    </style:style>
    <style:style style:name="T33" style:family="text">
      <style:text-properties fo:language="nl" fo:country="NL" fo:font-style="italic" style:letter-kerning="false" style:font-style-asian="italic" style:font-name-complex="Arial" style:language-complex="ar" style:country-complex="SA" style:font-style-complex="italic"/>
    </style:style>
    <style:style style:name="T34" style:family="text">
      <style:text-properties fo:language="nl" fo:country="NL" fo:font-style="italic" style:font-style-asian="italic"/>
    </style:style>
    <style:style style:name="T35" style:family="text">
      <style:text-properties fo:language="nl" fo:country="NL" fo:font-style="italic" style:font-style-asian="italic" style:font-style-complex="italic"/>
    </style:style>
    <style:style style:name="T36" style:family="text">
      <style:text-properties fo:language="en" fo:country="NL" style:letter-kerning="false" style:font-name-complex="Arial" style:language-complex="ar" style:country-complex="SA"/>
    </style:style>
    <style:style style:name="T37" style:family="text">
      <style:text-properties fo:language="en" fo:country="US"/>
    </style:style>
    <style:style style:name="T38" style:family="text">
      <style:text-properties fo:language="en" fo:country="US" style:letter-kerning="false" style:font-name-complex="Arial" style:language-complex="ar" style:country-complex="SA"/>
    </style:style>
    <style:style style:name="T39" style:family="text">
      <style:text-properties fo:language="en" fo:country="US" fo:font-style="italic" style:letter-kerning="false" style:font-style-asian="italic" style:font-name-complex="Arial" style:language-complex="ar" style:country-complex="SA" style:font-style-complex="italic"/>
    </style:style>
    <style:style style:name="T40" style:family="text">
      <style:text-properties style:font-name="Times New Roman" fo:font-size="12pt" fo:language="en" fo:country="US" style:letter-kerning="false" style:font-size-asian="12pt" style:font-name-complex="Times New Roman" style:language-complex="ar" style:country-complex="SA"/>
    </style:style>
    <style:style style:name="T41" style:family="text">
      <style:text-properties style:font-name="Times New Roman" fo:font-size="12pt" fo:language="en" fo:country="US" fo:font-style="italic" style:letter-kerning="false" style:font-size-asian="12pt" style:font-style-asian="italic" style:font-name-complex="Times New Roman" style:language-complex="ar" style:country-complex="SA" style:font-style-complex="italic"/>
    </style:style>
    <style:style style:name="T42" style:family="text">
      <style:text-properties style:text-position="super 67%" style:font-name="Times New Roman" fo:font-size="12pt" fo:language="en" fo:country="US" style:letter-kerning="false" style:font-size-asian="12pt" style:font-name-complex="Times New Roman" style:language-complex="ar" style:country-complex="SA"/>
    </style:style>
    <style:style style:name="T43" style:family="text">
      <style:text-properties style:text-position="super 67%" fo:font-size="12pt" fo:language="en" fo:country="US" style:letter-kerning="false" style:font-size-asian="12pt" style:font-name-complex="Times New Roman" style:language-complex="ar" style:country-complex="SA"/>
    </style:style>
    <style:style style:name="T44" style:family="text">
      <style:text-properties style:text-position="super 67%" style:font-name="Liberation Serif1" fo:font-size="12pt" fo:language="en" fo:country="US" style:letter-kerning="false" style:font-size-asian="12pt" style:font-name-complex="Times New Roman" style:language-complex="ar" style:country-complex="SA"/>
    </style:style>
    <style:style style:name="T45" style:family="text">
      <style:text-properties fo:color="#232323"/>
    </style:style>
    <style:style style:name="T46" style:family="text">
      <style:text-properties fo:color="#232323" fo:language="nl" fo:country="NL"/>
    </style:style>
    <style:style style:name="T47" style:family="text">
      <style:text-properties fo:color="#232323" style:font-name="Liberation Serif1"/>
    </style:style>
    <style:style style:name="T48" style:family="text">
      <style:text-properties fo:color="#232323" style:font-name="Liberation Serif1" fo:language="nl" fo:country="NL"/>
    </style:style>
    <style:style style:name="T49" style:family="text">
      <style:text-properties style:font-name="Liberation Serif1"/>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style="italic" style:font-style-asian="italic" style:font-style-complex="italic"/>
    </style:style>
    <style:style style:name="T52" style:family="text">
      <style:text-properties style:font-name="Liberation Serif1" fo:font-style="italic" fo:font-weight="bold" style:font-style-asian="italic" style:font-weight-asian="bold" style:font-style-complex="italic" style:font-weight-complex="bold"/>
    </style:style>
    <style:style style:name="T53" style:family="text">
      <style:text-properties style:font-name="Liberation Serif1" style:font-name-asian="Noto Serif CJK SC" style:font-name-complex="Lohit Devanagari"/>
    </style:style>
    <style:style style:name="T54" style:family="text">
      <style:text-properties style:font-name="Liberation Serif1" style:font-name-asian="Noto Sans CJK SC" style:font-name-complex="Lohit Devanagari"/>
    </style:style>
    <style:style style:name="T55" style:family="text">
      <style:text-properties style:font-name="Liberation Serif1" fo:font-size="12pt" fo:font-weight="bold" style:font-size-asian="12pt" style:font-weight-asian="bold" style:font-size-complex="12pt" style:font-weight-complex="bold"/>
    </style:style>
    <style:style style:name="T56" style:family="text">
      <style:text-properties style:font-name="Liberation Serif1" fo:font-size="12pt" fo:language="en" fo:country="US" style:letter-kerning="false" style:font-size-asian="12pt" style:font-name-complex="Times New Roman" style:language-complex="ar" style:country-complex="SA"/>
    </style:style>
    <style:style style:name="T57" style:family="text">
      <style:text-properties style:font-name="Liberation Serif1" fo:font-size="12pt" fo:language="en" fo:country="US" fo:font-style="italic" style:letter-kerning="false" style:font-size-asian="12pt" style:font-style-asian="italic" style:font-name-complex="Times New Roman" style:language-complex="ar" style:country-complex="SA" style:font-style-complex="italic"/>
    </style:style>
    <style:style style:name="T58" style:family="text">
      <style:text-properties style:font-name="Liberation Serif1" fo:font-size="12pt" style:font-size-asian="12pt" style:font-size-complex="12pt"/>
    </style:style>
    <style:style style:name="T59" style:family="text">
      <style:text-properties style:font-name="Liberation Serif1" fo:language="en" fo:country="NL" style:letter-kerning="false" style:font-name-complex="Arial" style:language-complex="ar" style:country-complex="SA"/>
    </style:style>
    <style:style style:name="T60" style:family="text">
      <style:text-properties style:font-name="Liberation Serif1" fo:language="nl" fo:country="NL"/>
    </style:style>
    <style:style style:name="T61" style:family="text">
      <style:text-properties style:font-name="Liberation Serif1" fo:language="nl" fo:country="NL" style:letter-kerning="false" style:font-name-complex="Arial" style:language-complex="ar" style:country-complex="SA"/>
    </style:style>
    <style:style style:name="T62" style:family="text">
      <style:text-properties style:font-name="Liberation Serif1" fo:language="nl" fo:country="NL" fo:font-style="italic" style:letter-kerning="false" style:font-style-asian="italic" style:font-name-complex="Arial" style:language-complex="ar" style:country-complex="SA" style:font-style-complex="italic"/>
    </style:style>
    <style:style style:name="T63" style:family="text">
      <style:text-properties style:font-name="Liberation Serif1" fo:language="nl" fo:country="NL" fo:font-style="italic" style:font-style-asian="italic"/>
    </style:style>
    <style:style style:name="T64" style:family="text">
      <style:text-properties style:font-name="Liberation Serif1" fo:language="nl" fo:country="NL" fo:font-style="italic" style:font-style-asian="italic" style:font-style-complex="italic"/>
    </style:style>
    <style:style style:name="T65" style:family="text">
      <style:text-properties style:font-name="Liberation Serif1" fo:language="en" fo:country="US"/>
    </style:style>
    <style:style style:name="T66" style:family="text">
      <style:text-properties style:font-name="Liberation Serif1" fo:language="en" fo:country="US" style:letter-kerning="false" style:font-name-complex="Arial" style:language-complex="ar" style:country-complex="SA"/>
    </style:style>
    <style:style style:name="T67" style:family="text">
      <style:text-properties style:font-name="Liberation Serif1" fo:language="en" fo:country="US" fo:font-style="italic" style:letter-kerning="false" style:font-style-asian="italic" style:font-name-complex="Arial" style:language-complex="ar" style:country-complex="SA" style:font-style-complex="italic"/>
    </style:style>
    <style:style style:name="T68" style:family="text">
      <style:text-properties style:font-name="Liberation Serif1" fo:font-size="11pt" style:font-size-asian="11pt" style:font-size-complex="11pt"/>
    </style:style>
    <style:style style:name="T69" style:family="text">
      <style:text-properties officeooo:rsid="000f383a"/>
    </style:style>
    <style:style style:name="Sect1" style:family="section">
      <style:section-properties style:editable="false">
        <style:columns fo:column-count="1" fo:column-gap="0in"/>
      </style:section-properties>
    </style:style>
    <text:list-style style:name="L1">
      <text:list-level-style-bullet text:level="1" text:style-name="WW_5f_CharLFO37LVL1" text:bullet-char="•">
        <style:list-level-properties text:list-level-position-and-space-mode="label-alignment">
          <style:list-level-label-alignment text:label-followed-by="listtab" fo:text-indent="-0.2811in" fo:margin-left="0.5311in"/>
        </style:list-level-properties>
        <style:text-properties style:font-name="Liberation Serif"/>
      </text:list-level-style-bullet>
      <text:list-level-style-bullet text:level="2" text:style-name="WW_5f_CharLFO3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3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30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30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0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30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0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0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30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RASMUS UNIVERSITY ROTTERDAM</text:p>
      <text:p text:style-name="Standard">Erasmus School of Law</text:p>
      <text:p text:style-name="Standard"/>
      <text:p text:style-name="Standard">Master Thesis Legal Theory &amp; Socio-Legal Studies</text:p>
      <text:p text:style-name="Standard"/>
      <text:p text:style-name="P2">Does the experience of judges and judicial assistants influence the outcome of a verdict?</text:p>
      <text:p text:style-name="Standard"/>
      <text:p text:style-name="Standard">Name student: Jonathan Seib</text:p>
      <text:p text:style-name="Standard">Student ID number: <text:span text:style-name="Default_20_Paragraph_20_Font"><text:span text:style-name="T1">420489</text:span></text:span></text:p>
      <text:p text:style-name="Standard">Supervisor: mr. dr. Nina Holvast</text:p>
      <text:p text:style-name="Standard">Second assessor: prof. dr. Peter Mascini</text:p>
      <text:p text:style-name="Standard">Date final version: <text:span text:style-name="Default_20_Paragraph_20_Font"><text:span text:style-name="T5">n/a</text:span></text:span></text:p>
      <text:p text:style-name="P3"/>
      <text:p text:style-name="P4"/>
      <text:p text:style-name="P4"/>
      <text:h text:style-name="P20" text:outline-level="2"><text:bookmark-start text:name="_Toc73654131"/><text:bookmark-start text:name="__RefHeading___Toc3657_2386464143"/>Summary<text:bookmark-end text:name="_Toc73654131"/><text:bookmark-end text:name="__RefHeading___Toc3657_2386464143"/></text:h>
      <text:p text:style-name="Standard">Judicial assistants can influence the outcome of verdicts. That is the conclusion of Holvast (2017). Similar to Mascini and Holvast (2020) I perform quantitative analysis on the influence of judicial assistants on the outcome of verdicts. From a dataset of around 1.8 million cases retrieved from the Netherlands Council of the Judiciary, I distilled 4967 cases issued in 2020 by administrative courts. I will employ a logistic regression to find which parameters are significant in predicting the outcome of a case.</text:p>
      <text:p text:style-name="Standard"/>
      <text:p text:style-name="Standard">The result of the regression is that the relative experience between judge and assistant has no significant effect (<text:span text:style-name="Default_20_Paragraph_20_Font"><text:span text:style-name="T6">p </text:span></text:span>&gt; .05). Other parameters, the complexity of the verdict, whether the verdict was issued by a single judge or a panel, and the institution that issued the verdict, did have a significant effect on the outcome of the verdict (<text:span text:style-name="Default_20_Paragraph_20_Font"><text:span text:style-name="T6">p</text:span></text:span> &lt; .001). R<text:span text:style-name="Default_20_Paragraph_20_Font"><text:span text:style-name="T8">2</text:span></text:span> of the research is 4%, which is similar to previous findings of Mascini and Holvast (2020) for these factors. Unlike their research, this research does indicate that contextual variables, such as whether a single judge or a panel, or the complexity of the verdict, could have an effect on the outcome of verdicts. That could be a topic for further research.</text:p>
      <text:p text:style-name="Standard"/>
      <text:p text:style-name="P4">Key words</text:p>
      <text:p text:style-name="Standard">Classification: judicial assistants, legal research, jurimetrics, quantitative methods </text:p>
      <text:p text:style-name="P3"/>
      <text:p text:style-name="P3"/>
      <text:h text:style-name="P20" text:outline-level="2"><text:bookmark-start text:name="_Toc73654132"/><text:bookmark-start text:name="__RefHeading___Toc2938_1190126283"/>Preface<text:bookmark-end text:name="_Toc73654132"/><text:bookmark-end text:name="__RefHeading___Toc2938_1190126283"/></text:h>
      <text:p text:style-name="Text_20_body">I am deeply indebted to mr. dr. Nina Holvast and prof. dr. Peter Mascini for their guidance and feedback on this paper. In particular, Nina’s <text:span text:style-name="Default_20_Paragraph_20_Font"><text:span text:style-name="T11">presentation during one of my first courses</text:span></text:span> sparked my interest in further researching the judiciary. The inspiration to use quantitative methods for this research was ignited by mr. Kees van Noortwijk, who showed the application of similar methods during the Computers &amp; Law course.</text:p>
      <text:p text:style-name="P6"/>
      <text:p text:style-name="Text_20_body"><text:span text:style-name="Default_20_Paragraph_20_Font"><text:span text:style-name="T11">However</text:span></text:span>, my first introduction to legal methodology was by prof. dr. mr. Wibren van der Burg. During the <text:span text:style-name="Default_20_Paragraph_20_Font"><text:span text:style-name="T11">Research skills seminar he activated my interest in legal methods with his </text:span></text:span>constructive and constructive attitude <text:span text:style-name="Default_20_Paragraph_20_Font"><text:span text:style-name="T11">on</text:span></text:span> the subject. He showed me that legal research camps with both a lack of legal methods, as the willingness of some scholars to explore and develop new methods that suit the context of legal theory and practice.</text:p>
      <text:p text:style-name="Text_20_body"/>
      <text:p text:style-name="Text_20_body"><text:span text:style-name="Default_20_Paragraph_20_Font"><text:span text:style-name="T11">While conducting</text:span></text:span>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 text:style-name="T69">Elastic </text:span>setup saved me an incredible amount of time. Lastly, my gratitude goes out to Faye Bovelander – master of language – for proofreading this paper.</text:p>
      <text:p text:style-name="P1"/>
      <text:p text:style-name="Text_20_body"/>
      <text:table-of-content text:style-name="Sect1" text:name="_TOC0">
        <text:table-of-content-source text:outline-level="3" text:use-index-source-styles="tru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_TOC0_Head">
            <text:p text:style-name="Contents_20_Heading">Table of Contents</text:p>
          </text:index-title>
          <text:p text:style-name="P51"><text:a xlink:type="simple" xlink:href="#__RefHeading___Toc3657_2386464143" text:style-name="Index_20_Link" text:visited-style-name="Index_20_Link">Summary<text:tab/>2</text:a></text:p>
          <text:p text:style-name="P51"><text:a xlink:type="simple" xlink:href="#__RefHeading___Toc2938_1190126283" text:style-name="Index_20_Link" text:visited-style-name="Index_20_Link">Preface<text:tab/>3</text:a></text:p>
          <text:p text:style-name="P51"><text:a xlink:type="simple" xlink:href="#__RefHeading___Toc3822_2386464143" text:style-name="Index_20_Link" text:visited-style-name="Index_20_Link">1. Introduction<text:tab/>5</text:a></text:p>
          <text:p text:style-name="P51"><text:a xlink:type="simple" xlink:href="#__RefHeading___Toc7934_2188884813" text:style-name="Index_20_Link" text:visited-style-name="Index_20_Link">2. Context, theory &amp; research question<text:tab/>7</text:a></text:p>
          <text:p text:style-name="P53"><text:a xlink:type="simple" xlink:href="#__RefHeading___Toc8111_2188884813" text:style-name="Index_20_Link" text:visited-style-name="Index_20_Link">A. Prior research on the influence of judicial assistants<text:tab/>7</text:a></text:p>
          <text:p text:style-name="P53"><text:a xlink:type="simple" xlink:href="#__RefHeading___Toc8155_2188884813" text:style-name="Index_20_Link" text:visited-style-name="Index_20_Link">B. What factors influence the extent of the influence of a judicial assistant?<text:tab/>9</text:a></text:p>
          <text:p text:style-name="P53"><text:a xlink:type="simple" xlink:href="#__RefHeading___Toc8162_2188884813" text:style-name="Index_20_Link" text:visited-style-name="Index_20_Link">C. Concerns and advantages of the involvement of judicial assistants in the decision-making process<text:tab/>11</text:a></text:p>
          <text:p text:style-name="P53"><text:a xlink:type="simple" xlink:href="#__RefHeading___Toc8160_2188884813" text:style-name="Index_20_Link" text:visited-style-name="Index_20_Link">D. Research questions<text:tab/>16</text:a></text:p>
          <text:p text:style-name="P53"><text:a xlink:type="simple" xlink:href="#__RefHeading___Toc8562_2188884813" text:style-name="Index_20_Link" text:visited-style-name="Index_20_Link">E. Classifications of this paper<text:tab/>16</text:a></text:p>
          <text:p text:style-name="P51"><text:a xlink:type="simple" xlink:href="#__RefHeading___Toc3861_2386464143" text:style-name="Index_20_Link" text:visited-style-name="Index_20_Link">3. Methodology<text:tab/>18</text:a></text:p>
          <text:p text:style-name="P53"><text:a xlink:type="simple" xlink:href="#__RefHeading___Toc4050_3211586710" text:style-name="Index_20_Link" text:visited-style-name="Index_20_Link">A. Research population<text:tab/>18</text:a></text:p>
          <text:p text:style-name="P53"><text:a xlink:type="simple" xlink:href="#__RefHeading___Toc4350_3211586710" text:style-name="Index_20_Link" text:visited-style-name="Index_20_Link">B. Data collection<text:tab/>19</text:a></text:p>
          <text:p text:style-name="P53"><text:a xlink:type="simple" xlink:href="#__RefHeading___Toc7589_383086430" text:style-name="Index_20_Link" text:visited-style-name="Index_20_Link">C. Statistical methods<text:tab/>24</text:a></text:p>
          <text:p text:style-name="P51"><text:a xlink:type="simple" xlink:href="#__RefHeading___Toc3183_1383133807" text:style-name="Index_20_Link" text:visited-style-name="Index_20_Link">4. Analysis &amp; results<text:tab/>26</text:a></text:p>
          <text:p text:style-name="P53"><text:a xlink:type="simple" xlink:href="#__RefHeading___Toc3185_1383133807" text:style-name="Index_20_Link" text:visited-style-name="Index_20_Link">A. Main hypothesis<text:tab/>26</text:a></text:p>
          <text:p text:style-name="P53"><text:a xlink:type="simple" xlink:href="#__RefHeading___Toc3187_1383133807" text:style-name="Index_20_Link" text:visited-style-name="Index_20_Link">B. Other results<text:tab/>26</text:a></text:p>
          <text:p text:style-name="P51"><text:a xlink:type="simple" xlink:href="#__RefHeading___Toc3885_2386464143" text:style-name="Index_20_Link" text:visited-style-name="Index_20_Link">5. Discussion &amp; options for further research<text:tab/>27</text:a></text:p>
          <text:p text:style-name="P53"><text:a xlink:type="simple" xlink:href="#__RefHeading___Toc3474_4126577050" text:style-name="Index_20_Link" text:visited-style-name="Index_20_Link">A. Implications of this research<text:tab/>27</text:a></text:p>
          <text:p text:style-name="P53"><text:a xlink:type="simple" xlink:href="#__RefHeading___Toc3189_1383133807" text:style-name="Index_20_Link" text:visited-style-name="Index_20_Link">B. Further research options<text:tab/>27</text:a></text:p>
          <text:p text:style-name="P53"><text:a xlink:type="simple" xlink:href="#__RefHeading___Toc3191_1383133807" text:style-name="Index_20_Link" text:visited-style-name="Index_20_Link">C. Problems of this research<text:tab/>28</text:a></text:p>
          <text:p text:style-name="P53"><text:a xlink:type="simple" xlink:href="#__RefHeading___Toc8363_2188884813" text:style-name="Index_20_Link" text:visited-style-name="Index_20_Link">D. A note on data accessibility within the Dutch judiciary<text:tab/>29</text:a></text:p>
          <text:p text:style-name="P51"><text:a xlink:type="simple" xlink:href="#__RefHeading___Toc3924_2386464143" text:style-name="Index_20_Link" text:visited-style-name="Index_20_Link">Bibliography<text:tab/>30</text:a></text:p>
        </text:index-body>
      </text:table-of-content>
      <text:p text:style-name="P47"/>
      <text:h text:style-name="P21" text:outline-level="2"><text:bookmark-start text:name="_Toc73654133"/><text:bookmark-start text:name="__RefHeading___Toc3822_2386464143"/>1. Introduction<text:bookmark-end text:name="_Toc73654133"/><text:bookmark-end text:name="__RefHeading___Toc3822_2386464143"/></text:h>
      <text:p text:style-name="P56"/>
      <text:p text:style-name="P32">Over the past 25 years, the role of judicial assistants has changed. While before, they performed mainly secretarial and administrative tasks, now they are also do tasks directly related to cases. These tasks include “preparing memos for hearings, acting as sparring partners in deliberation and drafting judgements” (Holvast 2017, p. 16). According to Holvast, this trend corresponds with an increase of law degrees amongst judicial assistants; it is a trend that is not inspired by changes in law or policy, but “rather, they appear to be practical responses to changes at the workplace, a course which emerged tacitly within the practices in courts”.</text:p>
      <text:p text:style-name="P32"/>
      <text:p text:style-name="P32">Den Tonkelaar (2015), who is a senior judge himself, wrote about the process in which assistants can influence decisions as well: “The judicial assistant takes care of the notes taken during the hearing, and – sometimes – also writes the draft verdict which includes the motivation for the decision.”</text:p>
      <text:p text:style-name="P32"/>
      <text:p text:style-name="Standard"><text:span text:style-name="Default_20_Paragraph_20_Font"><text:span text:style-name="T20">Anecdotal evidence for the influence an assistant might have also exists: job openings at various courts include the writing of draft judgements as an important task of judicial assistants. In ‘a day of the life of a judicial assistant’ interviews, where employees talk about their work on social media, writing the draft judgement is often highlighted as one of their most important and interesting tasks.</text:span></text:span><text:span text:style-name="Footnote_20_Reference"><text:span text:style-name="T20"><text:note text:id="ftn1" text:note-class="footnote"><text:note-citation>1</text:note-citation><text:note-body><text:p text:style-name="Footnote">I.e. see <text:a xlink:type="simple" xlink:href="https://www.raadvanstate.nl/werkenbij/bestuursrechtspraak/klaar-start/" office:target-frame-name="_top" xlink:show="replace" text:style-name="Internet_20_link" text:visited-style-name="Visited_20_Internet_20_Link">https://www.raadvanstate.nl/werkenbij/bestuursrechtspraak/klaar-start/</text:a>, <text:a xlink:type="simple" xlink:href="https://m.facebook.com/Rechtspraak/photos/a.325986370873530/1430467350425421" office:target-frame-name="_top" xlink:show="replace"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office:target-frame-name="_top" xlink:show="replace"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Default_20_Paragraph_20_Font"><text:span text:style-name="T20"> In 2018, a new project was started by the Netherlands Council of the Judiciary where judicial assistants are trained in writing verdicts in commercial sections of courts (Commissie Visitatie Gerechten 2018 p. 36).</text:span></text:span></text:p>
      <text:p text:style-name="P32"/>
      <text:p text:style-name="P32">Multiple indicators exist from which we can hypothesise that the influence of judicial assistants will grow in the coming years. Influence can grow by increasing the number of tasks allocated to judicial assistants.</text:p>
      <text:p text:style-name="P32"/>
      <text:p text:style-name="Standard"><text:span text:style-name="Default_20_Paragraph_20_Font"><text:span text:style-name="T20">For example, Dutch courts faced budgetary issues in the past decade and is currently still financially struggling. According to the Netherlands Council of the Judiciary</text:span></text:span><text:span text:style-name="Default_20_Paragraph_20_Font"><text:span text:style-name="T21"> (Raad voor de rechtspraak</text:span></text:span><text:span text:style-name="Default_20_Paragraph_20_Font"><text:span text:style-name="T20">),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zing a good division of tasks between judge and assistant. More specifically, they concluded more writing of draft judgements could be done by assistants. (Boston Consulting Group 2018, p. 189)</text:span></text:span></text:p>
      <text:p text:style-name="P32"/>
      <text:p text:style-name="Standard"><text:span text:style-name="Default_20_Paragraph_20_Font"><text:span text:style-name="T20">Recently, Stoepker &amp; Schulmer (2020) issued a pre-advice which called for an experiment where the pre-trial investigation (</text:span></text:span><text:span text:style-name="Default_20_Paragraph_20_Font"><text:span text:style-name="T21">vooronderzoekscomparitie</text:span></text:span><text:span text:style-name="Default_20_Paragraph_20_Font"><text:span text:style-name="T20">) would be led by someone else than an administrative judge. This could move part of the case burden from judges to judicial assistants. These types of ‘efficiency incentives’ can – subtly – lead to an increase of tasks and responsibilities for judicial assistants. An increase of tasks and responsibilities can lead to an increase in influence of judicial assistants.</text:span></text:span></text:p>
      <text:p text:style-name="P32"/>
      <text:p text:style-name="Standard"><text:span text:style-name="Default_20_Paragraph_20_Font"><text:span text:style-name="T20">New empirical evidence also exists to support this claim.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d decisions are influenced by memos. They found that assistants often participate in the decision-making process in three </text:span></text:span><text:soft-page-break/><text:span text:style-name="Default_20_Paragraph_20_Font"><text:span text:style-name="T20">ways: by providing the judge with a partner to reflect, by preparing cases for the judge and by drafting judgements.</text:span></text:span></text:p>
      <text:p text:style-name="P32"/>
      <text:p text:style-name="P32">There are many factors that might contribute to the extent of the influence judicial assistants have in the decision-making process. In this paper, I analyse multiple factors: the experience of the judge, the experience of the judicial assistant, the complexity of the case, whether a case is brought in front of a single judge or a panel and the institution. I do so within the context of administrative law, for all district courts and higher administrative courts, for cases issued in 2020.</text:p>
      <text:p text:style-name="P32"/>
      <text:p text:style-name="P35">This paper is structured as follows:</text:p>
      <text:list xml:id="list3304152868" text:style-name="WWNum19">
        <text:list-item>
          <text:p text:style-name="P36">The next chapter contains the context of my research, a theoretical framework, prior literature, and the research questions. This section also contains a general reflection on the advantages and dangers of involving judicial assistants in the decision-making process.</text:p>
        </text:list-item>
        <text:list-item>
          <text:p text:style-name="P36">Chapter three contains the methodology of the research.</text:p>
        </text:list-item>
        <text:list-item>
          <text:p text:style-name="P36">Chapter four contains the result of the statistical analysis, and a general interpretation of the research results.</text:p>
        </text:list-item>
        <text:list-item>
          <text:p text:style-name="P36">Chapter five contains the findings of this paper in the broader context of previous research. I discuss the implications of the research, discuss options for further research, and reflect on the accessibility of data within the Dutch judiciary.</text:p>
        </text:list-item>
      </text:list>
      <text:h text:style-name="P21" text:outline-level="2"><text:bookmark-start text:name="_Toc73654134"/><text:bookmark-start text:name="__RefHeading___Toc7934_2188884813"/>2. Context, theory &amp; research question<text:bookmark-end text:name="_Toc73654134"/><text:bookmark-end text:name="__RefHeading___Toc7934_2188884813"/></text:h>
      <text:p text:style-name="P56">In the United States, scholars have pondered the question what influence judicial assistants – or any type of positions within the court – influence judicial assistants. In other jurisdictions, including the Netherlands, this question has gained traction in the past years. In this chapter, I will discuss literature from the United States, as well more recent literature from the Dutch context.</text:p>
      <text:p text:style-name="P56"/>
      <text:p text:style-name="P56">More specifically, in section A I will existing literature on the influence of judicial assistants on the decision-making process. In section B I explore which factors explain the extent to which a judicial assistant can influence the decision-making process. Section C contains a theoretical analysis of advantages and concerns of involving judicial assistants in the decision-making process; I do so within the context of recent developments in the Dutch judiciary. Section D contains, based on the previously discussed literature, my research questions. I conclude this chapter, section E, with how this paper should be classified, giving readers a broader context in which they can place this paper.</text:p>
      <text:h text:style-name="P22" text:outline-level="3"><text:bookmark-start text:name="_Toc73654135"/><text:bookmark-start text:name="__RefHeading___Toc8111_2188884813"/>A. Prior research on the influence of judicial assistants<text:bookmark-end text:name="_Toc73654135"/><text:bookmark-end text:name="__RefHeading___Toc8111_2188884813"/></text:h>
      <text:p text:style-name="P56">From the first moment a case is submitted to a court, judicial assistants are involved in the legal procedure. For example, in Dutch courts, some judicial assistants advise whether a case is brought to a hearing, or whether it can immediately be decided upon within a hearing. There are more ways in which an assistant can influence the outcome of a case. These ways are the topic of review in this section.</text:p>
      <text:p text:style-name="P56"/>
      <text:p text:style-name="P56">In a recent opinion of the Consultative Council of European Judges (CCJE) (2019), four types of work a judicial assistant performs, related to the decision-making process, are identified. These are taken directly from their opinion:</text:p>
      <text:p text:style-name="P56"/>
      <text:list xml:id="list2701376346" text:style-name="WWNum20">
        <text:list-item text:start-value="1">
          <text:p text:style-name="P54"><text:span text:style-name="Default_20_Paragraph_20_Font"><text:span text:style-name="T50">Organising papers and researching facts</text:span></text:span><text:span text:style-name="T49">, for example by prioritising relevant documents submitted for the judge, or by performing pre-trial investigations,</text:span></text:p>
        </text:list-item>
        <text:list-item>
          <text:p text:style-name="P54"><text:span text:style-name="Default_20_Paragraph_20_Font"><text:span text:style-name="T50">Drafting decisions or writing memos with a proposal for a decision</text:span></text:span><text:span text:style-name="T49">, for example by providing an overview of relevant case law before trial, advising which facts or arguments should be reviewed by the judge, or even recommending the outcome of a case,</text:span></text:p>
        </text:list-item>
        <text:list-item>
          <text:p text:style-name="P54"><text:span text:style-name="Default_20_Paragraph_20_Font"><text:span text:style-name="T50">Independent work on cases</text:span></text:span><text:span text:style-name="T49">, for example in the context of routine cases or repetitive procedural steps such as appointing an expert or deciding on the costs of proceedings.</text:span></text:p>
        </text:list-item>
        <text:list-item>
          <text:p text:style-name="P54"><text:span text:style-name="Default_20_Paragraph_20_Font"><text:span text:style-name="T50">Work in the selection of cases for appeal or constitutional review</text:span></text:span><text:span text:style-name="T49">, for example in the context of supreme or constitutional courts where they help identify cases that do and do not require specific attention from judges.</text:span></text:p>
        </text:list-item>
      </text:list>
      <text:p text:style-name="P56"/>
      <text:p text:style-name="P56">Ward and Weiden (2006) conducted research at the Supreme Court in the United States. They concluded that, as the role of the legal clerk changed over time, their tasks and responsibilities increased. <text:s/>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p>
      <text:p text:style-name="P56"/>
      <text:p text:style-name="Text_20_body"><text:span text:style-name="T49">Peppers concludes that, although there is a strong bond of trust and mutual respect between justices and clerks, there is no real evidence that justices let their final decision be dictated by judicial assistants. He, however, was more hesitant in concluding on the extent of (other types of) influence of clerks. For example, </text:span><text:soft-page-break/><text:span text:style-name="T49">Peppers (2006) interviewed multiple law clerks and a justice at the Supreme Court in the United States for his book </text:span><text:span text:style-name="Default_20_Paragraph_20_Font"><text:span text:style-name="T51">Courtiers of the Marble Palace</text:span></text:span><text:span text:style-name="T49">. In his words: “law clerks do not wield an inordinate amount of influence”. However, there are signs of influence in the interviews he conducted. For example, he quoted a clerk who said they do have influence over their justice, for example by “exposing the justice to salient facts in the record rather than an influence that changed the justice's mind once all the facts were before him”. Gee (2008) and Collins (2008) both also recognized this in their book reviews.</text:span></text:p>
      <text:p text:style-name="P56"/>
      <text:p text:style-name="P7"><text:span text:style-name="T49">Justices also rely on their clerks for authoring judgements, both Peppers and Ward and Weiden conclude. A greater reliance – over time – on clerks to author judgements was also researched by Rosenthal and Yoon (2011) is interesting. They employed statistical analysis of function words used in judgements to see who authored the judgement. They concluded that it was possible to see which justice authored a judgement based on the function words they used and saw that – over time – the variable writing style of justices increased. That may “indicate greater reliance on their law clerks when writing opinions”.</text:span><text:span text:style-name="Footnote_20_Reference"><text:span text:style-name="T49"><text:note text:id="ftn2" text:note-class="footnote"><text:note-citation>2</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text:span><text:span text:style-name="T49"> However, although writing (and style) may be done by assistants, this does not automatically mean that the outcome of the case is also decided or influenced by the assistant.</text:span></text:p>
      <text:p text:style-name="P57"/>
      <text:p text:style-name="P7"><text:span text:style-name="T49">When comparing the US context to the Dutch context, we see a few notable similarities. For the Dutch context, Mak (2014) concluded that judges at the Dutch Supreme Court (</text:span><text:span text:style-name="Default_20_Paragraph_20_Font"><text:span text:style-name="T51">Hoge Raad</text:span></text:span><text:span text:style-name="T49">) and the High Administrative Court (</text:span><text:span text:style-name="Default_20_Paragraph_20_Font"><text:span text:style-name="T51">Raad van State</text:span></text:span><text:span text:style-name="T49">) rely largely on the work of assistants when preparing and researching cases. This is similar to the role of clerks at the Supreme Court.</text:span></text:p>
      <text:p text:style-name="P57"/>
      <text:p text:style-name="P7"><text:span text:style-name="T49">Also similar is the role assistants have at the </text:span><text:span text:style-name="Default_20_Paragraph_20_Font"><text:span text:style-name="T51">certiorari stage</text:span></text:span><text:span text:style-name="T49"> (the stage whether a case is decided as being admissible or not). Both Ward and Weiden, and Peppers do conclude that – if any influence exists – the influence is most prominent there. Judicial assistants in the Netherlands also have this responsibility. Holvast (2017) analysed the role assistants have in deciding if, when and how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text:span></text:p>
      <text:p text:style-name="P57"/>
      <text:p text:style-name="P56">An important difference between US literature on the Supreme Court and the Dutch context is the direct connection judges have with their assistants. While at the Supreme Court, judges can appoint their assistants who work exclusively for them, in the Netherlands judges share a pool of assistants. Mascini and Holvast (2020) make an important conclusion regarding this: studies based on an intimate, direct bond between judge and assistant cannot just be generalised to situations in which this bond does not exist. Additionally, the appointment of judicial assistants is highly politicised, and studies “using principal-agent theory to explain assistants’ influence, in this specific setting, focus particularly on justices’ selection of assistants as a tool to control adverse selection and on the congruence of the political attitudes between assistants and justices.” (p. 2).</text:p>
      <text:p text:style-name="P56"/>
      <text:p text:style-name="P56">In the Dutch context, Holvast (2017) conducted research that was ethnographic of nature. By observing day-to-day proceedings in court, she was able to closely analyse the relationship between judge and assistant, and <text:soft-page-break/>look for signs on influence. She concluded that “judicial assistants can steer judges in a certain direction” (p. 201), for example by memos they produce, by composing draft judgements, and being a soundboard for judges in complex cases. The potential of influence does not mean that judicial assistants knowingly influence judges; it merely means that judges are susceptible to influences of their assistants.</text:p>
      <text:p text:style-name="P56"/>
      <text:p text:style-name="Text_20_body"><text:span text:style-name="T49">The ethnographic research of Holvast was new in the context of the Netherlands. More recently, Holvast and Mascini (2020) conducted quantitative analysis on the extent of the influence of judicial assistants. In a survey-experiment amongst 63 judges, they measured the involvement of a judicial assistant in various ways. The most interesting method employed was an experiment.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51">p</text:span></text:span><text:span text:style-name="T49">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p text:style-name="P56"/>
      <text:p text:style-name="P56">In conclusion, existing literature suggests that judicial assistants have the potential or do influence the decision-making process. Most of this research is either qualitative of nature, based on surveys where judges and assistants self-reported on the amount of influence assistants have, or use experiments. Little research is done on the influence of judicial assistants by analysing which judges collaborated with which judicial assistants, and the outcome of the cases they collaborated on. The research that does include actual cases and their texts, for example research by Rosenthal and Yoon, only looks at whether assistants likely authored judgements, not whether there is a relation between their participation in a judgement and the outcome of the judgement. That is the gap this paper tries to fill.</text:p>
      <text:h text:style-name="P22" text:outline-level="3"><text:bookmark-start text:name="_Toc73654136"/><text:bookmark-start text:name="__RefHeading___Toc8155_2188884813"/>B. What factors influence the extent of the influence of a judicial assistant?<text:bookmark-end text:name="_Toc73654136"/><text:bookmark-end text:name="__RefHeading___Toc8155_2188884813"/></text:h>
      <text:p text:style-name="P56">In the previous section, I reviewed literature from the United States and the Netherlands on the role a judicial assistant has in the decision-making process. An important conclusion derived from that literature is that judicial assistants have the potential to influence the outcome of a case. In an experiment conducted by Holvast and Mascini (2020), they found that judges are influence by opinionated bench memos. In this section, I will review literature that analyses the various factors that can explain the extent of the influence a judicial assistant might have in the decision-making process.</text:p>
      <text:p text:style-name="P56"/>
      <text:h text:style-name="P26" text:outline-level="4"><text:bookmark-start text:name="_Toc73654137"/><text:bookmark-start text:name="__RefHeading___Toc7691_383086430"/>I. Existing literature on the factors that determine the extent of the influence of judicial assistants<text:bookmark-end text:name="_Toc73654137"/><text:bookmark-end text:name="__RefHeading___Toc7691_383086430"/></text:h>
      <text:p text:style-name="P35">In her research, Holvast (2017) identified seven factors that could determine the extent to which a judicial assistant has influence on the decision-making process. Those factors are (p. 163):</text:p>
      <text:list xml:id="list2891408605" text:style-name="WWNum16">
        <text:list-item text:start-value="1">
          <text:p text:style-name="P49">Trust between judge and assistant</text:p>
        </text:list-item>
        <text:list-item>
          <text:p text:style-name="P49">Role perceptions of judges and assistants</text:p>
        </text:list-item>
        <text:list-item>
          <text:p text:style-name="P49"><text:soft-page-break/>Experience and expertise of both judge and assistant</text:p>
        </text:list-item>
        <text:list-item>
          <text:p text:style-name="P49">Career perspectives and ambitions</text:p>
        </text:list-item>
        <text:list-item>
          <text:p text:style-name="P49">Type and complexity of cases</text:p>
        </text:list-item>
        <text:list-item>
          <text:p text:style-name="P49">Single-judge or panel decision-making</text:p>
        </text:list-item>
        <text:list-item>
          <text:p text:style-name="P48">Time pressure and workloads</text:p>
        </text:list-item>
      </text:list>
      <text:p text:style-name="P35"/>
      <text:p text:style-name="Text_20_body"><text:span text:style-name="Default_20_Paragraph_20_Font"><text:span text:style-name="T20">Another </text:span></text:span><text:span text:style-name="T49">factor that determines the extent of influence of a judicial assistant is </text:span><text:span text:style-name="Default_20_Paragraph_20_Font"><text:span text:style-name="T51">time</text:span></text:span><text:span text:style-name="T49">. Not the time which can be spent on a case, but the time when the case happened. From the literature in the previous section, we learned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judgement writing over time. A judicial assistant employed hundred years ago, will – most likely – have had less influence over a judgement than a judicial assistant employed at this time. Concluding, another factor that determines the extent of the judicial assistant is </text:span><text:span text:style-name="Default_20_Paragraph_20_Font"><text:span text:style-name="T51">time</text:span></text:span><text:span text:style-name="T49">.</text:span></text:p>
      <text:p text:style-name="P56"/>
      <text:p text:style-name="P56">The most relevant quantitative research in the Dutch context on these factors was done by Mascini and Holvast (2020). They surveyed 80 judges to determine the impact of some of these factors. They divided these factors up in two categories: factors related to principal-agent theory and factors that explain the context of a case. More specifically, they researched all seven factors mentioned by Holvast excluding the career perspective and ambitions of the assistant (factor IV).</text:p>
      <text:p text:style-name="P35"/>
      <text:p text:style-name="P35">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35"/>
      <text:p text:style-name="P35">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st judges within a panel could enhance or decrease the involvement of the assistant in pre- or post-trial discussion. For these factors, I do not control.</text:p>
      <text:p text:style-name="P35"/>
      <text:p text:style-name="Standard"><text:span text:style-name="T49">Other research on measuring influence in the judicial decision-making process exists as well. For example, </text:span><text:span text:style-name="Default_20_Paragraph_20_Font"><text:span text:style-name="T20">Šadl and Sankari (2016) measured the influence of Advocate Generals (AG) at the European Court of Justice. They measure </text:span></text:span><text:span text:style-name="Default_20_Paragraph_20_Font"><text:span text:style-name="T21">implicit influence</text:span></text:span><text:span text:style-name="Default_20_Paragraph_20_Font"><text:span text:style-name="T20">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span></text:span></text:p>
      <text:p text:style-name="P32"/>
      <text:p text:style-name="Text_20_body"><text:span text:style-name="Default_20_Paragraph_20_Font"><text:span text:style-name="T20">Medvedeva, Vols and Wieling (2020) used machine learning to predict decisions of the European Court of Human Rights. They looked at multiple factors, such as the frequency of certain words combinations (</text:span></text:span><text:span text:style-name="Default_20_Paragraph_20_Font"><text:span text:style-name="T21">n-grams</text:span></text:span><text:span text:style-name="Default_20_Paragraph_20_Font"><text:span text:style-name="T20">), the time at which the ruling was made, and the judges that handled the case. They found a significant effect for each of these three factors, depending on the subject matter of the case. In the end, they were able to predict the outcome of a case with 75% accuracy.</text:span></text:span></text:p>
      <text:h text:style-name="P26" text:outline-level="4"><text:bookmark-start text:name="_Toc73654138"/><text:bookmark-start text:name="__RefHeading___Toc7727_383086430"/><text:soft-page-break/>II. Factors used in this research<text:bookmark-end text:name="_Toc73654138"/><text:bookmark-end text:name="__RefHeading___Toc7727_383086430"/></text:h>
      <text:p text:style-name="P35"/>
      <text:p text:style-name="P35">In the previous section, I discussed multiple factors that could explain the outcome of the case and the extent to which a judicial assistant can influence the decision-making process leading up to the verdict.</text:p>
      <text:p text:style-name="P35"/>
      <text:p text:style-name="P35">The research I will conduct is most similar to the research of Mascini and Holvast (2020). It is similar in that I will research the influence of the factors found by Holvast (2017), but it is different in three ways:</text:p>
      <text:p text:style-name="P35"/>
      <text:list xml:id="list3178403909" text:style-name="WWNum21">
        <text:list-item text:start-value="1">
          <text:p text:style-name="P37">Mascini and Holvast asked judges about the last case they worked on with an assistant. I collect data directly from cases. This means that – while I cannot include some of the factors Mascini and Holvast could include – my dataset does not contain biases related to self-reporting.</text:p>
        </text:list-item>
      </text:list>
      <text:p text:style-name="P35"/>
      <text:list xml:id="list231842668867828" text:continue-numbering="true" text:style-name="WWNum21">
        <text:list-item>
          <text:p text:style-name="P37">I research a smaller number of factors. Mascini &amp; Holvast were able to collect data directly from judges, meaning they were able to ask them for their perception on the rule of law, their orientation regarding their managerial role et cetera. Because I do gather information directly from cases, I cannot ask each judge about these factors. Therefore, I include these factors in my research. This is a weakness compared to the shared of Mascini and Holvast.</text:p>
        </text:list-item>
      </text:list>
      <text:p text:style-name="P35"/>
      <text:list xml:id="list231843825207315" text:continue-numbering="true" text:style-name="WWNum21">
        <text:list-item>
          <text:p text:style-name="P37">The survey of Mascini and Holvast had 76 respondents. My dataset is based on actual cases and is therefore larger. Having a larger dataset is a strength of my research, since larger sample sizes generally provide more accurate values and are better suited to find outliers. Generally speaking, the margin of error of larger datasets is also smaller.</text:p>
        </text:list-item>
      </text:list>
      <text:p text:style-name="P35"/>
      <text:p text:style-name="P35">In this research, I will focus on four factors that could influence the extent to which a judicial assistant can influence the decision-making process. These factors are taken from Holvast (2017):</text:p>
      <text:list xml:id="list771360531" text:style-name="L1">
        <text:list-item>
          <text:p text:style-name="P38">The experience of judge and judicial assistant (factor III)</text:p>
        </text:list-item>
        <text:list-item>
          <text:p text:style-name="P38">The complexity of the case (factor V)</text:p>
        </text:list-item>
        <text:list-item>
          <text:p text:style-name="P38">Single-judge or panel case (factor VI)</text:p>
        </text:list-item>
        <text:list-item>
          <text:p text:style-name="P38">The institution that handled the case</text:p>
        </text:list-item>
      </text:list>
      <text:p text:style-name="P35"/>
      <text:p text:style-name="P35">In the context of the research of Mascini and Holvast, the experience of the judge and judicial assistant is the only factor that fits in the principal-agent theory. The other factors are contextual factors related to the case.</text:p>
      <text:p text:style-name="P35"/>
      <text:p text:style-name="P35">I analyse the impact of these factors on the outcome of the case. A more extensive explanation on the setup of my research can be found in the methodology section.</text:p>
      <text:h text:style-name="P22" text:outline-level="3"><text:bookmark-start text:name="_Toc73654139"/><text:bookmark-start text:name="__RefHeading___Toc8162_2188884813"/>C. Concerns and advantages of the involvement of judicial assistants in the decision-making process<text:bookmark-end text:name="_Toc73654139"/><text:bookmark-end text:name="__RefHeading___Toc8162_2188884813"/></text:h>
      <text:p text:style-name="P56">In the previous sections I discussed various ways in which judicial assistants can influence the decision-making process. In existing literature, I also found various factors – based on theoretical research and empirical research – that prove the extent to which an assistant can influence the outcome of a decision. In this section, I take a more theoretical approach towards the role of the assistant in the decision-making process. More specifically, I analyse concerns and advantages regarding the involvement of judicial assistants in the decision-making process.</text:p>
      <text:h text:style-name="P26" text:outline-level="4"><text:bookmark-start text:name="_Toc73654140"/><text:bookmark-start text:name="__RefHeading___Toc7725_383086430"/><text:soft-page-break/>I. Concerns around the involvement of judicial assistants in the decision-making process<text:bookmark-end text:name="_Toc73654140"/><text:bookmark-end text:name="__RefHeading___Toc7725_383086430"/></text:h>
      <text:p text:style-name="P32">The involvement of judicial assistants in the decision-making process also raises concerns. Holvast (2017, p. 16 / 24) extensively discusses six of those concerns:</text:p>
      <text:p text:style-name="P32"/>
      <text:list xml:id="list3356175248" text:style-name="L2">
        <text:list-item>
          <text:p text:style-name="P33">Firstly, the position of judge is special, and surrounded by important safeguards. The position of judicial assistants does not enjoy similar safeguards. That is a threat to the rule of law.</text:p>
        </text:list-item>
        <text:list-item>
          <text:p text:style-name="P33">Judges adjudicate, assistants do not. The sense of responsibility a judge might feel if they do not prepare and write judgements decreases. That might affect the quality of their decision.</text:p>
        </text:list-item>
        <text:list-item>
          <text:p text:style-name="P33">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33">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33">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33">Judges become managers, because they need to manage assistants adjudicating for them, instead of adjudicating themselves.</text:p>
        </text:list-item>
      </text:list>
      <text:p text:style-name="P32"/>
      <text:p text:style-name="Standard"><text:span text:style-name="Default_20_Paragraph_20_Font"><text:span text:style-name="T20">Most of the concerns have been extensively discussed in existing literature and do not need any further analysis. In the Dutch context, there have been developments that do require attention. They are related to two of concerns: the safeguards around the position of the judge (concern 1) and the legalistic type of adjudication (concern 5).</text:span></text:span></text:p>
      <text:p text:style-name="P32"/>
      <text:list xml:id="list1088256029" text:style-name="WWNum3">
        <text:list-item>
          <text:list>
            <text:list-item>
              <text:list>
                <text:list-item>
                  <text:list>
                    <text:list-item>
                      <text:list>
                        <text:list-item>
                          <text:p text:style-name="P28">Safeguards around the position of judges and judicial assistants</text:p>
                        </text:list-item>
                      </text:list>
                    </text:list-item>
                  </text:list>
                </text:list-item>
              </text:list>
            </text:list-item>
          </text:list>
        </text:list-item>
      </text:list>
      <text:p text:style-name="P32">The first concern – the safeguards around the position of judges and judicial assistants – is especially important since the tasks and role of a judicial assistant are not exhaustively codified in law. While some laws contain specific responsibilities of an assistant in legal procedures (for example, signing a verdict together with a judge), a complete list of responsibilities is lacking. Baas (2019, chapter 7.7.3) noticed judicial assistants that actively participated in debates with judges regarding the outcome of verdicts, and judicial assistants only doing menial secretarial tasks.</text:p>
      <text:p text:style-name="P32"/>
      <text:p text:style-name="P32">On the one hand, this provides the judiciary leeway to adapt the role of assistants to their current needs. It creates a – relatively – more agile organisation. On the other hand, an informal practice like this makes it difficult for outsiders to understand the extent of the influence a judicial assistant might have.</text:p>
      <text:p text:style-name="P35"/>
      <text:p text:style-name="P32">Additionally, if role of the assistant would be subjected to more formalization, it would also create a more transparent practice as to their influence. It is now an informal practice that assistants author verdicts. Formalization of that task opens the discussion to enhancing the safeguards around that role. A central, public register of assistants and public disclosure of side jobs, safeguards around the position of judges, could then be a topic of discussion for assistants. Without this formalization and transparency, it is harder to scrutinize the judiciary.</text:p>
      <text:p text:style-name="P32"/>
      <text:p text:style-name="Standard"><text:soft-page-break/><text:span text:style-name="Default_20_Paragraph_20_Font"><text:span text:style-name="T20">This is also related to the recent pre-advice by Stoepker &amp; Schulmer (2020) which called for an experiment where the pre-trial investigation (</text:span></text:span><text:span text:style-name="Default_20_Paragraph_20_Font"><text:span text:style-name="T21">vooronderzoekscomparitie</text:span></text:span><text:span text:style-name="Default_20_Paragraph_20_Font"><text:span text:style-name="T20">) would be led by someone else than an administrative judge. Holvast (2021) reviewed that advice and expressed concerns on the (lack of) safeguards currently surrounding the position of judicial assistants in case they would receive a formal leading role in pre-trial investigations.</text:span></text:span></text:p>
      <text:p text:style-name="P32"/>
      <text:list xml:id="list231843211001489" text:continue-numbering="true" text:style-name="WWNum3">
        <text:list-item>
          <text:list>
            <text:list-item>
              <text:list>
                <text:list-item>
                  <text:list>
                    <text:list-item>
                      <text:list>
                        <text:list-item>
                          <text:p text:style-name="P28">The legalistic type of adjudication of judicial assistants</text:p>
                        </text:list-item>
                      </text:list>
                    </text:list-item>
                  </text:list>
                </text:list-item>
              </text:list>
            </text:list-item>
          </text:list>
        </text:list-item>
      </text:list>
      <text:p text:style-name="Standard"><text:span text:style-name="T49">Related to the fifth concern – the more legalistic type of adjudication judicial assistants have – is an increasing trend to focus on </text:span><text:span text:style-name="Default_20_Paragraph_20_Font"><text:span text:style-name="T51">recours subjectif</text:span></text:span><text:span text:style-name="T49"> in Dutch administrative law. </text:span><text:span text:style-name="Default_20_Paragraph_20_Font"><text:span text:style-name="T51">Recours subjectif</text:span></text:span><text:span text:style-name="T49">, the opposite of </text:span><text:span text:style-name="Default_20_Paragraph_20_Font"><text:span text:style-name="T51">recours objectif</text:span></text:span><text:span text:style-name="T49">, is a doctrine that includes a strong focus on the personal position of participants of a procedure. When judging in a </text:span><text:span text:style-name="Default_20_Paragraph_20_Font"><text:span text:style-name="T51">recours subjectif</text:span></text:span><text:span text:style-name="T49"> style, the judge tries to find a remedy that is suitable to all participants. This contrasts with </text:span><text:span text:style-name="Default_20_Paragraph_20_Font"><text:span text:style-name="T51">recours objectif</text:span></text:span><text:span text:style-name="T49"> where the judge safeguards “the abstract legal order against unlawful infringements” (Van den Berge, 2017). In other words, </text:span><text:span text:style-name="Default_20_Paragraph_20_Font"><text:span text:style-name="T51">recours objectif</text:span></text:span><text:span text:style-name="T49"> prioritizes legality, while </text:span><text:span text:style-name="Default_20_Paragraph_20_Font"><text:span text:style-name="T51">recours subjectif</text:span></text:span><text:span text:style-name="T49"> prioritizes legal protection (Barkhuysen, Den Ouden &amp; Schuurmans, 2012).</text:span></text:p>
      <text:p text:style-name="P32"/>
      <text:p text:style-name="Standard"><text:span text:style-name="Default_20_Paragraph_20_Font"><text:span text:style-name="T20">Judicial assistants – generally speaking – have less experience than judges (Hol, 2001). This is also seen in the dataset collected for this paper.</text:span></text:span><text:span text:style-name="Footnote_20_Reference"><text:span text:style-name="T20"><text:note text:id="ftn3" text:note-class="footnote"><text:note-citation>3</text:note-citation><text:note-body><text:p text:style-name="Footnote_20_Text"><text:s/>On average, judges presiding a trial have 6462 days of experience compared to 3328 days of experience for a judicial assistant. See section 3.B.IV for more information. </text:p></text:note-body></text:note></text:span></text:span><text:span text:style-name="Default_20_Paragraph_20_Font"><text:span text:style-name="T20"> Following a </text:span></text:span><text:span text:style-name="Default_20_Paragraph_20_Font"><text:span text:style-name="T21">recours objectif</text:span></text:span><text:span text:style-name="Default_20_Paragraph_20_Font"><text:span text:style-name="T20">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21">recours subjectif </text:span></text:span><text:span text:style-name="Default_20_Paragraph_20_Font"><text:span text:style-name="T20">approach is more difficult for an inexperienced assistant. It is a process not taught in law school. It is a decision based on experience.</text:span></text:span></text:p>
      <text:p text:style-name="P32"/>
      <text:p text:style-name="Standard"><text:span text:style-name="Default_20_Paragraph_20_Font"><text:span text:style-name="T20">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21">recours objectif</text:span></text:span><text:span text:style-name="Default_20_Paragraph_20_Font"><text:span text:style-name="T20"> to </text:span></text:span><text:span text:style-name="Default_20_Paragraph_20_Font"><text:span text:style-name="T21">recours subjectif</text:span></text:span><text:span text:style-name="Default_20_Paragraph_20_Font"><text:span text:style-name="T20">.</text:span></text:span></text:p>
      <text:h text:style-name="P24" text:outline-level="4"><text:bookmark-start text:name="_Toc73654141"/><text:bookmark-start text:name="__RefHeading___Toc7723_383086430"/>II. Advantages of involving judicial assistants in the decision-making process<text:bookmark-end text:name="_Toc73654141"/><text:bookmark-end text:name="__RefHeading___Toc7723_383086430"/></text:h>
      <text:p text:style-name="Standard"><text:span text:style-name="Default_20_Paragraph_20_Font"><text:span text:style-name="T20">The involvement of judicial assistants in the decision-making process has significant advantages. Holvast describes these advantages in her doctoral thesis:</text:span></text:span></text:p>
      <text:p text:style-name="P32"/>
      <text:list xml:id="list2025847957" text:style-name="L3">
        <text:list-item>
          <text:p text:style-name="P39">Employing assistants can increase efficiency. Judicial assistants help with trivial and repetitive tasks that allow judges to better focus their time and expertise on matters only they can do.</text:p>
        </text:list-item>
        <text:list-item>
          <text:p text:style-name="P39">Involving assistants in a case can decrease biases. Assistants give judges a second perspective on the case at hand through their bench memos and draft judgements. This can help combat biases amongst judges and helps judges to look at cases from a different perspective.</text:p>
        </text:list-item>
        <text:list-item>
          <text:p text:style-name="P39">Assistants can function as sparring partners for judges. This helps judges in their professional reflection when dealing with a difficult case, without having to involve another judge or outsider.</text:p>
        </text:list-item>
        <text:list-item>
          <text:p text:style-name="P39">Assistants are legal experts like judges. They – like judges – also read up on the latest case law and academic articles. Often, they are also employed within a specific section of the court, specializing <text:soft-page-break/>in that type of law, while judges are typically generalists. They also do a first check whether procedural requirements are met. All of this can increase the quality of judgements.</text:p>
        </text:list-item>
        <text:list-item>
          <text:p text:style-name="P39">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39">Judicial assistants rotate between judges. This means that they see multiple judges apply the same law. Because of this, assistants can enhance the principle of equality before the law.</text:p>
        </text:list-item>
        <text:list-item>
          <text:p text:style-name="P39">Holvast also observed that “assistants, at times, support maintaining the image of impartiality of the judge by functioning as a buffer between judges and litigants when contact between these parties is needed” (p. 211).</text:p>
        </text:list-item>
      </text:list>
      <text:p text:style-name="P32"/>
      <text:p text:style-name="Standard"><text:span text:style-name="Default_20_Paragraph_20_Font"><text:span text:style-name="T20">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p text:style-name="P35"/>
      <text:list xml:id="list745430672" text:style-name="WWNum4">
        <text:list-item>
          <text:list>
            <text:list-item>
              <text:list>
                <text:list-item>
                  <text:list>
                    <text:list-item>
                      <text:list>
                        <text:list-item>
                          <text:p text:style-name="P29">Efficiency: assistants are everywhere, right?</text:p>
                        </text:list-item>
                      </text:list>
                    </text:list-item>
                  </text:list>
                </text:list-item>
              </text:list>
            </text:list-item>
          </text:list>
        </text:list-item>
      </text:list>
      <text:p text:style-name="P56">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text:p>
      <text:p text:style-name="P56"/>
      <text:p text:style-name="P56">Why should that be any different for the judiciary?</text:p>
      <text:p text:style-name="P56"/>
      <text:p text:style-name="Text_20_body"><text:span text:style-name="T49">Collectivists and libertarians think alike on that matter: overspending public money where it is not required is a waste. Efficient allocation of resources is a political-neutral philosophy. However, in the context of </text:span><text:span text:style-name="Default_20_Paragraph_20_Font"><text:span text:style-name="T51">new public management</text:span></text:span><text:span text:style-name="T49"> and </text:span><text:span text:style-name="Default_20_Paragraph_20_Font"><text:span text:style-name="T51">corporations, </text:span></text:span><text:span text:style-name="T49">efficiency is often seen as negative. But where </text:span><text:span text:style-name="Default_20_Paragraph_20_Font"><text:span text:style-name="T20">tasks can be done more efficiently by others than judges, there is a potential for a more optimal allocation of resources. Realizing that potential should be explored.</text:span></text:span></text:p>
      <text:p text:style-name="P60"/>
      <text:p text:style-name="P60">Although it is a waste to allocate tasks to judges that could also be done by judicial assistants, a few precautions need to be taken. The special task of the judiciary – adjudicating conflicts – calls for special safeguards. Whil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60"/>
      <text:p text:style-name="Text_20_body"><text:span text:style-name="T49">Abram et al (2011) painted a picture of what the ideal cooperation between judge and judicial assistant would look like. The term </text:span><text:span text:style-name="Default_20_Paragraph_20_Font"><text:span text:style-name="T51">assistant </text:span></text:span><text:span text:style-name="T49">was quickly replaced by </text:span><text:span text:style-name="Default_20_Paragraph_20_Font"><text:span text:style-name="T51">legal advisor</text:span></text:span><text:span text:style-name="T49">.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he advisor helps a judge to navigate a world that becomes more and more complex. In return, the judge receives more time to work on what they should do: adjudicate.</text:span></text:p>
      <text:p text:style-name="P56"/>
      <text:p text:style-name="Text_20_body"><text:soft-page-break/><text:span text:style-name="Default_20_Paragraph_20_Font"><text:span text:style-name="T20">Important to note here is that instructions to assistants when executing their tasks can vary. There is not a manual as to how to give instructions, and there are neither manuals as to how to interpret instructions. Instructions to judicial assistants by judges, for example when writing draft verdicts, is the most important instrument for a judge to ensure a desired outcome. Holvast (2017, p. 143) observed that there are judges that – almost – dictate assistants what the text of the verdict should be like. She describes that one of the standard sentences pronounced by judges is: “</text:span></text:span><text:span text:style-name="Default_20_Paragraph_20_Font"><text:span text:style-name="T21">You’ll figure it out, right?</text:span></text:span><text:span text:style-name="Default_20_Paragraph_20_Font"><text:span text:style-name="T20">”.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span></text:span></text:p>
      <text:p text:style-name="P60"/>
      <text:list xml:id="list2654043882" text:style-name="WWNum2">
        <text:list-item>
          <text:list>
            <text:list-item>
              <text:list>
                <text:list-item>
                  <text:list>
                    <text:list-item>
                      <text:list>
                        <text:list-item>
                          <text:p text:style-name="P30">Professional reflection</text:p>
                        </text:list-item>
                      </text:list>
                    </text:list-item>
                  </text:list>
                </text:list-item>
              </text:list>
            </text:list-item>
          </text:list>
        </text:list-item>
      </text:list>
      <text:p text:style-name="P56">In reaction to two (or more) parties arguing what ought to be right, a judge is expected to deliver justice in that conflict. While in multi-judge panels this responsibility is shared amongst judges, in a single-judge case it is carried by one judge alone. One of the judges interviewed by Holvast (2017, p. 141) said the following about this:</text:p>
      <text:p text:style-name="P56"/>
      <text:p text:style-name="P65">“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66"/>
      <text:p text:style-name="P11"><text:span text:style-name="T49">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49"><text:note text:id="ftn4" text:note-class="footnote"><text:note-citation>4</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49"> opinion on the case at hand.</text:span></text:p>
      <text:p text:style-name="P67"/>
      <text:list xml:id="list231842258898278" text:continue-numbering="true" text:style-name="WWNum2">
        <text:list-item>
          <text:list>
            <text:list-item>
              <text:list>
                <text:list-item>
                  <text:list>
                    <text:list-item>
                      <text:list>
                        <text:list-item>
                          <text:p text:style-name="P30">Apprentice model</text:p>
                        </text:list-item>
                      </text:list>
                    </text:list-item>
                  </text:list>
                </text:list-item>
              </text:list>
            </text:list-item>
          </text:list>
        </text:list-item>
      </text:list>
      <text:p text:style-name="Text_20_body"><text:span text:style-name="Default_20_Paragraph_20_Font"><text:span text:style-name="T20">In contrast to popular belief, judges do not just spring out of holes in the ground!</text:span></text:span><text:span text:style-name="Footnote_20_Reference"><text:span text:style-name="T20"><text:note text:id="ftn5" text:note-class="footnote"><text:note-citation>5</text:note-citation><text:note-body><text:p text:style-name="Footnote">See J.R.R. Tolkien’s Lord of the Rings.</text:p></text:note-body></text:note></text:span></text:span><text:span text:style-name="T49"> Ward &amp; Weiden (2006) argue that law clerks originated from an apprentice model for legal education. In the Netherlands, a judicial assistant can also be a judge in education (</text:span><text:span text:style-name="Default_20_Paragraph_20_Font"><text:span text:style-name="T51">rechter in opleiding</text:span></text:span><text:span text:style-name="T49">). Holvast (2017, p. 67) found in her research that judges and judicial assistants alike find the “unique experience of gaining a deeper understanding of judicial decision-making” as important factors for becoming a judicial assistant. Having judicial assistants be actively involved in the decision-making process, contributes greatly to that understanding.</text:span></text:p>
      <text:p text:style-name="P56"/>
      <text:p text:style-name="P56">With more and more judicial assistants having academic law degrees (Abrams, 2006),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text:p>
      <text:h text:style-name="P26" text:outline-level="4"><text:bookmark-start text:name="_Toc73654142"/><text:bookmark-start text:name="__RefHeading___Toc7721_383086430"/><text:soft-page-break/>III. Conclusion<text:bookmark-end text:name="_Toc73654142"/><text:bookmark-end text:name="__RefHeading___Toc7721_383086430"/></text:h>
      <text:p text:style-name="P56">In conclusion, the increasing involvement of judicial assistants in the decision-making process did not just happen. More professional reflection, efficiency and educating future judges are important reasons to involve assistants in the decision-making process. This increasing involvement has also sparked various authors to voice concerns. Earliest literature is found in the United States, with the role of assistants at the Supreme Court. Concerns generally deal with the safeguards around the position of the assistant, the independence of the judge and the different type of adjudication assistants might have.</text:p>
      <text:p text:style-name="P56"/>
      <text:p text:style-name="P56">One conclusion I can make based on this literature, is that there is an extensive debate on the role of the assistant within the judiciary, both in the US context and in the Dutch context. This paper is relevant to that discussion, as it analyses the extent of the influence of an assistant.</text:p>
      <text:p text:style-name="P56"/>
      <text:h text:style-name="P23" text:outline-level="3"><text:bookmark-start text:name="_Toc73654143"/><text:bookmark-start text:name="__RefHeading___Toc8160_2188884813"/>D. Research questions<text:bookmark-end text:name="_Toc73654143"/><text:bookmark-end text:name="__RefHeading___Toc8160_2188884813"/></text:h>
      <text:p text:style-name="P56">Summarising, in section A I reviewed existing literature on the influence of judicial assistants on the decision-making process and in section B I explored which factors explain the extent to which a judicial assistant can influence the decision-making process. We found that various factors can influence the judicial decision-making process. In this research, I will zoom in on the influence of judicial assistants on the outcome of a verdict. In order to do so, I need to take multiple contextual factors into account.</text:p>
      <text:p text:style-name="P56"/>
      <text:p text:style-name="P56">The start of my research is a question. For this paper, that research question is:</text:p>
      <text:p text:style-name="P56"/>
      <text:p text:style-name="Text_20_body"><text:span text:style-name="Default_20_Paragraph_20_Font"><text:span text:style-name="T21"><text:tab/>To what extent do judicial assistants influence the outcome of a verdict?<text:line-break/></text:span></text:span></text:p>
      <text:p text:style-name="P56">There is no prior research that measures influence of assistants based on actual cases. Hence, my first sub-question is:</text:p>
      <text:p text:style-name="P56"/>
      <text:list xml:id="list231643194479917" text:style-name="L3">
        <text:list-item>
          <text:list>
            <text:list-item>
              <text:p text:style-name="P64">How can the influence of judicial assistants in the decision-making process be operationalized when analysing verdicts?</text:p>
            </text:list-item>
            <text:list-item>
              <text:p text:style-name="P63"><text:span text:style-name="Default_20_Paragraph_20_Font"><text:span text:style-name="T20">What other factors influence the outcome of a verdict?</text:span></text:span></text:p>
            </text:list-item>
          </text:list>
        </text:list-item>
      </text:list>
      <text:p text:style-name="P61"/>
      <text:p text:style-name="P60">The following chapter of this paper, the methodology, contain a more in-depth explanation on how I approached and answered these questions.</text:p>
      <text:h text:style-name="Heading_20_3" text:outline-level="3"><text:bookmark-start text:name="_Toc73654144"/><text:bookmark-start text:name="__RefHeading___Toc8562_2188884813"/><text:span text:style-name="Default_20_Paragraph_20_Font"><text:span text:style-name="T22">E. Classifications of this paper</text:span></text:span><text:bookmark-end text:name="_Toc73654144"/><text:bookmark-end text:name="__RefHeading___Toc8562_2188884813"/></text:h>
      <text:p text:style-name="P35">In this section, I try to classify this paper and provide the reader with the broader research context of this paper. These types of classifications can help the reader to put this paper into a broader context of existing literature.</text:p>
      <text:p text:style-name="P35"/>
      <text:p text:style-name="Standard"><text:span text:style-name="T49">First, this paper should be classified as a </text:span><text:span text:style-name="Default_20_Paragraph_20_Font"><text:span text:style-name="T51">legal research</text:span></text:span><text:span text:style-name="T49">. Not just because this paper is written as a thesis for a Legal Theory master, but predominantly because of the subject matter of this paper: verdicts, judges and judicial assistants. The theoretical framework used for this paper is sociolegal of nature and the authors background is in the field of law.</text:span></text:p>
      <text:p text:style-name="P35"/>
      <text:p text:style-name="Standard"><text:soft-page-break/><text:span text:style-name="T49">One of the subfields within </text:span><text:span text:style-name="Default_20_Paragraph_20_Font"><text:span text:style-name="T51">legal research </text:span></text:span><text:span text:style-name="T49">is </text:span><text:span text:style-name="Default_20_Paragraph_20_Font"><text:span text:style-name="T51">jurimetrics</text:span></text:span><text:span text:style-name="T49">. Noortwijk and De Mulder (2018) describe jurimetrics as “the empirical study of law. Traditionally educated legal scholars do not often engage in empirical research. Instead, scholars use ‘hermeneutics’ to analyse legislature, judges and other actors.” Put differently, jurimetrics attempts to apply quantitative methods to law. This paper employs quantitative methods to law. Hence, the second classification of this paper should be </text:span><text:span text:style-name="Default_20_Paragraph_20_Font"><text:span text:style-name="T51">jurimetrics.</text:span></text:span></text:p>
      <text:p text:style-name="P35"/>
      <text:p text:style-name="Standard"><text:span text:style-name="T49">A third classification of this paper should be </text:span><text:span text:style-name="Default_20_Paragraph_20_Font"><text:span text:style-name="T51">interdisciplinary</text:span></text:span><text:span text:style-name="T49">. The subject matter of this paper is already interdisciplinary: the role of judicial assistants within the judiciary is not just legal of nature, but also sociological. However, by borrowing statistical methods to analyse the subject matter, the nature of this paper become more interdisciplinary. Other methods are borrowed from computer science: machine learning was used to recognize and extract the names of judicial assistants, and new, high performant search engines were used to scan and classify the large amounts of verdicts analysed for this paper.</text:span></text:p>
      <text:p text:style-name="P35"/>
      <text:p text:style-name="P35">Concluding, this paper research results by employing methods that are not often used within the legal research context. This paper should receive, at least, these classifications:</text:p>
      <text:list xml:id="list922617873" text:style-name="L4">
        <text:list-item>
          <text:p text:style-name="P40">Legal research</text:p>
        </text:list-item>
        <text:list-item>
          <text:p text:style-name="P40">Jurimetrics</text:p>
        </text:list-item>
        <text:list-item>
          <text:p text:style-name="P40">Interdisciplinary study</text:p>
        </text:list-item>
      </text:list>
      <text:h text:style-name="P21" text:outline-level="2"><text:bookmark-start text:name="_Toc73654145"/><text:bookmark-start text:name="__RefHeading___Toc3861_2386464143"/>3. Methodology<text:bookmark-end text:name="_Toc73654145"/><text:bookmark-end text:name="__RefHeading___Toc3861_2386464143"/></text:h>
      <text:p text:style-name="P56">In this section, I describe how I retrieved my research data, which methods I used to enrich the data, and how I will test my main hypothesis. A summary of the methodology is: the object of analysis are verdicts, judges and judicial assistants. From a dataset of around 1.8 million cases retrieved from the Netherlands Council of the Judiciary, I distilled 4967 cases issued in 2020 by administrative courts. I will employ a logistic regression to find which parameters are significant in predicting the outcome of a case.</text:p>
      <text:h text:style-name="P22" text:outline-level="3"><text:bookmark-start text:name="_Toc73654146"/><text:bookmark-start text:name="__RefHeading___Toc4050_3211586710"/>A. Research population<text:bookmark-end text:name="_Toc73654146"/><text:bookmark-end text:name="__RefHeading___Toc4050_3211586710"/></text:h>
      <text:p text:style-name="P56">From a dataset containing around 1.8 million Dutch verdicts, I chose around 4967 verdicts to analyse. The exact data collection process is described in the next section; in this section I justify why I selected these verdicts and which criteria played a role in that process.</text:p>
      <text:p text:style-name="P56"/>
      <text:p text:style-name="Text_20_body"><text:span text:style-name="T49">The verdicts I analyse are all published verdicts issued in 2020 from the administrative law section. The cases were published by 15 different institutions, ranging from district courts to High Administrative Court of the Netherlands (</text:span><text:span text:style-name="Default_20_Paragraph_20_Font"><text:span text:style-name="T51">Raad van State</text:span></text:span><text:span text:style-name="T49">). Some cases were adjudicated by a single judge, others by a panel. And in some cases, the plaintiffs were rules in favour of, in others they were ruled against.</text:span></text:p>
      <text:p text:style-name="P56"/>
      <text:p text:style-name="Text_20_body"><text:span text:style-name="T49">In order to be able to do ensure that I measure the effect of the judicial assistant on the verdict, it is important to analyse cases that are as similar as possible. Each case is unique, but by selecting all cases available we have a representative dataset.</text:span><text:span text:style-name="Footnote_20_Reference"><text:span text:style-name="T49"><text:note text:id="ftn6" text:note-class="footnote"><text:note-citation>6</text:note-citation><text:note-body><text:p text:style-name="Footnote_20_Text"><text:s/>Note that not all cases were made public. There are selection criteria which the Dutch judiciary uses to determine which verdicts should be made public and which should not. See section 3B for more information.</text:p></text:note-body></text:note></text:span></text:span></text:p>
      <text:h text:style-name="P26" text:outline-level="4"><text:bookmark-start text:name="_Toc73654147"/><text:bookmark-start text:name="__RefHeading___Toc7719_383086430"/>I. All cases are from 2020<text:bookmark-end text:name="_Toc73654147"/><text:bookmark-end text:name="__RefHeading___Toc7719_383086430"/></text:h>
      <text:p text:style-name="P56">I chose to analyse from 2020 because having cases be similar in time, prevents changing legislation affecting the case. When comparing cases, it is important that the same law is applicable, otherwise control variables for the different legislation, which is complex, are required. These verdicts are all issued in 2020, which means that – grosso modo – they are decided upon based on the same legislation.</text:p>
      <text:p text:style-name="P56"/>
      <text:p text:style-name="P56">I chose recent cases, instead of older cases, because conclusions based on newer cases provide a more generalizable result than conclusions based on older cases. Additionally, the role of judicial assistants has evolved over time from a more secretarial role to a full-fledged legal expert. To find the influence they currently have, more recent cases had to be chosen.</text:p>
      <text:h text:style-name="P26" text:outline-level="4"><text:bookmark-start text:name="_Toc73654148"/><text:bookmark-start text:name="__RefHeading___Toc7715_383086430"/>II. All cases are from administrative law<text:bookmark-end text:name="_Toc73654148"/><text:bookmark-end text:name="__RefHeading___Toc7715_383086430"/></text:h>
      <text:p text:style-name="P56">The choice for administrative law was made on two grounds. Pragmatism was the first reason: coding cases in administrative law is also easy since a plaintiff can be found right or wrong. There not many cases where both happen at the same time.</text:p>
      <text:p text:style-name="P56"/>
      <text:p text:style-name="P56">Secondly, Holvast (2017, p. 183) describes that the role of judicial assistants in administrative courts is, generally speaking, larger than other courts of law. Administrative courts are therefore the best starting point to look for significant effects.</text:p>
      <text:h text:style-name="Heading_20_3" text:outline-level="3"><text:bookmark-start text:name="_Toc73654149"/><text:bookmark-start text:name="__RefHeading___Toc4350_3211586710"/><text:soft-page-break/><text:span text:style-name="Default_20_Paragraph_20_Font"><text:span text:style-name="T53">B. Data collection</text:span></text:span><text:bookmark-end text:name="_Toc73654149"/><text:bookmark-end text:name="__RefHeading___Toc4350_3211586710"/></text:h>
      <text:list xml:id="list2411372805" text:style-name="WWNum5">
        <text:list-item>
          <text:list>
            <text:list-item>
              <text:list>
                <text:list-item>
                  <text:p text:style-name="P55"><text:span text:style-name="Default_20_Paragraph_20_Font"><text:span text:style-name="T20">I</text:span></text:span><text:span text:style-name="T49">n the previous section I described based on which criteria I selected my research population. In this section I describe where the data originates from and the enrichment process.</text:span></text:p>
                </text:list-item>
              </text:list>
            </text:list-item>
          </text:list>
        </text:list-item>
      </text:list>
      <text:list xml:id="list231642995383077" text:style-name="WWNum4">
        <text:list-item>
          <text:list>
            <text:list-item>
              <text:list>
                <text:list-item>
                  <text:list>
                    <text:list-item>
                      <text:p text:style-name="P25"><text:bookmark-start text:name="_Toc73654150"/><text:bookmark-start text:name="__RefHeading___Toc2149_3131216660"/><text:span text:style-name="T49">I. </text:span><text:span text:style-name="Default_20_Paragraph_20_Font"><text:span text:style-name="T54">Origin of the dataset</text:span></text:span><text:bookmark-end text:name="_Toc73654150"/><text:bookmark-end text:name="__RefHeading___Toc2149_3131216660"/></text:p>
                    </text:list-item>
                  </text:list>
                </text:list-item>
              </text:list>
            </text:list-item>
          </text:list>
        </text:list-item>
      </text:list>
      <text:p text:style-name="Text_20_body"><text:span text:style-name="T49">The actual dataset of verdicts was retrieved from the website of the Council of the Judiciary.</text:span><text:span text:style-name="Footnote_20_Reference"><text:span text:style-name="T49"><text:note text:id="ftn7" text:note-class="footnote"><text:note-citation>7</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49"> The total dataset used contained over 2 million verdicts from 1910 to 2020.</text:span><text:span text:style-name="Footnote_20_Reference"><text:span text:style-name="T49"><text:note text:id="ftn8" text:note-class="footnote"><text:note-citation>8</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49"> Each verdict is identified by a unique ECLI. Only a small section of cases contained more information than ECLI, such as the actual text of the verdict, the decision and the legal area.</text:span></text:p>
      <text:p text:style-name="P56"/>
      <text:p text:style-name="Text_20_body"><text:span text:style-name="T49">Dutch courts publish around 0.19% (2007) to 0.47% (2019) of all verdicts (Kengetallen Rechtspraak 2019, 2020). The rest of the verdicts only contain metadata (section 1). Whether a verdict is published depends on several criteria formulated by the Netherlands Council of the Judiciary. For example, all verdicts from the Supreme Court (</text:span><text:span text:style-name="Default_20_Paragraph_20_Font"><text:span text:style-name="T51">Hoge Raad</text:span></text:span><text:span text:style-name="T49">) are made public, while only 0.27% of verdicts from district courts are made public.</text:span></text:p>
      <text:p text:style-name="P56"/>
      <text:p text:style-name="P56">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text:p>
      <text:list xml:id="list231842097886419" text:continue-numbering="true" text:style-name="WWNum4">
        <text:list-item>
          <text:p text:style-name="P27"><text:bookmark-start text:name="_Toc73654151"/><text:bookmark-start text:name="__RefHeading___Toc2151_3131216660"/>II. Enriching the dataset: judges<text:bookmark-end text:name="_Toc73654151"/><text:bookmark-end text:name="__RefHeading___Toc2151_3131216660"/></text:p>
        </text:list-item>
      </text:list>
      <text:p text:style-name="P56">The dataset of verdicts does not contain a formal relation between a verdict and a judge. Instead, the name of the judge is included somewhere in the raw text of the verdict. I extracted the name of the judge(s) by using pattern recognition, using the public register of judges as a basis (Beroepsgegevens en nevenfuncties van rechters, 2021). For example, if a judge is called ‘D.A.B. van der Waal’, I scan each verdict on that name. If that name is recognized found, that judge is matched to the verdict.</text:p>
      <text:p text:style-name="P56"/>
      <text:p text:style-name="Text_20_body"><text:span text:style-name="T49">There are a few weaknesses in this approach. First, the public register of judges is only available as a ‘snapshot’. This means that the register contains judges that are currently</text:span><text:span text:style-name="Footnote_20_Reference"><text:span text:style-name="T49"><text:note text:id="ftn9" text:note-class="footnote"><text:note-citation>9</text:note-citation><text:note-body><text:p text:style-name="Footnote">A list of judges was compiled on February 21, which is used throughout this research paper.</text:p></text:note-body></text:note></text:span></text:span><text:span text:style-name="T49">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56"/>
      <text:p text:style-name="P56">Secondly, a spelling mistake in a verdict or if a name in a verdict does not contain middle names – for example ‘D. van der Waal’ instead of ‘D.A.B. van der Waal’ – the name would not be recognized. To combat <text:soft-page-break/>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56"/>
      <text:p text:style-name="Text_20_body"><text:span text:style-name="T49">Thirdly, if judges have identical names, we do not know which judge issued the judgement. For that reason, judges with identical names were removed from the register.</text:span><text:span text:style-name="Footnote_20_Reference"><text:span text:style-name="T49"><text:note text:id="ftn10" text:note-class="footnote"><text:note-citation>10</text:note-citation><text:note-body><text:p text:style-name="Footnote">Eight judges were removed from the dataset: A. de Boer, J.B. Smits, L. Stevens and S.M. de Bruijn.</text:p></text:note-body></text:note></text:span></text:span><text:span text:style-name="T49"> Fourthly, if an illogical number of judges were recognized in a case – for example 2, 4 or more than 5 judges – the verdict was discarded.</text:span><text:span text:style-name="Footnote_20_Reference"><text:span text:style-name="T49"><text:note text:id="ftn11" text:note-class="footnote"><text:note-citation>11</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Default_20_Paragraph_20_Font"><text:span text:style-name="T6">wraking</text:span></text:span>’), and (3) cases where a judicial assistant had the same name of a person that was on the central list of judges (which could be a coincidence or a judicial assistant becoming a judge). Cases where only 2 or 4 judges were recognized were not discarded; this happened because the central list of judges which could be recognized did not contain judges that already retired (see 2.A.II).</text:p></text:note-body></text:note></text:span></text:span><text:span text:style-name="T49"> This happened in 0.4% of all cases which were dropped.</text:span></text:p>
      <text:p text:style-name="P56"/>
      <text:p text:style-name="P56">Finally, I did a random manual check on 5% on the final dataset to confirm the accuracy of the method works. This resulted that in 99% of all verdicts the algorithm correctly identified the judge(s) that issued the verdict.</text:p>
      <text:p text:style-name="P56"/>
      <text:p text:style-name="P56">The dataset contains 322 unique presiding judges. The judge presiding the most cases was F.C.M.A. Michiels (122) cases, and various judges were only found presiding only one case. On average, judge presided over 15.4 cases.</text:p>
      <text:list xml:id="list231844057974651" text:continue-numbering="true" text:style-name="WWNum4">
        <text:list-item>
          <text:p text:style-name="P25"><text:bookmark-start text:name="_Toc73654152"/><text:bookmark-start text:name="__RefHeading___Toc2153_3131216660"/><text:span text:style-name="T49">III. Enriching the dataset: </text:span><text:span text:style-name="Default_20_Paragraph_20_Font"><text:span text:style-name="T54">judicial assistants</text:span></text:span><text:bookmark-end text:name="_Toc73654152"/><text:bookmark-end text:name="__RefHeading___Toc2153_3131216660"/></text:p>
        </text:list-item>
      </text:list>
      <text:p text:style-name="P56">Idem to judges, the published verdicts do not have a formal link between verdict and judicial assistant. However unlike with judges, there is no public register of judicial assistants we can use to perform dictionary matching.</text:p>
      <text:p text:style-name="P56"/>
      <text:p text:style-name="P56">I used a machine learning model on Dutch news data from open-source machine learning library ‘spaCy’ to recogniz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56"/>
      <text:p text:style-name="P56">This is – relatively speaking – the weakest part of the data collection process: while the names of judges can be extracted quite easily from verdicts because of the publicly available register, recognizing the names of judicial assistants is quite prone to errors. To ensure this method works, I did a random manual check on 150 cases to ensure the method worked. I found that the untrained spaCy model was accurate in 93% of the times. The retrained model was accurate in 99% of the time. If no or more than one judicial assistant was recognized, the case was discarded.</text:p>
      <text:p text:style-name="P56"/>
      <text:p text:style-name="Text_20_body"><text:span text:style-name="T49">There is a final edge case that needs to be considered. Sometimes, names of judicial assistants and judges were identical. This could happen in the case where judge in education is a judicial assistant, or a judicial assistant turned judge in the same year. Or in the coincidence that a judicial assistant and a judge just share </text:span><text:soft-page-break/><text:span text:style-name="T49">the exact same name. The cases where this happened, were dropped from the dataset.</text:span><text:span text:style-name="Footnote_20_Reference"><text:span text:style-name="T49"><text:note text:id="ftn12" text:note-class="footnote"><text:note-citation>12</text:note-citation><text:note-body><text:p text:style-name="Footnote"><text:span text:style-name="Default_20_Paragraph_20_Font"><text:span text:style-name="T31">This was the case for 21 people: A.R. Vlierhuis, B. van Dokkum, C.E.C.M. van Roosmalen, C.G.M. van Ede, C.S. de Waal, D. de Vries, I.C. Hof, I.S. Ouwehand, J. de Graaf, J. de Vries, J.M.M. Bancken, L.N. Foppen, M. Duifhuizen, M.B. van Zantvoort, M.B.L. van der Weele, M.G. Ligthart, M.M. van Driel, P.M. Beishuizen, R. Grimbergen, R.H.L. Dallinga, V. van Dorst.</text:span></text:span></text:p></text:note-body></text:note></text:span></text:span><text:span text:style-name="T49"> Assistants shared the same name, were also dropped from the dataset.</text:span><text:span text:style-name="Footnote_20_Reference"><text:span text:style-name="T49"><text:note text:id="ftn13" text:note-class="footnote"><text:note-citation>13</text:note-citation><text:note-body><text:p text:style-name="Footnote"><text:span text:style-name="Default_20_Paragraph_20_Font"><text:span text:style-name="T31">This was the case for 2 people: A. Jansen, A.J. Jansen, J. de Graaf, J. de Vries, M. Bos, M. de Graaf. </text:span></text:span>These people were identified because they were mentioned in verdicts across a large amount of institutions either indicating they used to be lawyers or that multiple people share the same name.</text:p></text:note-body></text:note></text:span></text:span></text:p>
      <text:p text:style-name="P56"/>
      <text:p text:style-name="P56">Like with judges, I did a random manual check on 5% on the final dataset to confirm the accuracy of the method works. This resulted that in 99% of all verdicts the algorithm correctly identified the judge(s) that issued the verdict.</text:p>
      <text:p text:style-name="P56"/>
      <text:p text:style-name="P56">The dataset contains 519 unique judicial assistants. The assistant with the most cases was P.W. Hogenbirk (64 cases), and various assistants were only mentioned in one case. On average, an assistant was mentioned in 9.6 cases.</text:p>
      <text:list xml:id="list231843659428373" text:continue-numbering="true" text:style-name="WWNum4">
        <text:list-item>
          <text:p text:style-name="P25"><text:bookmark-start text:name="_Toc73654153"/><text:bookmark-start text:name="__RefHeading___Toc7697_383086430"/><text:span text:style-name="T49">IV. Enriching the dataset: </text:span><text:span text:style-name="Default_20_Paragraph_20_Font"><text:span text:style-name="T54">experience of judges and judicial assistants</text:span></text:span><text:bookmark-end text:name="_Toc73654153"/><text:bookmark-end text:name="__RefHeading___Toc7697_383086430"/></text:p>
        </text:list-item>
      </text:list>
      <text:p text:style-name="P56">It is hypothesised that the experience of the judge and judicial assistant can influence the extent to which a judicial assistant can influence the decision-making process. To determine the experience of a judge, I used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text:p>
      <text:p text:style-name="P56"/>
      <text:p text:style-name="P56">Unlike the public register for judges, there is no public register of judicial assistants that contain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text:p>
      <text:p text:style-name="P56"/>
      <text:p text:style-name="P56">The experience of judge and assistant is calculated on a per-case basis by subtracting the starting date of their professional career from the date on which the case was issued. The result is the relative experience between the judge and the judicial assistant, like the variable used by Mascini and Holvast (2020). Using relative experience makes this research comparable to their research.</text:p>
      <text:p text:style-name="P56"/>
      <text:p text:style-name="P56">Finally, it is important to note that there are many cases where the experience of the judicial assistant was 0 days. This is because of the method of calculating their experience: it is based on the first case found in the public records with their name as assistant. If this was their first case, their experience was 0 days. This caused the higher kurtosis for judicial assistants.</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68">Table 3.IV.1. Descriptive statistics of experience of presiding judges and assistants in days</text:p>
          </table:table-cell>
          <table:covered-table-cell/>
          <table:covered-table-cell/>
          <table:covered-table-cell/>
          <table:covered-table-cell/>
          <table:covered-table-cell/>
        </table:table-row>
        <table:table-row table:style-name="Table1.1">
          <table:table-cell table:style-name="Table1.A2" office:value-type="string">
            <text:p text:style-name="P69"/>
          </table:table-cell>
          <table:table-cell table:style-name="Table1.A2" office:value-type="string">
            <text:p text:style-name="P70">Mean</text:p>
          </table:table-cell>
          <table:table-cell table:style-name="Table1.A2" office:value-type="string">
            <text:p text:style-name="P70">Median</text:p>
          </table:table-cell>
          <table:table-cell table:style-name="Table1.A2" office:value-type="string">
            <text:p text:style-name="P70">Std. deviation</text:p>
          </table:table-cell>
          <table:table-cell table:style-name="Table1.E2" office:value-type="string">
            <text:p text:style-name="P70">Skewness</text:p>
          </table:table-cell>
          <table:table-cell table:style-name="Table1.F2" office:value-type="string">
            <text:p text:style-name="P70">Kurtosis</text:p>
          </table:table-cell>
        </table:table-row>
        <text:soft-page-break/>
        <table:table-row table:style-name="Table1.3">
          <table:table-cell table:style-name="Table1.A3" office:value-type="string">
            <text:p text:style-name="P71">Presiding judges</text:p>
          </table:table-cell>
          <table:table-cell table:style-name="Table1.A3" office:value-type="string">
            <text:p text:style-name="P72">6462</text:p>
          </table:table-cell>
          <table:table-cell table:style-name="Table1.A3" office:value-type="string">
            <text:p text:style-name="P72">6407</text:p>
          </table:table-cell>
          <table:table-cell table:style-name="Table1.A3" office:value-type="string">
            <text:p text:style-name="P72">3438</text:p>
          </table:table-cell>
          <table:table-cell table:style-name="Table1.E3" office:value-type="string">
            <text:p text:style-name="P72">.25</text:p>
          </table:table-cell>
          <table:table-cell table:style-name="Table1.F3" office:value-type="string">
            <text:p text:style-name="P72">-.79</text:p>
          </table:table-cell>
        </table:table-row>
        <table:table-row table:style-name="Table1.3">
          <table:table-cell table:style-name="Table1.A4" office:value-type="string">
            <text:p text:style-name="P71">Judicial assistants</text:p>
          </table:table-cell>
          <table:table-cell table:style-name="Table1.A4" office:value-type="string">
            <text:p text:style-name="P72">3328</text:p>
          </table:table-cell>
          <table:table-cell table:style-name="Table1.A4" office:value-type="string">
            <text:p text:style-name="P72">2883</text:p>
          </table:table-cell>
          <table:table-cell table:style-name="Table1.A4" office:value-type="string">
            <text:p text:style-name="P72">2513</text:p>
          </table:table-cell>
          <table:table-cell table:style-name="Table1.E4" office:value-type="string">
            <text:p text:style-name="P72">.27</text:p>
          </table:table-cell>
          <table:table-cell table:style-name="Table1.F4" office:value-type="string">
            <text:p text:style-name="P72">-1.30</text:p>
          </table:table-cell>
        </table:table-row>
        <table:table-row table:style-name="Table1.5">
          <table:table-cell table:style-name="Table1.A4" office:value-type="string">
            <text:p text:style-name="P71">Relative experience</text:p>
          </table:table-cell>
          <table:table-cell table:style-name="Table1.A4" office:value-type="string">
            <text:p text:style-name="P72">3133</text:p>
          </table:table-cell>
          <table:table-cell table:style-name="Table1.A4" office:value-type="string">
            <text:p text:style-name="P72">3210</text:p>
          </table:table-cell>
          <table:table-cell table:style-name="Table1.A4" office:value-type="string">
            <text:p text:style-name="P72">4234</text:p>
          </table:table-cell>
          <table:table-cell table:style-name="Table1.E5" office:value-type="string">
            <text:p text:style-name="P72">-.03</text:p>
          </table:table-cell>
          <table:table-cell table:style-name="Table1.F5" office:value-type="string">
            <text:p text:style-name="P72">-.48</text:p>
          </table:table-cell>
        </table:table-row>
        <table:table-row table:style-name="Table1.6">
          <table:table-cell table:style-name="Table1.A2" table:number-columns-spanned="6" office:value-type="string">
            <text:p text:style-name="P73">Experience in days. Relative experience was measured as follows: experience of presiding judge – experience of judicial assistant.</text:p>
          </table:table-cell>
          <table:covered-table-cell/>
          <table:covered-table-cell/>
          <table:covered-table-cell/>
          <table:covered-table-cell/>
          <table:covered-table-cell/>
        </table:table-row>
      </table:table>
      <text:p text:style-name="P59"/>
      <text:h text:style-name="P26" text:outline-level="4"><text:bookmark-start text:name="_Toc73654154"/><text:bookmark-start text:name="__RefHeading___Toc7695_383086430"/>V. Enriching the dataset: single-judge or panel case<text:bookmark-end text:name="_Toc73654154"/></text:h>
      <text:p text:style-name="P56">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5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2"><text:span text:style-name="Default_20_Paragraph_20_Font"><text:span text:style-name="T55">Table 3.V.1. Descriptive statistics of single-judge vs. panel case</text:span></text:span></text:p>
          </table:table-cell>
          <table:covered-table-cell/>
          <table:covered-table-cell/>
        </table:table-row>
        <table:table-row table:style-name="Table2.1">
          <table:table-cell table:style-name="Table2.A2" office:value-type="string">
            <text:p text:style-name="P69"/>
          </table:table-cell>
          <table:table-cell table:style-name="Table2.A2" office:value-type="string">
            <text:p text:style-name="P76">Frequency</text:p>
          </table:table-cell>
          <table:table-cell table:style-name="Table2.A2" office:value-type="string">
            <text:p text:style-name="P70">Percent</text:p>
          </table:table-cell>
        </table:table-row>
        <table:table-row table:style-name="Table2.3">
          <table:table-cell table:style-name="Table2.A3" office:value-type="string">
            <text:p text:style-name="P71">Single-judge</text:p>
          </table:table-cell>
          <table:table-cell table:style-name="Table2.A3" office:value-type="string">
            <text:p text:style-name="P72">3910</text:p>
          </table:table-cell>
          <table:table-cell table:style-name="Table2.A3" office:value-type="string">
            <text:p text:style-name="P72">78.7%</text:p>
          </table:table-cell>
        </table:table-row>
        <table:table-row table:style-name="Table2.3">
          <table:table-cell table:style-name="Table2.A1" office:value-type="string">
            <text:p text:style-name="P71">Panel</text:p>
          </table:table-cell>
          <table:table-cell table:style-name="Table2.A1" office:value-type="string">
            <text:p text:style-name="P72">1057</text:p>
          </table:table-cell>
          <table:table-cell table:style-name="Table2.A1" office:value-type="string">
            <text:p text:style-name="P72">21.3%</text:p>
          </table:table-cell>
        </table:table-row>
      </table:table>
      <text:list xml:id="list231843809530836" text:continue-numbering="true" text:style-name="WWNum4">
        <text:list-item>
          <text:p text:style-name="P25"><text:bookmark-start text:name="_Toc73654155"/><text:span text:style-name="T49">VI. Enriching the dataset: </text:span><text:span text:style-name="Default_20_Paragraph_20_Font"><text:span text:style-name="T54">complexity of the case</text:span></text:span><text:bookmark-end text:name="_Toc73654155"/><text:bookmark-end text:name="__RefHeading___Toc7695_383086430"/></text:p>
        </text:list-item>
      </text:list>
      <text:p text:style-name="P41">There is some existing literature on measuring the complexity of a case. Some literature suggests that complexity depends on the type of law and how quickly regulation in that field develops, the number of parties in the proceedings, the arguments made and the positions those parties could take (de Vey Mestdagh, 2017). Other literature also looks at the oral arguments made, responses from parliament and compliance from lower courts to determine the complexity of a case (Goelzhauser, Kassow and Rice, 2021). And others again use the number of trial days, the number of witnesses and the number of exhibits as factors to measure complexity (Ford, 2013). Most of the literature is US specific though, and some of the factors that determine complexity are not transferable to the Dutch context (for example oral arguments are not made public, there is no formal case law culture, etc.).</text:p>
      <text:p text:style-name="P41"/>
      <text:p text:style-name="P41">Only measuring lexical complexity (for example measured with a Flesch-Kincaid readability tests) is according to Van der Bruggen (2020, p. 2031) not a suitable proxy for the actual complexity of a case. Even the best available tools that measure lexical complexity are not accurate enough to predict the actual complexity of the case. Cases that are complex are handled by more judges than cases that are simple (Baas, de Groot-van Leeuwen &amp; Laemers, 2010). The number of judges is already accounted for in the dataset through the single-judge / panel variable.</text:p>
      <text:p text:style-name="P41"/>
      <text:p text:style-name="P5"><text:span text:style-name="T49">Specifically, for Dutch court cases, no real literature exists that measured complexity on cases. However, I generalized these concepts from US literature to determine the complexity of a case: (1) the length of the verdict in characters and (2) the legal complexity measured in the number of references to previous ECLI cases and (3) the legal complexity measured in number of references to laws. The references to previous </text:span><text:soft-page-break/><text:span text:style-name="T49">cases was measured by counting the number of ECLI references in each verdict. The number of references to laws was directly taken for each case from the Linked Data portal of the Dutch government.</text:span><text:span text:style-name="Footnote_20_Reference"><text:span text:style-name="T49"><text:note text:id="ftn14" text:note-class="footnote"><text:note-citation>14</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p>
      <text:p text:style-name="P41"/>
      <text:p text:style-name="P5"><text:span text:style-name="T49">A higher measurement of each factor contributes to a more complex case. I made one ‘complexity’</text:span><text:span text:style-name="Default_20_Paragraph_20_Font"><text:span text:style-name="T51"> </text:span></text:span><text:span text:style-name="T49">index from these three factors, through the following formula:</text:span></text:p>
      <text:p text:style-name="P41"/>
      <text:p text:style-name="P5"><text:span text:style-name="T49"><text:tab/></text:span><text:span text:style-name="Default_20_Paragraph_20_Font"><text:span text:style-name="T51">Complexity index </text:span></text:span><text:span text:style-name="T49">= </text:span><text:span text:style-name="Default_20_Paragraph_20_Font"><text:span text:style-name="T51">length / 1000 + ECLI references + law references</text:span></text:span></text:p>
      <text:p text:style-name="P4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68">Table 3.VI.1. Descriptive statistics of experience of presiding judges and assistants in days</text:p>
          </table:table-cell>
          <table:covered-table-cell/>
          <table:covered-table-cell/>
          <table:covered-table-cell/>
          <table:covered-table-cell/>
          <table:covered-table-cell/>
        </table:table-row>
        <table:table-row table:style-name="Table3.1">
          <table:table-cell table:style-name="Table3.A2" office:value-type="string">
            <text:p text:style-name="P69"/>
          </table:table-cell>
          <table:table-cell table:style-name="Table3.A2" office:value-type="string">
            <text:p text:style-name="P70">Mean</text:p>
          </table:table-cell>
          <table:table-cell table:style-name="Table3.A2" office:value-type="string">
            <text:p text:style-name="P70">Median</text:p>
          </table:table-cell>
          <table:table-cell table:style-name="Table3.A2" office:value-type="string">
            <text:p text:style-name="P70">Std. deviation</text:p>
          </table:table-cell>
          <table:table-cell table:style-name="Table3.E2" office:value-type="string">
            <text:p text:style-name="P70">Skewness</text:p>
          </table:table-cell>
          <table:table-cell table:style-name="Table3.F2" office:value-type="string">
            <text:p text:style-name="P70">Kurtosis</text:p>
          </table:table-cell>
        </table:table-row>
        <table:table-row table:style-name="Table3.3">
          <table:table-cell table:style-name="Table3.A3" office:value-type="string">
            <text:p text:style-name="P71">ECLI references</text:p>
          </table:table-cell>
          <table:table-cell table:style-name="Table3.A3" office:value-type="string">
            <text:p text:style-name="P72">2.05</text:p>
          </table:table-cell>
          <table:table-cell table:style-name="Table3.A3" office:value-type="string">
            <text:p text:style-name="P72">1.00</text:p>
          </table:table-cell>
          <table:table-cell table:style-name="Table3.A3" office:value-type="string">
            <text:p text:style-name="P72">6.35</text:p>
          </table:table-cell>
          <table:table-cell table:style-name="Table3.E3" office:value-type="string">
            <text:p text:style-name="P72">50.88</text:p>
          </table:table-cell>
          <table:table-cell table:style-name="Table3.F3" office:value-type="string">
            <text:p text:style-name="P72">3193</text:p>
          </table:table-cell>
        </table:table-row>
        <table:table-row table:style-name="Table3.3">
          <table:table-cell table:style-name="Table3.A4" office:value-type="string">
            <text:p text:style-name="P71">Law references</text:p>
          </table:table-cell>
          <table:table-cell table:style-name="Table3.A4" office:value-type="string">
            <text:p text:style-name="P13"><text:span text:style-name="Default_20_Paragraph_20_Font"><text:span text:style-name="T23">3.48</text:span></text:span></text:p>
          </table:table-cell>
          <table:table-cell table:style-name="Table3.A4" office:value-type="string">
            <text:p text:style-name="P13"><text:span text:style-name="Default_20_Paragraph_20_Font"><text:span text:style-name="T23">3.00</text:span></text:span></text:p>
          </table:table-cell>
          <table:table-cell table:style-name="Table3.A4" office:value-type="string">
            <text:p text:style-name="P13"><text:span text:style-name="Default_20_Paragraph_20_Font"><text:span text:style-name="T23">3.71</text:span></text:span></text:p>
          </table:table-cell>
          <table:table-cell table:style-name="Table3.A4" office:value-type="string">
            <text:p text:style-name="P13"><text:span text:style-name="Default_20_Paragraph_20_Font"><text:span text:style-name="T23">2.75</text:span></text:span></text:p>
          </table:table-cell>
          <table:table-cell table:style-name="Table3.A4" office:value-type="string">
            <text:p text:style-name="P13"><text:span text:style-name="Default_20_Paragraph_20_Font"><text:span text:style-name="T23">23.55</text:span></text:span></text:p>
          </table:table-cell>
        </table:table-row>
        <table:table-row table:style-name="Table3.5">
          <table:table-cell table:style-name="Table3.A4" office:value-type="string">
            <text:p text:style-name="P71">Verdict length (characters)</text:p>
          </table:table-cell>
          <table:table-cell table:style-name="Table3.A4" office:value-type="string">
            <text:p text:style-name="P13"><text:span text:style-name="Default_20_Paragraph_20_Font"><text:span text:style-name="T23">14424</text:span></text:span></text:p>
          </table:table-cell>
          <table:table-cell table:style-name="Table3.A4" office:value-type="string">
            <text:p text:style-name="P13"><text:span text:style-name="Default_20_Paragraph_20_Font"><text:span text:style-name="T23">11633</text:span></text:span></text:p>
          </table:table-cell>
          <table:table-cell table:style-name="Table3.A4" office:value-type="string">
            <text:p text:style-name="P13"><text:span text:style-name="Default_20_Paragraph_20_Font"><text:span text:style-name="T23">16034</text:span></text:span></text:p>
          </table:table-cell>
          <table:table-cell table:style-name="Table3.A4" office:value-type="string">
            <text:p text:style-name="P13"><text:span text:style-name="Default_20_Paragraph_20_Font"><text:span text:style-name="T23">13.94</text:span></text:span></text:p>
          </table:table-cell>
          <table:table-cell table:style-name="Table3.A4" office:value-type="string">
            <text:p text:style-name="P13"><text:span text:style-name="Default_20_Paragraph_20_Font"><text:span text:style-name="T23">361.13</text:span></text:span></text:p>
          </table:table-cell>
        </table:table-row>
        <table:table-row table:style-name="Table3.5">
          <table:table-cell table:style-name="Table3.A4" office:value-type="string">
            <text:p text:style-name="P71">Complexity index</text:p>
          </table:table-cell>
          <table:table-cell table:style-name="Table3.A4" office:value-type="string">
            <text:p text:style-name="P13"><text:span text:style-name="Default_20_Paragraph_20_Font"><text:span text:style-name="T23">19.96</text:span></text:span></text:p>
          </table:table-cell>
          <table:table-cell table:style-name="Table3.A4" office:value-type="string">
            <text:p text:style-name="P13"><text:span text:style-name="Default_20_Paragraph_20_Font"><text:span text:style-name="T23">16.05</text:span></text:span></text:p>
          </table:table-cell>
          <table:table-cell table:style-name="Table3.A4" office:value-type="string">
            <text:p text:style-name="P13"><text:span text:style-name="Default_20_Paragraph_20_Font"><text:span text:style-name="T23">21.06</text:span></text:span></text:p>
          </table:table-cell>
          <table:table-cell table:style-name="Table3.A4" office:value-type="string">
            <text:p text:style-name="P13"><text:span text:style-name="Default_20_Paragraph_20_Font"><text:span text:style-name="T23">13.59</text:span></text:span></text:p>
          </table:table-cell>
          <table:table-cell table:style-name="Table3.A4" office:value-type="string">
            <text:p text:style-name="P13"><text:span text:style-name="Default_20_Paragraph_20_Font"><text:span text:style-name="T23">329.22</text:span></text:span></text:p>
          </table:table-cell>
        </table:table-row>
        <table:table-row table:style-name="Table3.7">
          <table:table-cell table:style-name="Table3.A2" table:number-columns-spanned="6" office:value-type="string">
            <text:p text:style-name="P73">The complexity index was calculated as follows: complexity index = verdict length / 1000 + ECLI references + law references</text:p>
          </table:table-cell>
          <table:covered-table-cell/>
          <table:covered-table-cell/>
          <table:covered-table-cell/>
          <table:covered-table-cell/>
          <table:covered-table-cell/>
        </table:table-row>
      </table:table>
      <text:p text:style-name="P41"/>
      <text:h text:style-name="P26" text:outline-level="4"><text:bookmark-start text:name="_Toc73654156"/>VII. Enriching the dataset: outcome<text:bookmark-end text:name="_Toc73654156"/></text:h>
      <text:p text:style-name="P41">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41"/>
      <text:p text:style-name="P5"><text:span text:style-name="T49">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51">wraking</text:span></text:span><text:span text:style-name="T49">) were also discarded, since they do not pertain administrative law. Finally, verdicts that rectified a previous verdict (often seen at the CBB) were also discarded since they did not contain an outcome.</text:span></text:p>
      <text:p text:style-name="P42"/>
      <text:p text:style-name="P45">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text:p>
      <text:p text:style-name="P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row table:style-name="Table4.1">
          <table:table-cell table:style-name="Table4.A1" table:number-columns-spanned="3" office:value-type="string">
            <text:p text:style-name="P68">Table 3.VII.1. Coding scheme outcome of cases (N = 4967)</text:p>
          </table:table-cell>
          <table:covered-table-cell/>
          <table:covered-table-cell/>
          <table:table-cell table:style-name="Table4.D1" table:number-columns-spanned="2" office:value-type="string">
            <text:p text:style-name="P68"/>
          </table:table-cell>
          <table:covered-table-cell/>
          <table:table-cell office:value-type="string">
            <text:p text:style-name="P68"/>
          </table:table-cell>
        </table:table-row>
        <table:table-row table:style-name="Table4.1">
          <table:table-cell table:style-name="Table4.A2" office:value-type="string">
            <text:p text:style-name="P69">Outcome</text:p>
          </table:table-cell>
          <table:table-cell table:style-name="Table4.A2" office:value-type="string">
            <text:p text:style-name="P69">Coded to</text:p>
          </table:table-cell>
          <table:table-cell table:style-name="Table4.C2" table:number-columns-spanned="2" office:value-type="string">
            <text:p text:style-name="P69">N</text:p>
          </table:table-cell>
          <table:covered-table-cell/>
          <table:table-cell table:style-name="Table4.E2" table:number-columns-spanned="2" office:value-type="string">
            <text:p text:style-name="P69">%</text:p>
          </table:table-cell>
          <table:covered-table-cell/>
        </table:table-row>
        <table:table-row table:style-name="Table4.1">
          <table:table-cell table:style-name="Table4.A3" office:value-type="string">
            <text:p text:style-name="P71">Founded</text:p>
            <text:p text:style-name="P12"><text:span text:style-name="T49"><text:s text:c="2"/>(plaintiff is right, </text:span><text:span text:style-name="Default_20_Paragraph_20_Font"><text:span text:style-name="T51">gegrond</text:span></text:span><text:span text:style-name="T49">)</text:span></text:p>
          </table:table-cell>
          <table:table-cell table:style-name="Table4.A3" office:value-type="string">
            <text:p text:style-name="P71">Founded</text:p>
          </table:table-cell>
          <table:table-cell table:style-name="Table4.A3" table:number-columns-spanned="2" office:value-type="string">
            <text:p text:style-name="P71">1475</text:p>
          </table:table-cell>
          <table:covered-table-cell/>
          <table:table-cell table:style-name="Table4.A3" table:number-columns-spanned="2" office:value-type="string">
            <text:p text:style-name="P71">29.7%</text:p>
          </table:table-cell>
          <table:covered-table-cell/>
        </table:table-row>
        <text:soft-page-break/>
        <table:table-row table:style-name="Table4.1">
          <table:table-cell table:style-name="Table4.A4" office:value-type="string">
            <text:p text:style-name="P71">Unfounded</text:p>
            <text:p text:style-name="P12"><text:span text:style-name="T49"><text:s text:c="2"/>(plaintiff is wrong, </text:span><text:span text:style-name="Default_20_Paragraph_20_Font"><text:span text:style-name="T51">ongegrond</text:span></text:span><text:span text:style-name="T49">)</text:span></text:p>
          </table:table-cell>
          <table:table-cell table:style-name="Table4.A4" office:value-type="string">
            <text:p text:style-name="P71">Unfounded</text:p>
          </table:table-cell>
          <table:table-cell table:style-name="Table4.A4" table:number-columns-spanned="2" office:value-type="string">
            <text:p text:style-name="P71">3173</text:p>
          </table:table-cell>
          <table:covered-table-cell/>
          <table:table-cell table:style-name="Table4.A4" table:number-columns-spanned="2" office:value-type="string">
            <text:p text:style-name="P71">63.8%</text:p>
          </table:table-cell>
          <table:covered-table-cell/>
        </table:table-row>
        <table:table-row table:style-name="Table4.1">
          <table:table-cell table:style-name="Table4.A4" office:value-type="string">
            <text:p text:style-name="P71">Unauthorized</text:p>
            <text:p text:style-name="P12"><text:span text:style-name="T49"><text:s text:c="2"/>(not allowed to reach verdict, </text:span><text:span text:style-name="Default_20_Paragraph_20_Font"><text:span text:style-name="T51">onbevoegd</text:span></text:span><text:span text:style-name="T49">)</text:span></text:p>
          </table:table-cell>
          <table:table-cell table:style-name="Table4.A4" office:value-type="string">
            <text:p text:style-name="P71">Unfounded</text:p>
          </table:table-cell>
          <table:table-cell table:style-name="Table4.A4" table:number-columns-spanned="2" office:value-type="string">
            <text:p text:style-name="P71">33</text:p>
          </table:table-cell>
          <table:covered-table-cell/>
          <table:table-cell table:style-name="Table4.A4" table:number-columns-spanned="2" office:value-type="string">
            <text:p text:style-name="P71">0.07%</text:p>
          </table:table-cell>
          <table:covered-table-cell/>
        </table:table-row>
        <table:table-row table:style-name="Table4.1">
          <table:table-cell table:style-name="Table4.A1" office:value-type="string">
            <text:p text:style-name="P71">Inadmissable</text:p>
            <text:p text:style-name="P12"><text:span text:style-name="T49"><text:s text:c="2"/>(procedural requirements are not met, </text:span><text:span text:style-name="Default_20_Paragraph_20_Font"><text:span text:style-name="T51">niet ontvankelijk</text:span></text:span><text:span text:style-name="T49">)</text:span></text:p>
          </table:table-cell>
          <table:table-cell table:style-name="Table4.A4" office:value-type="string">
            <text:p text:style-name="P71">Unfounded</text:p>
          </table:table-cell>
          <table:table-cell table:style-name="Table4.A4" table:number-columns-spanned="2" office:value-type="string">
            <text:p text:style-name="P71">286</text:p>
          </table:table-cell>
          <table:covered-table-cell/>
          <table:table-cell table:style-name="Table4.A4" table:number-columns-spanned="2" office:value-type="string">
            <text:p text:style-name="P71">5.8%</text:p>
          </table:table-cell>
          <table:covered-table-cell/>
        </table:table-row>
        <table:table-row table:style-name="Table4.1">
          <table:table-cell table:style-name="Table4.A2" table:number-columns-spanned="4" office:value-type="string">
            <text:p text:style-name="P71">Total founded = 1475, 29.7%. Total unfounded = 3492, 70.3%.</text:p>
          </table:table-cell>
          <table:covered-table-cell/>
          <table:covered-table-cell/>
          <table:covered-table-cell/>
          <table:table-cell table:style-name="Table4.E7" table:number-columns-spanned="2" office:value-type="string">
            <text:p text:style-name="P71"/>
          </table:table-cell>
          <table:covered-table-cell/>
        </table:table-row>
      </table:table>
      <text:p text:style-name="P46"/>
      <text:h text:style-name="P26" text:outline-level="4"><text:bookmark-start text:name="_Toc73654157"/>VIII. Enriching the dataset: institution<text:bookmark-end text:name="_Toc73654157"/></text:h>
      <text:p text:style-name="P56">To determine whether a case was adjudicated by a single judge or a panel, I counted the number of judges in the verdict.</text:p>
      <text:p text:style-name="P56"/>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style-name="Table5.1">
          <table:table-cell table:style-name="Table5.A1" table:number-columns-spanned="3" office:value-type="string">
            <text:p text:style-name="P68">Table 3.VIII.1. Coding scheme outcome of institutions (N = 4967)</text:p>
          </table:table-cell>
          <table:covered-table-cell/>
          <table:covered-table-cell/>
          <table:table-cell table:style-name="Table5.D1" table:number-columns-spanned="2" office:value-type="string">
            <text:p text:style-name="P68"/>
          </table:table-cell>
          <table:covered-table-cell/>
          <table:table-cell office:value-type="string">
            <text:p text:style-name="P68"/>
          </table:table-cell>
        </table:table-row>
        <table:table-row table:style-name="Table5.1">
          <table:table-cell table:style-name="Table5.A2" office:value-type="string">
            <text:p text:style-name="P69">Institution</text:p>
          </table:table-cell>
          <table:table-cell table:style-name="Table5.A2" office:value-type="string">
            <text:p text:style-name="P69">Coded to</text:p>
          </table:table-cell>
          <table:table-cell table:style-name="Table5.C2" table:number-columns-spanned="2" office:value-type="string">
            <text:p text:style-name="P69">N</text:p>
          </table:table-cell>
          <table:covered-table-cell/>
          <table:table-cell table:style-name="Table5.E2" table:number-columns-spanned="2" office:value-type="string">
            <text:p text:style-name="P69">%</text:p>
          </table:table-cell>
          <table:covered-table-cell/>
        </table:table-row>
        <table:table-row table:style-name="Table5.1">
          <table:table-cell table:style-name="Table5.A3" office:value-type="string">
            <text:p text:style-name="P12"><text:span text:style-name="Default_20_Paragraph_20_Font"><text:span text:style-name="T59">CBB</text:span></text:span><text:span text:style-name="Default_20_Paragraph_20_Font"><text:span text:style-name="T61"> (</text:span></text:span><text:span text:style-name="Default_20_Paragraph_20_Font"><text:span text:style-name="T62">College van Beroep voor het Bedrijfsleven</text:span></text:span><text:span text:style-name="Default_20_Paragraph_20_Font"><text:span text:style-name="T61">)</text:span></text:span></text:p>
          </table:table-cell>
          <table:table-cell table:style-name="Table5.B3" office:value-type="string">
            <text:p text:style-name="P71">High court</text:p>
          </table:table-cell>
          <table:table-cell table:style-name="Table5.C3" table:number-columns-spanned="2" office:value-type="string">
            <text:p text:style-name="P12"><text:span text:style-name="Default_20_Paragraph_20_Font"><text:span text:style-name="T59">684</text:span></text:span></text:p>
          </table:table-cell>
          <table:covered-table-cell/>
          <table:table-cell table:style-name="Table5.E3" table:number-columns-spanned="2" office:value-type="string">
            <text:p text:style-name="P75">13.8%</text:p>
          </table:table-cell>
          <table:covered-table-cell/>
        </table:table-row>
        <table:table-row table:style-name="Table5.1">
          <table:table-cell table:style-name="Table5.A4" office:value-type="string">
            <text:p text:style-name="P12"><text:span text:style-name="Default_20_Paragraph_20_Font"><text:span text:style-name="T59">CRVB</text:span></text:span><text:span text:style-name="Default_20_Paragraph_20_Font"><text:span text:style-name="T61"> (</text:span></text:span><text:span text:style-name="Default_20_Paragraph_20_Font"><text:span text:style-name="T62">Centrale Raad van Beroep</text:span></text:span><text:span text:style-name="Default_20_Paragraph_20_Font"><text:span text:style-name="T61">)</text:span></text:span></text:p>
          </table:table-cell>
          <table:table-cell table:style-name="Table5.B4" office:value-type="string">
            <text:p text:style-name="P71">High court</text:p>
          </table:table-cell>
          <table:table-cell table:style-name="Table5.C4" table:number-columns-spanned="2" office:value-type="string">
            <text:p text:style-name="P12"><text:span text:style-name="Default_20_Paragraph_20_Font"><text:span text:style-name="T59">27</text:span></text:span></text:p>
          </table:table-cell>
          <table:covered-table-cell/>
          <table:table-cell table:style-name="Table5.E4" table:number-columns-spanned="2" office:value-type="string">
            <text:p text:style-name="P75">0.5%</text:p>
          </table:table-cell>
          <table:covered-table-cell/>
        </table:table-row>
        <table:table-row table:style-name="Table5.1">
          <table:table-cell table:style-name="Table5.A5" office:value-type="string">
            <text:p text:style-name="P12"><text:span text:style-name="Default_20_Paragraph_20_Font"><text:span text:style-name="T59">GHARL</text:span></text:span><text:span text:style-name="Default_20_Paragraph_20_Font"><text:span text:style-name="T66"> (</text:span></text:span><text:span text:style-name="Default_20_Paragraph_20_Font"><text:span text:style-name="T67">Gerechtshof Arnhem-Leeuwarden</text:span></text:span><text:span text:style-name="Default_20_Paragraph_20_Font"><text:span text:style-name="T66">)</text:span></text:span></text:p>
          </table:table-cell>
          <table:table-cell table:style-name="Table5.B5" office:value-type="string">
            <text:p text:style-name="P71">High court</text:p>
          </table:table-cell>
          <table:table-cell table:style-name="Table5.C5" table:number-columns-spanned="2" office:value-type="string">
            <text:p text:style-name="P12"><text:span text:style-name="Default_20_Paragraph_20_Font"><text:span text:style-name="T59">25</text:span></text:span></text:p>
          </table:table-cell>
          <table:covered-table-cell/>
          <table:table-cell table:style-name="Table5.E5" table:number-columns-spanned="2" office:value-type="string">
            <text:p text:style-name="P75">0.5%</text:p>
          </table:table-cell>
          <table:covered-table-cell/>
        </table:table-row>
        <table:table-row table:style-name="Table5.1">
          <table:table-cell table:style-name="Table5.A6" office:value-type="string">
            <text:p text:style-name="P12"><text:span text:style-name="Default_20_Paragraph_20_Font"><text:span text:style-name="T59">RVS</text:span></text:span><text:span text:style-name="Default_20_Paragraph_20_Font"><text:span text:style-name="T66"> (</text:span></text:span><text:span text:style-name="Default_20_Paragraph_20_Font"><text:span text:style-name="T67">Raad van State</text:span></text:span><text:span text:style-name="Default_20_Paragraph_20_Font"><text:span text:style-name="T66">)</text:span></text:span></text:p>
          </table:table-cell>
          <table:table-cell table:style-name="Table5.B6" office:value-type="string">
            <text:p text:style-name="P74">High court</text:p>
          </table:table-cell>
          <table:table-cell table:style-name="Table5.C6" table:number-columns-spanned="2" office:value-type="string">
            <text:p text:style-name="P75">1557</text:p>
          </table:table-cell>
          <table:covered-table-cell/>
          <table:table-cell table:style-name="Table5.E6" table:number-columns-spanned="2" office:value-type="string">
            <text:p text:style-name="P75">31.3%</text:p>
          </table:table-cell>
          <table:covered-table-cell/>
        </table:table-row>
        <table:table-row table:style-name="Table5.1">
          <table:table-cell table:style-name="Table5.A7" office:value-type="string">
            <text:p text:style-name="P12"><text:span text:style-name="Default_20_Paragraph_20_Font"><text:span text:style-name="T59">RBAMS</text:span></text:span><text:span text:style-name="Default_20_Paragraph_20_Font"><text:span text:style-name="T66"> (</text:span></text:span><text:span text:style-name="Default_20_Paragraph_20_Font"><text:span text:style-name="T67">Rechtbank Amsterdam</text:span></text:span><text:span text:style-name="Default_20_Paragraph_20_Font"><text:span text:style-name="T66">)</text:span></text:span></text:p>
          </table:table-cell>
          <table:table-cell table:style-name="Table5.B7" office:value-type="string">
            <text:p text:style-name="P71">District court</text:p>
          </table:table-cell>
          <table:table-cell table:style-name="Table5.C7" table:number-columns-spanned="2" office:value-type="string">
            <text:p text:style-name="P12"><text:span text:style-name="Default_20_Paragraph_20_Font"><text:span text:style-name="T59">357</text:span></text:span></text:p>
          </table:table-cell>
          <table:covered-table-cell/>
          <table:table-cell table:style-name="Table5.E7" table:number-columns-spanned="2" office:value-type="string">
            <text:p text:style-name="P75">7.2%</text:p>
          </table:table-cell>
          <table:covered-table-cell/>
        </table:table-row>
        <table:table-row table:style-name="Table5.1">
          <table:table-cell table:style-name="Table5.A8" office:value-type="string">
            <text:p text:style-name="P12"><text:span text:style-name="Default_20_Paragraph_20_Font"><text:span text:style-name="T59">RBDHA</text:span></text:span><text:span text:style-name="Default_20_Paragraph_20_Font"><text:span text:style-name="T66"> (</text:span></text:span><text:span text:style-name="Default_20_Paragraph_20_Font"><text:span text:style-name="T67">Rechtbank Den Haag</text:span></text:span><text:span text:style-name="Default_20_Paragraph_20_Font"><text:span text:style-name="T66">)</text:span></text:span></text:p>
          </table:table-cell>
          <table:table-cell table:style-name="Table5.B8" office:value-type="string">
            <text:p text:style-name="P71">District court</text:p>
          </table:table-cell>
          <table:table-cell table:style-name="Table5.C8" table:number-columns-spanned="2" office:value-type="string">
            <text:p text:style-name="P75">519</text:p>
          </table:table-cell>
          <table:covered-table-cell/>
          <table:table-cell table:style-name="Table5.E8" table:number-columns-spanned="2" office:value-type="string">
            <text:p text:style-name="P75">10.4%</text:p>
          </table:table-cell>
          <table:covered-table-cell/>
        </table:table-row>
        <table:table-row table:style-name="Table5.1">
          <table:table-cell table:style-name="Table5.A9" office:value-type="string">
            <text:p text:style-name="P12"><text:span text:style-name="Default_20_Paragraph_20_Font"><text:span text:style-name="T59">RBGEL</text:span></text:span><text:span text:style-name="Default_20_Paragraph_20_Font"><text:span text:style-name="T66"> (</text:span></text:span><text:span text:style-name="Default_20_Paragraph_20_Font"><text:span text:style-name="T67">Rechtbank Gelderland</text:span></text:span><text:span text:style-name="Default_20_Paragraph_20_Font"><text:span text:style-name="T66">)</text:span></text:span></text:p>
          </table:table-cell>
          <table:table-cell table:style-name="Table5.B9" office:value-type="string">
            <text:p text:style-name="P71">District court</text:p>
          </table:table-cell>
          <table:table-cell table:style-name="Table5.C9" table:number-columns-spanned="2" office:value-type="string">
            <text:p text:style-name="P75">77</text:p>
          </table:table-cell>
          <table:covered-table-cell/>
          <table:table-cell table:style-name="Table5.E9" table:number-columns-spanned="2" office:value-type="string">
            <text:p text:style-name="P75">1.6%</text:p>
          </table:table-cell>
          <table:covered-table-cell/>
        </table:table-row>
        <table:table-row table:style-name="Table5.1">
          <table:table-cell table:style-name="Table5.A10" office:value-type="string">
            <text:p text:style-name="P12"><text:span text:style-name="Default_20_Paragraph_20_Font"><text:span text:style-name="T59">RBLIM</text:span></text:span><text:span text:style-name="Default_20_Paragraph_20_Font"><text:span text:style-name="T66"> (</text:span></text:span><text:span text:style-name="Default_20_Paragraph_20_Font"><text:span text:style-name="T67">Rechtbank Limburg</text:span></text:span><text:span text:style-name="Default_20_Paragraph_20_Font"><text:span text:style-name="T66">)</text:span></text:span></text:p>
          </table:table-cell>
          <table:table-cell table:style-name="Table5.B10" office:value-type="string">
            <text:p text:style-name="P71">District court</text:p>
          </table:table-cell>
          <table:table-cell table:style-name="Table5.C10" table:number-columns-spanned="2" office:value-type="string">
            <text:p text:style-name="P75">225</text:p>
          </table:table-cell>
          <table:covered-table-cell/>
          <table:table-cell table:style-name="Table5.E10" table:number-columns-spanned="2" office:value-type="string">
            <text:p text:style-name="P75">4.5%</text:p>
          </table:table-cell>
          <table:covered-table-cell/>
        </table:table-row>
        <table:table-row table:style-name="Table5.1">
          <table:table-cell table:style-name="Table5.A11" office:value-type="string">
            <text:p text:style-name="P12"><text:span text:style-name="Default_20_Paragraph_20_Font"><text:span text:style-name="T59">RBMNE</text:span></text:span><text:span text:style-name="Default_20_Paragraph_20_Font"><text:span text:style-name="T66"> (</text:span></text:span><text:span text:style-name="Default_20_Paragraph_20_Font"><text:span text:style-name="T67">Rechtbank Midden-Nederland</text:span></text:span><text:span text:style-name="Default_20_Paragraph_20_Font"><text:span text:style-name="T66">)</text:span></text:span></text:p>
          </table:table-cell>
          <table:table-cell table:style-name="Table5.B11" office:value-type="string">
            <text:p text:style-name="P71">District court</text:p>
          </table:table-cell>
          <table:table-cell table:style-name="Table5.C11" table:number-columns-spanned="2" office:value-type="string">
            <text:p text:style-name="P75">304</text:p>
          </table:table-cell>
          <table:covered-table-cell/>
          <table:table-cell table:style-name="Table5.E11" table:number-columns-spanned="2" office:value-type="string">
            <text:p text:style-name="P75">6.1%</text:p>
          </table:table-cell>
          <table:covered-table-cell/>
        </table:table-row>
        <table:table-row table:style-name="Table5.1">
          <table:table-cell table:style-name="Table5.A12" office:value-type="string">
            <text:p text:style-name="P12"><text:span text:style-name="Default_20_Paragraph_20_Font"><text:span text:style-name="T59">RBNHO</text:span></text:span><text:span text:style-name="Default_20_Paragraph_20_Font"><text:span text:style-name="T66"> (</text:span></text:span><text:span text:style-name="Default_20_Paragraph_20_Font"><text:span text:style-name="T67">Rechtbank Noord-Holland</text:span></text:span><text:span text:style-name="Default_20_Paragraph_20_Font"><text:span text:style-name="T66">)</text:span></text:span></text:p>
          </table:table-cell>
          <table:table-cell table:style-name="Table5.B12" office:value-type="string">
            <text:p text:style-name="P71">District court</text:p>
          </table:table-cell>
          <table:table-cell table:style-name="Table5.C12" table:number-columns-spanned="2" office:value-type="string">
            <text:p text:style-name="P75">340</text:p>
          </table:table-cell>
          <table:covered-table-cell/>
          <table:table-cell table:style-name="Table5.E12" table:number-columns-spanned="2" office:value-type="string">
            <text:p text:style-name="P75">6.8%</text:p>
          </table:table-cell>
          <table:covered-table-cell/>
        </table:table-row>
        <table:table-row table:style-name="Table5.1">
          <table:table-cell table:style-name="Table5.A13" office:value-type="string">
            <text:p text:style-name="P12"><text:span text:style-name="Default_20_Paragraph_20_Font"><text:span text:style-name="T59">RBNNE</text:span></text:span><text:span text:style-name="Default_20_Paragraph_20_Font"><text:span text:style-name="T66"> (</text:span></text:span><text:span text:style-name="Default_20_Paragraph_20_Font"><text:span text:style-name="T67">Rechtbank Noord-Nederland</text:span></text:span><text:span text:style-name="Default_20_Paragraph_20_Font"><text:span text:style-name="T66">)</text:span></text:span></text:p>
          </table:table-cell>
          <table:table-cell table:style-name="Table5.B13" office:value-type="string">
            <text:p text:style-name="P71">District court</text:p>
          </table:table-cell>
          <table:table-cell table:style-name="Table5.C13" table:number-columns-spanned="2" office:value-type="string">
            <text:p text:style-name="P75">83</text:p>
          </table:table-cell>
          <table:covered-table-cell/>
          <table:table-cell table:style-name="Table5.E13" table:number-columns-spanned="2" office:value-type="string">
            <text:p text:style-name="P75">1.7%</text:p>
          </table:table-cell>
          <table:covered-table-cell/>
        </table:table-row>
        <table:table-row table:style-name="Table5.1">
          <table:table-cell table:style-name="Table5.A14" office:value-type="string">
            <text:p text:style-name="P12"><text:span text:style-name="Default_20_Paragraph_20_Font"><text:span text:style-name="T59">RBOBR</text:span></text:span><text:span text:style-name="Default_20_Paragraph_20_Font"><text:span text:style-name="T66"> (</text:span></text:span><text:span text:style-name="Default_20_Paragraph_20_Font"><text:span text:style-name="T67">Rechtbank Oost-Brabant</text:span></text:span><text:span text:style-name="Default_20_Paragraph_20_Font"><text:span text:style-name="T66">)</text:span></text:span></text:p>
          </table:table-cell>
          <table:table-cell table:style-name="Table5.B14" office:value-type="string">
            <text:p text:style-name="P71">District court</text:p>
          </table:table-cell>
          <table:table-cell table:style-name="Table5.C14" table:number-columns-spanned="2" office:value-type="string">
            <text:p text:style-name="P75">23</text:p>
          </table:table-cell>
          <table:covered-table-cell/>
          <table:table-cell table:style-name="Table5.E14" table:number-columns-spanned="2" office:value-type="string">
            <text:p text:style-name="P75">0.5%</text:p>
          </table:table-cell>
          <table:covered-table-cell/>
        </table:table-row>
        <table:table-row table:style-name="Table5.1">
          <table:table-cell table:style-name="Table5.A15" office:value-type="string">
            <text:p text:style-name="P12"><text:span text:style-name="Default_20_Paragraph_20_Font"><text:span text:style-name="T59">RBOVE</text:span></text:span><text:span text:style-name="Default_20_Paragraph_20_Font"><text:span text:style-name="T66"> (</text:span></text:span><text:span text:style-name="Default_20_Paragraph_20_Font"><text:span text:style-name="T67">Rechtbank Overijssel</text:span></text:span><text:span text:style-name="Default_20_Paragraph_20_Font"><text:span text:style-name="T66">)</text:span></text:span></text:p>
          </table:table-cell>
          <table:table-cell table:style-name="Table5.B15" office:value-type="string">
            <text:p text:style-name="P71">District court</text:p>
          </table:table-cell>
          <table:table-cell table:style-name="Table5.C15" table:number-columns-spanned="2" office:value-type="string">
            <text:p text:style-name="P75">48</text:p>
          </table:table-cell>
          <table:covered-table-cell/>
          <table:table-cell table:style-name="Table5.E15" table:number-columns-spanned="2" office:value-type="string">
            <text:p text:style-name="P75">1.0%</text:p>
          </table:table-cell>
          <table:covered-table-cell/>
        </table:table-row>
        <table:table-row table:style-name="Table5.1">
          <table:table-cell table:style-name="Table5.A16" office:value-type="string">
            <text:p text:style-name="P12"><text:span text:style-name="Default_20_Paragraph_20_Font"><text:span text:style-name="T59">RBROT</text:span></text:span><text:span text:style-name="Default_20_Paragraph_20_Font"><text:span text:style-name="T66"> (</text:span></text:span><text:span text:style-name="Default_20_Paragraph_20_Font"><text:span text:style-name="T67">Rechtbank Rotterdam</text:span></text:span><text:span text:style-name="Default_20_Paragraph_20_Font"><text:span text:style-name="T66">)</text:span></text:span></text:p>
          </table:table-cell>
          <table:table-cell table:style-name="Table5.B16" office:value-type="string">
            <text:p text:style-name="P71">District court</text:p>
          </table:table-cell>
          <table:table-cell table:style-name="Table5.C16" table:number-columns-spanned="2" office:value-type="string">
            <text:p text:style-name="P75">177</text:p>
          </table:table-cell>
          <table:covered-table-cell/>
          <table:table-cell table:style-name="Table5.E16" table:number-columns-spanned="2" office:value-type="string">
            <text:p text:style-name="P75">3.6%</text:p>
          </table:table-cell>
          <table:covered-table-cell/>
        </table:table-row>
        <table:table-row table:style-name="Table5.1">
          <table:table-cell table:style-name="Table5.A17" office:value-type="string">
            <text:p text:style-name="P12"><text:span text:style-name="Default_20_Paragraph_20_Font"><text:span text:style-name="T59">RBZWB</text:span></text:span><text:span text:style-name="Default_20_Paragraph_20_Font"><text:span text:style-name="T61"> (</text:span></text:span><text:span text:style-name="Default_20_Paragraph_20_Font"><text:span text:style-name="T62">Rechtbank Zeeland-West-Brabant</text:span></text:span><text:span text:style-name="Default_20_Paragraph_20_Font"><text:span text:style-name="T61">)</text:span></text:span></text:p>
          </table:table-cell>
          <table:table-cell table:style-name="Table5.B17" office:value-type="string">
            <text:p text:style-name="P71">District court</text:p>
          </table:table-cell>
          <table:table-cell table:style-name="Table5.C17" table:number-columns-spanned="2" office:value-type="string">
            <text:p text:style-name="P75">521</text:p>
          </table:table-cell>
          <table:covered-table-cell/>
          <table:table-cell table:style-name="Table5.E17" table:number-columns-spanned="2" office:value-type="string">
            <text:p text:style-name="P75">10.5%</text:p>
          </table:table-cell>
          <table:covered-table-cell/>
        </table:table-row>
        <table:table-row table:style-name="Table5.1">
          <table:table-cell table:style-name="Table5.A18" office:value-type="string">
            <text:p text:style-name="P74">Total district court = 2674, 53.8%. Total high court = 2293, 46.2%.</text:p>
          </table:table-cell>
          <table:table-cell table:style-name="Table5.B18" office:value-type="string">
            <text:p text:style-name="P71"/>
          </table:table-cell>
          <table:table-cell table:style-name="Table5.C18" table:number-columns-spanned="2" office:value-type="string">
            <text:p text:style-name="P75"/>
          </table:table-cell>
          <table:covered-table-cell/>
          <table:table-cell table:style-name="Table5.E18" table:number-columns-spanned="2" office:value-type="string">
            <text:p text:style-name="P75"/>
          </table:table-cell>
          <table:covered-table-cell/>
        </table:table-row>
      </table:table>
      <text:h text:style-name="Heading_20_3" text:outline-level="3"><text:bookmark-start text:name="_Toc73654158"/><text:bookmark-start text:name="__RefHeading___Toc7589_383086430"/><text:span text:style-name="Default_20_Paragraph_20_Font"><text:span text:style-name="T53">C. Statistical methods</text:span></text:span><text:bookmark-end text:name="_Toc73654158"/><text:bookmark-end text:name="__RefHeading___Toc7589_383086430"/></text:h>
      <text:p text:style-name="Text_20_body"><text:span text:style-name="Default_20_Paragraph_20_Font"><text:span text:style-name="T20">Inspiration to measure influence is taken from Šadl and Sankari (2016) who measured the influence of Advocate Generals (AG) at the European Court of Justice. They measure </text:span></text:span><text:span text:style-name="Default_20_Paragraph_20_Font"><text:span text:style-name="T21">implicit influence</text:span></text:span><text:span text:style-name="Default_20_Paragraph_20_Font"><text:span text:style-name="T20"> by considering several parameters, of which the advice of the AG and the actual outcome of the case are two. The theory is </text:span></text:span><text:soft-page-break/><text:span text:style-name="Default_20_Paragraph_20_Font"><text:span text:style-name="T20">that an advice that corresponds with the outcome of the case means that the AG had influence; an advice and outcome that are not similar means that the court deviated from the advice of the AG, therefore the advice did not have any influence. <text:s/>Šadl and Sankari, however, did not employ any statistical hypothesis testing. They only looked at descriptive statistics.</text:span></text:span></text:p>
      <text:p text:style-name="P60"/>
      <text:p text:style-name="P60">In this paper, I take a similar approach as Šadl and Sankari but I do employ statistical hypothesis testing. The theory to measuring influence is based on how well we can predict the outcome of a verdict based on several parameters. In this case, the most important parameter is the relative experience of judicial assistants to judges. The amount of influence this parameter has in explaining the outcome of a verdict, is an important indication for how much the influence an assistant might have.</text:p>
      <text:p text:style-name="P60"/>
      <text:p text:style-name="Text_20_body"><text:span text:style-name="Default_20_Paragraph_20_Font"><text:span text:style-name="T20">I use a logistic regression for this because the outcome of a verdict is binary (see section 3.B.VII). The related hypotheses I want to test are:</text:span></text:span></text:p>
      <text:p text:style-name="P60"/>
      <text:p text:style-name="P14"><text:span text:style-name="Default_20_Paragraph_20_Font"><text:span text:style-name="T21">H</text:span></text:span><text:span text:style-name="Default_20_Paragraph_20_Font"><text:span text:style-name="T16">0</text:span></text:span><text:span text:style-name="Default_20_Paragraph_20_Font"><text:span text:style-name="T20">: The relative experience between judge and judicial assistant has </text:span></text:span><text:span text:style-name="Default_20_Paragraph_20_Font"><text:span text:style-name="T24">no</text:span></text:span><text:span text:style-name="Default_20_Paragraph_20_Font"><text:span text:style-name="T20"> effect on the outcome of a verdict.<text:line-break/></text:span></text:span><text:span text:style-name="Default_20_Paragraph_20_Font"><text:span text:style-name="T21">H</text:span></text:span><text:span text:style-name="Default_20_Paragraph_20_Font"><text:span text:style-name="T16">a</text:span></text:span><text:span text:style-name="Default_20_Paragraph_20_Font"><text:span text:style-name="T20">: The relative experience between judge and judicial assistant has </text:span></text:span><text:span text:style-name="Default_20_Paragraph_20_Font"><text:span text:style-name="T24">an</text:span></text:span><text:span text:style-name="Default_20_Paragraph_20_Font"><text:span text:style-name="T20"> effect on the outcome of a verdict.</text:span></text:span></text:p>
      <text:p text:style-name="P60"/>
      <text:p text:style-name="P60">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60"/>
      <text:p text:style-name="Text_20_body"><text:span text:style-name="Default_20_Paragraph_20_Font"><text:span text:style-name="T20">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21">p </text:span></text:span><text:span text:style-name="Default_20_Paragraph_20_Font"><text:span text:style-name="T20">&lt; 0.05). The relative experience variable passed Levene’s test (</text:span></text:span><text:span text:style-name="Default_20_Paragraph_20_Font"><text:span text:style-name="T21">p &gt; </text:span></text:span><text:span text:style-name="Default_20_Paragraph_20_Font"><text:span text:style-name="T20">0.05) while complexity did not (</text:span></text:span><text:span text:style-name="Default_20_Paragraph_20_Font"><text:span text:style-name="T21">p </text:span></text:span><text:span text:style-name="Default_20_Paragraph_20_Font"><text:span text:style-name="T20">&lt; 0.05). That is a weakness to the test employed.</text:span></text:span></text:p>
      <text:h text:style-name="P21" text:outline-level="2"><text:bookmark-start text:name="_Toc73654159"/><text:bookmark-start text:name="__RefHeading___Toc3183_1383133807"/>4. <text:bookmark-start text:name="__RefHeading___Toc3887_2386464143"/>Analysis &amp; results<text:bookmark-end text:name="_Toc73654159"/><text:bookmark-end text:name="__RefHeading___Toc3183_1383133807"/><text:bookmark-end text:name="__RefHeading___Toc3887_2386464143"/></text:h>
      <text:h text:style-name="P22" text:outline-level="3"><text:bookmark-start text:name="_Toc73654160"/><text:bookmark-start text:name="__RefHeading___Toc3185_1383133807"/>A. Main hypothesis<text:bookmark-end text:name="_Toc73654160"/><text:bookmark-end text:name="__RefHeading___Toc3185_1383133807"/></text:h>
      <text:p text:style-name="P16">Table 4 shows a logistic regression on four variables: relative experience, complexity panel and institution. Each It shows that our main hypothesis, the relative experience between judges and assistants has no significant effect on the outcome of a verdict, cannot be rejected. This outcome is similar to previous research conducted by Mascini and Holvast (2020) who found that the relative experience did not contribute to the outcome of a case.</text:p>
      <text:p text:style-name="P1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p text:style-name="P12"><text:span text:style-name="Default_20_Paragraph_20_Font"><text:span text:style-name="T55">Table 4. Logistic regression analysis of 4967 verdicts in administrative law in 2020</text:span></text:span></text:p>
          </table:table-cell>
          <table:covered-table-cell/>
          <table:covered-table-cell/>
          <table:covered-table-cell/>
          <table:covered-table-cell/>
          <table:covered-table-cell/>
        </table:table-row>
        <table:table-row table:style-name="Table6.1">
          <table:table-cell table:style-name="Table6.A2" office:value-type="string">
            <text:p text:style-name="P69">Parameter</text:p>
          </table:table-cell>
          <table:table-cell table:style-name="Table6.A2" office:value-type="string">
            <text:p text:style-name="P69">β</text:p>
          </table:table-cell>
          <table:table-cell table:style-name="Table6.A2" office:value-type="string">
            <text:p text:style-name="P69">S.E.</text:p>
          </table:table-cell>
          <table:table-cell table:style-name="Table6.A2" office:value-type="string">
            <text:p text:style-name="P69">Wald’s χ2</text:p>
          </table:table-cell>
          <table:table-cell table:style-name="Table6.A2" office:value-type="string">
            <text:p text:style-name="P69">df</text:p>
          </table:table-cell>
          <table:table-cell table:style-name="Table6.A2" office:value-type="string">
            <text:p text:style-name="P12"><text:span text:style-name="Default_20_Paragraph_20_Font"><text:span text:style-name="T52">p</text:span></text:span><text:span text:style-name="Default_20_Paragraph_20_Font"><text:span text:style-name="T50">-value</text:span></text:span></text:p>
          </table:table-cell>
        </table:table-row>
        <table:table-row table:style-name="Table6.3">
          <table:table-cell table:style-name="Table6.A3" office:value-type="string">
            <text:p text:style-name="P71">Constant</text:p>
          </table:table-cell>
          <table:table-cell table:style-name="Table6.A3" office:value-type="string">
            <text:p text:style-name="P71">1.07</text:p>
          </table:table-cell>
          <table:table-cell table:style-name="Table6.A3" office:value-type="string">
            <text:p text:style-name="P71">.06</text:p>
          </table:table-cell>
          <table:table-cell table:style-name="Table6.A3" office:value-type="string">
            <text:p text:style-name="P71">310.28</text:p>
          </table:table-cell>
          <table:table-cell table:style-name="Table6.A3" office:value-type="string">
            <text:p text:style-name="P71">1</text:p>
          </table:table-cell>
          <table:table-cell table:style-name="Table6.A3" office:value-type="string">
            <text:p text:style-name="P71">.000</text:p>
          </table:table-cell>
        </table:table-row>
        <table:table-row table:style-name="Table6.3">
          <table:table-cell table:style-name="Table6.A4" office:value-type="string">
            <text:p text:style-name="P71">Relative experience between judge and assistant</text:p>
          </table:table-cell>
          <table:table-cell table:style-name="Table6.A4" office:value-type="string">
            <text:p text:style-name="P71">.00</text:p>
          </table:table-cell>
          <table:table-cell table:style-name="Table6.A4" office:value-type="string">
            <text:p text:style-name="P71">.00</text:p>
          </table:table-cell>
          <table:table-cell table:style-name="Table6.A4" office:value-type="string">
            <text:p text:style-name="P71">.14</text:p>
          </table:table-cell>
          <table:table-cell table:style-name="Table6.A4" office:value-type="string">
            <text:p text:style-name="P71">1</text:p>
          </table:table-cell>
          <table:table-cell table:style-name="Table6.A4" office:value-type="string">
            <text:p text:style-name="P71">.708</text:p>
          </table:table-cell>
        </table:table-row>
        <table:table-row table:style-name="Table6.5">
          <table:table-cell table:style-name="Table6.A4" office:value-type="string">
            <text:p text:style-name="P71">Complexity of verdict</text:p>
          </table:table-cell>
          <table:table-cell table:style-name="Table6.A4" office:value-type="string">
            <text:p text:style-name="P71">-.013</text:p>
          </table:table-cell>
          <table:table-cell table:style-name="Table6.A4" office:value-type="string">
            <text:p text:style-name="P71">.00</text:p>
          </table:table-cell>
          <table:table-cell table:style-name="Table6.A4" office:value-type="string">
            <text:p text:style-name="P71">38.69</text:p>
          </table:table-cell>
          <table:table-cell table:style-name="Table6.A4" office:value-type="string">
            <text:p text:style-name="P71">1</text:p>
          </table:table-cell>
          <table:table-cell table:style-name="Table6.A4" office:value-type="string">
            <text:p text:style-name="P71">.000</text:p>
          </table:table-cell>
        </table:table-row>
        <table:table-row table:style-name="Table6.1">
          <table:table-cell table:style-name="Table6.A4" office:value-type="string">
            <text:p text:style-name="P71">Judged by panel (vs. single-judge)</text:p>
          </table:table-cell>
          <table:table-cell table:style-name="Table6.A4" office:value-type="string">
            <text:p text:style-name="P71">-.37</text:p>
          </table:table-cell>
          <table:table-cell table:style-name="Table6.A4" office:value-type="string">
            <text:p text:style-name="P71">.08</text:p>
          </table:table-cell>
          <table:table-cell table:style-name="Table6.A4" office:value-type="string">
            <text:p text:style-name="P71">19.72</text:p>
          </table:table-cell>
          <table:table-cell table:style-name="Table6.A4" office:value-type="string">
            <text:p text:style-name="P71">1</text:p>
          </table:table-cell>
          <table:table-cell table:style-name="Table6.A4" office:value-type="string">
            <text:p text:style-name="P71">.000</text:p>
          </table:table-cell>
        </table:table-row>
        <table:table-row table:style-name="Table6.7">
          <table:table-cell table:style-name="Table6.A1" office:value-type="string">
            <text:p text:style-name="P71">Institution</text:p>
          </table:table-cell>
          <table:table-cell table:style-name="Table6.A1" office:value-type="string">
            <text:p text:style-name="P71">.34</text:p>
          </table:table-cell>
          <table:table-cell table:style-name="Table6.A1" office:value-type="string">
            <text:p text:style-name="P71">.07</text:p>
          </table:table-cell>
          <table:table-cell table:style-name="Table6.A1" office:value-type="string">
            <text:p text:style-name="P71">25.52</text:p>
          </table:table-cell>
          <table:table-cell table:style-name="Table6.A1" office:value-type="string">
            <text:p text:style-name="P71">1</text:p>
          </table:table-cell>
          <table:table-cell table:style-name="Table6.A1" office:value-type="string">
            <text:p text:style-name="P71">.000</text:p>
          </table:table-cell>
        </table:table-row>
        <table:table-row table:style-name="Table6.7">
          <table:table-cell table:style-name="Table6.A2" table:number-columns-spanned="6" office:value-type="string">
            <text:p text:style-name="P12"><text:span text:style-name="Default_20_Paragraph_20_Font"><text:span text:style-name="T60">Cox &amp; Snell R</text:span></text:span><text:span text:style-name="Default_20_Paragraph_20_Font"><text:span text:style-name="T10">2</text:span></text:span><text:span text:style-name="Default_20_Paragraph_20_Font"><text:span text:style-name="T60"> = .03, Nagelkerke R</text:span></text:span><text:span text:style-name="Default_20_Paragraph_20_Font"><text:span text:style-name="T10">2</text:span></text:span><text:span text:style-name="Default_20_Paragraph_20_Font"><text:span text:style-name="T60"> = .04. </text:span></text:span><text:span text:style-name="Default_20_Paragraph_20_Font"><text:span text:style-name="T65">Experience in days. Complexity is a composite index based on length of verdict, references to previous cases and references to law. Panel is codes such that 0 is a single-judge case and 1 is a panel case. Institution is coded such that 0 are district courts and 1 are higher courts.</text:span></text:span></text:p>
          </table:table-cell>
          <table:covered-table-cell/>
          <table:covered-table-cell/>
          <table:covered-table-cell/>
          <table:covered-table-cell/>
          <table:covered-table-cell/>
        </table:table-row>
      </table:table>
      <text:p text:style-name="P16"/>
      <text:h text:style-name="P22" text:outline-level="3"><text:bookmark-start text:name="_Toc73654161"/><text:bookmark-start text:name="__RefHeading___Toc3187_1383133807"/>B. Other results<text:bookmark-end text:name="_Toc73654161"/><text:bookmark-end text:name="__RefHeading___Toc3187_1383133807"/></text:h>
      <text:p text:style-name="P15"><text:span text:style-name="Default_20_Paragraph_20_Font"><text:span text:style-name="T56">Three variables do show significant result: complexity, panel and institution (</text:span></text:span><text:span text:style-name="Default_20_Paragraph_20_Font"><text:span text:style-name="T57">p </text:span></text:span><text:span text:style-name="Default_20_Paragraph_20_Font"><text:span text:style-name="T56">&lt; 0.001). This is different from the research by Mascini and Holvast (2020), who found that neither panel nor complexity of the verdict was a significant predictor to the outcome of a case. Mascini and Holvast did note that their methodology might be lacking, and that there was relatively little previous research done on these contextual factors.</text:span></text:span></text:p>
      <text:p text:style-name="P16"/>
      <text:p text:style-name="P15"><text:span text:style-name="Default_20_Paragraph_20_Font"><text:span text:style-name="T56">This model shows a low R</text:span></text:span><text:span text:style-name="Default_20_Paragraph_20_Font"><text:span text:style-name="T44">2</text:span></text:span><text:span text:style-name="Default_20_Paragraph_20_Font"><text:span text:style-name="T56">. This means that this model can explain 4% of the variance in outcome of cases. An R</text:span></text:span><text:span text:style-name="Default_20_Paragraph_20_Font"><text:span text:style-name="T44">2</text:span></text:span><text:span text:style-name="Default_20_Paragraph_20_Font"><text:span text:style-name="T56"> of 4% is low, especially when compared to the 45.8% that Mascini and Holvast found when checking for other parameters. However, the 4% found for these contextual factors does correspond to the low R</text:span></text:span><text:span text:style-name="Default_20_Paragraph_20_Font"><text:span text:style-name="T44">2 </text:span></text:span><text:span text:style-name="Default_20_Paragraph_20_Font"><text:span text:style-name="T56">Mascini and Holvast found for contextual factors (1.3%). </text:span></text:span></text:p>
      <text:p text:style-name="P16"/>
      <text:p text:style-name="P15"><text:span text:style-name="Default_20_Paragraph_20_Font"><text:span text:style-name="T56">Some other, exploratory research was done on the dataset. When using the original variables for relative experience (experience of judge and assistant in days), the result did not change both variables were not significant (</text:span></text:span><text:span text:style-name="Default_20_Paragraph_20_Font"><text:span text:style-name="T57">p</text:span></text:span><text:span text:style-name="Default_20_Paragraph_20_Font"><text:span text:style-name="T56"> &gt; 0.05). A metric that indicates how many cases an assistant has been involved with, also was not significant (</text:span></text:span><text:span text:style-name="Default_20_Paragraph_20_Font"><text:span text:style-name="T57">p </text:span></text:span><text:span text:style-name="Default_20_Paragraph_20_Font"><text:span text:style-name="T56">&gt; 0.05). The individual factors of the complexity of the verdict each were significant (</text:span></text:span><text:span text:style-name="Default_20_Paragraph_20_Font"><text:span text:style-name="T57">p </text:span></text:span><text:span text:style-name="Default_20_Paragraph_20_Font"><text:span text:style-name="T56">&lt; 0.05). This shows that each factor taken to construct the index contributes to model.</text:span></text:span></text:p>
      <text:p text:style-name="P17"/>
      <text:p text:style-name="P58"/>
      <text:h text:style-name="Heading_20_2" text:outline-level="2"><text:bookmark-start text:name="_Toc73654162"/><text:bookmark-start text:name="__RefHeading___Toc3885_2386464143"/><text:span text:style-name="T49">5. Discussion &amp; </text:span><text:span text:style-name="Default_20_Paragraph_20_Font"><text:span text:style-name="T53">options</text:span></text:span><text:span text:style-name="T49"> for further research</text:span><text:bookmark-end text:name="_Toc73654162"/><text:bookmark-end text:name="__RefHeading___Toc3885_2386464143"/></text:h>
      <text:p text:style-name="P56">In the last chapter I discuss the findings of this paper in the broader context of previous research. I also discuss options for further research and conclude with a reflection on using quantitative methods in legal research.</text:p>
      <text:p text:style-name="P56"/>
      <text:p text:style-name="P56">The main conclusion of this research was that no connection was found between the relative experience of a judge and assistant, or their individual experience, and the outcome of a case. Additionally, three other factors were found to have a significant result: the complexity of the verdict, whether the case was adjudicated by a single-judge or a panel, and the institution that handled the case.</text:p>
      <text:h text:style-name="P22" text:outline-level="3"><text:bookmark-start text:name="_Toc73654163"/><text:bookmark-start text:name="__RefHeading___Toc3474_4126577050"/>A. Implications of this research<text:bookmark-end text:name="_Toc73654163"/><text:bookmark-end text:name="__RefHeading___Toc3474_4126577050"/></text:h>
      <text:p text:style-name="P56"><text:bookmark-start text:name="__RefHeading___Toc4083_1044121681"/>This research fits within a newer field of research on the influence of judicial assistants within the judiciary. The idea to research the experience of judicial assistants came from Holvast (2017) who conducted ethnographic research within the judiciary. Holvast and Mascini (2020) showed that the relative experience of judges and judicial assistants did not contribute to the outcome of a case; this research supports that theory. In contrast to Holvast and Mascini (2020), this research does find that the complexity of the case and panel did contribute to the outcome of the case. This research did find that the level (district court vs. high court) at which a case is handled, does have a significant effect on the outcome of the verdict.</text:p>
      <text:p text:style-name="P56"/>
      <text:p text:style-name="P56">All of these findings should be seen within the context of this research. This research was based on a dataset if 4967 cases published in 2020. The method to analyse such a large number of cases has not yet been employed often within the Dutch context. In that context, this research is innovative. However, since this research is conducted on cases that were published by the Dutch judiciary, and only a small selection of cases are published, the population on which this research was done is biased.</text:p>
      <text:p text:style-name="P56"/>
      <text:p text:style-name="P56">Within the practical context of the judiciary, this research supports the theory that – from the perspective of the outcome of the case – no care should be taken which judge or assistant is assigned to a case. There might be other important factors that play a role in selecting a judge and assistant for a case (like expertise, ambition or sensitivity when it is a case of large societal importance).</text:p>
      <text:p text:style-name="P56"/>
      <text:p text:style-name="P56">In the broader context of legal research, this research is an example of how to use a purely quantitative method to research a practical legal question. Especially the method to construct a complexity index for cases, and the methodology to recognize judges and judicial assistants in large number of cases should allow other legal researchers to do big scale statistical analyses of cases more easily. In any case, this methodology, which has proven to be accurate, should prevent researchers from hand-coding large number of cases themselves.</text:p>
      <text:h text:style-name="P22" text:outline-level="3"><text:bookmark-start text:name="_Toc73654164"/><text:bookmark-start text:name="__RefHeading___Toc3189_1383133807"/>B. Further research options<text:bookmark-end text:name="_Toc73654164"/><text:bookmark-end text:name="__RefHeading___Toc3189_1383133807"/></text:h>
      <text:p text:style-name="P56">Various options to extend this research exist. For example, this research can be repeated across different years and legal areas, in order to be able to increase the generalizability of the conclusions of this research. This research could also be combined with a survey amongst judges and assistants to collect information on <text:soft-page-break/>their opinion on the principal-agent theory factors researched by Mascini and Holvast (2020). It is hypothesised that adding those factors should increase the explainability of this model.</text:p>
      <text:p text:style-name="P56"/>
      <text:p text:style-name="P56">The research by Rosenthal and Yoon (2013) has, to my knowledge, not yet been conducted in the Netherlands or on the Dutch judiciary. Repeating that research is interesting, based on this dataset, might be interesting because we would be able to see how much individual judges and assistants contribute to the writing of the verdict.</text:p>
      <text:p text:style-name="P56"/>
      <text:p text:style-name="P56">The research of Šadl and Sankari (2016) on the role the Advocate General plays at an EU level, could be repeated as well within the Dutch context. The Dutch AG has a similar role as the EU AG. Sadl and Sankari did not employ any thorough statistical hypotheses testing; their research was descriptive of nature. Repeating their research for the Dutch context should include statistical hypothesis testing though.</text:p>
      <text:h text:style-name="P22" text:outline-level="3"><text:bookmark-start text:name="_Toc73654165"/><text:bookmark-start text:name="__RefHeading___Toc3191_1383133807"/>C. Problems of this research<text:bookmark-end text:name="_Toc73654165"/><text:bookmark-end text:name="__RefHeading___Toc3191_1383133807"/><text:bookmark-end text:name="__RefHeading___Toc4083_1044121681"/></text:h>
      <text:p text:style-name="P56">There are a few important methodological weaknesses that require attention. This research tried to find a <text:s/></text:p>
      <text:p text:style-name="P56"/>
      <text:p text:style-name="P56">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56"/>
      <text:p text:style-name="P56">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It is unlikely, however, that the relative experience variable would become significant in this model with the addition of extra factors.</text:p>
      <text:p text:style-name="P56"/>
      <text:p text:style-name="P56">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7).</text:p>
      <text:p text:style-name="P56"/>
      <text:p text:style-name="P56">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h text:style-name="P22" text:outline-level="3"><text:bookmark-start text:name="_Toc73654166"/><text:bookmark-start text:name="__RefHeading___Toc8363_2188884813"/><text:soft-page-break/>D. A note on data accessibility within the Dutch judiciary<text:bookmark-end text:name="_Toc73654166"/><text:bookmark-end text:name="__RefHeading___Toc8363_2188884813"/></text:h>
      <text:p text:style-name="P56">A transparent judiciary is essential for the rule of law. In the Netherlands, this is codified in Article 121 of the constitution. However, although all verdicts are ‘made public’, not all verdicts are publicly available. This confusing, but important distinction makes this research difficult. Article 121 only dictates that the verdict must be read out in public, not that the integral text of the verdict should be made public.</text:p>
      <text:p text:style-name="P56"/>
      <text:p text:style-name="P56">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56"/>
      <text:p text:style-name="Text_20_body"><text:span text:style-name="T49">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20">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60"/>
      <text:p text:style-name="P60">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cannot know whether what you know is enough to do an analysis.</text:p>
      <text:p text:style-name="P62"/>
      <text:p text:style-name="P56">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p text:style-name="P56"/>
      <text:p text:style-name="P59"/>
      <text:h text:style-name="P21" text:outline-level="2"><text:bookmark-start text:name="_Toc73654167"/><text:bookmark-start text:name="__RefHeading___Toc3924_2386464143"/>Bibliography<text:bookmark-end text:name="_Toc73654167"/><text:bookmark-end text:name="__RefHeading___Toc3924_2386464143"/></text:h>
      <text:p text:style-name="Standard"><text:span text:style-name="T49">A. M. Hol (2001). </text:span><text:span text:style-name="Default_20_Paragraph_20_Font"><text:span text:style-name="T64">De rechterlijke macht in spagaat: Over rechterlijke samenwerking en bestuurlijke</text:span></text:span></text:p>
      <text:p text:style-name="Standard"><text:span text:style-name="Default_20_Paragraph_20_Font"><text:span text:style-name="T64">grenzen. </text:span></text:span><text:span text:style-name="Default_20_Paragraph_20_Font"><text:span text:style-name="T60">Part of C. P. M. Cleiren &amp; G. K. Schoep (Eds.). </text:span></text:span><text:span text:style-name="Default_20_Paragraph_20_Font"><text:span text:style-name="T64">Rechterlijke samenwerking </text:span></text:span><text:span text:style-name="Default_20_Paragraph_20_Font"><text:span text:style-name="T60">(pp. 91-100) Gouda</text:span></text:span></text:p>
      <text:p text:style-name="P42">Quint.</text:p>
      <text:p text:style-name="P42"/>
      <text:p text:style-name="Standard"><text:span text:style-name="Default_20_Paragraph_20_Font"><text:span text:style-name="T60">A. Ward &amp; D. L. Weiden (2006). </text:span></text:span><text:span text:style-name="Default_20_Paragraph_20_Font"><text:span text:style-name="T51">Sorcerers’ Apprentices: 100 Years of Law Clerks at the</text:span></text:span></text:p>
      <text:p text:style-name="Standard"><text:span text:style-name="Default_20_Paragraph_20_Font"><text:span text:style-name="T51">United States Supreme Court. </text:span></text:span><text:span text:style-name="T49">New York: New York University Press.</text:span></text:p>
      <text:p text:style-name="P35"/>
      <text:p text:style-name="Standard"><text:span text:style-name="Default_20_Paragraph_20_Font"><text:span text:style-name="T60">B. Marseille &amp; M. Wever (2019).</text:span></text:span><text:span text:style-name="Default_20_Paragraph_20_Font"><text:span text:style-name="T64"> Het verstrekken van niet-gepubliceerde uitspraken door de Rechtspraak: Gunst of recht?</text:span></text:span><text:span text:style-name="Default_20_Paragraph_20_Font"><text:span text:style-name="T60"> </text:span></text:span><text:span text:style-name="T49">Website Nederlands Juristenblad. Retrieved on April 9, from </text:span><text:a xlink:type="simple" xlink:href="https://www.njb.nl/blogs/het-verstrekken-van-niet-gepubliceerde-uitspraken-door-de-rechtspraak-gunst-of-recht/" office:target-frame-name="_top" xlink:show="replace" text:style-name="Internet_20_link" text:visited-style-name="Visited_20_Internet_20_Link"><text:span text:style-name="T49">https://www.njb.nl/blogs/het-verstrekken-van-niet-gepubliceerde-uitspraken-door-de-rechtspraak-gunst-of-recht/</text:span></text:a></text:p>
      <text:p text:style-name="P35"/>
      <text:p text:style-name="Standard"><text:span text:style-name="Default_20_Paragraph_20_Font"><text:span text:style-name="T60">B. van Klink &amp; H.S. Taekema (Ed.). </text:span></text:span><text:span text:style-name="T49">(2011). Law and Method. On Interdisciplinary Research into Law. </text:span><text:span text:style-name="Default_20_Paragraph_20_Font"><text:span text:style-name="T60">Tübingen: Mohr Siebeck.</text:span></text:span></text:p>
      <text:p text:style-name="P42"/>
      <text:p text:style-name="Standard"><text:span text:style-name="Default_20_Paragraph_20_Font"><text:span text:style-name="T60">B. van Roermund (2017). </text:span></text:span><text:span text:style-name="Default_20_Paragraph_20_Font"><text:span text:style-name="T64">Filosofie in de rechtszaal.</text:span></text:span><text:span text:style-name="Default_20_Paragraph_20_Font"><text:span text:style-name="T60"> </text:span></text:span><text:span text:style-name="T49">2(46) Netherlands Journal of Legal Philosophy. </text:span><text:span text:style-name="Default_20_Paragraph_20_Font"><text:span text:style-name="T60">DOI: </text:span></text:span><text:a xlink:type="simple" xlink:href="https://doi.org/10.5553/NJLP/221307132017046002007" office:target-frame-name="_top" xlink:show="replace" text:style-name="Internet_20_link" text:visited-style-name="Visited_20_Internet_20_Link"><text:span text:style-name="Default_20_Paragraph_20_Font"><text:span text:style-name="T60">https://doi.org/10.5553/NJLP/221307132017046002007</text:span></text:span></text:a></text:p>
      <text:p text:style-name="P42"/>
      <text:p text:style-name="Standard"><text:span text:style-name="Default_20_Paragraph_20_Font"><text:span text:style-name="T60">Beroepsgegevens en nevenfuncties van rechters (2021). Raad voor de Rechtspraak. Retrieved on February 21, 2021 from </text:span></text:span><text:a xlink:type="simple" xlink:href="https://namenlijst.rechtspraak.nl/#!/zoeken/index" office:target-frame-name="_top" xlink:show="replace" text:style-name="Internet_20_link" text:visited-style-name="Visited_20_Internet_20_Link"><text:span text:style-name="Default_20_Paragraph_20_Font"><text:span text:style-name="T60">https://namenlijst.rechtspraak.nl/#!/zoeken/index</text:span></text:span></text:a></text:p>
      <text:p text:style-name="P42"/>
      <text:p text:style-name="Standard"><text:span text:style-name="Default_20_Paragraph_20_Font"><text:span text:style-name="T60">Boston Consulting Group (2019). </text:span></text:span><text:span text:style-name="Default_20_Paragraph_20_Font"><text:span text:style-name="T64">Doorlichting Financiën Rechtspraak</text:span></text:span><text:span text:style-name="Default_20_Paragraph_20_Font"><text:span text:style-name="T60">. Raad voor de Rechtspraak. Retrieved on April 6 from </text:span></text:span><text:a xlink:type="simple" xlink:href="https://www.rechtspraak.nl/SiteCollectionDocuments/doorlichting-Rechtspraak-BCG.pdf" office:target-frame-name="_top" xlink:show="replace" text:style-name="Internet_20_link" text:visited-style-name="Visited_20_Internet_20_Link"><text:span text:style-name="Default_20_Paragraph_20_Font"><text:span text:style-name="T60">https://www.rechtspraak.nl/SiteCollectionDocuments/doorlichting-Rechtspraak-BCG.pdf</text:span></text:span></text:a></text:p>
      <text:p text:style-name="P42"/>
      <text:p text:style-name="Standard"><text:span text:style-name="Default_20_Paragraph_20_Font"><text:span text:style-name="T60">C. N. J. de Vey Mestdagh (2017). </text:span></text:span><text:span text:style-name="Default_20_Paragraph_20_Font"><text:span text:style-name="T51">A Model of Complexity for the Legal Domain.</text:span></text:span><text:span text:style-name="T49"> Conference proceedings, presented at the IS4SI 2017 Summit Digitalisation for a Sustainable Society. Retrieved on May 24, 2021.</text:span></text:p>
      <text:p text:style-name="P35"/>
      <text:p text:style-name="Standard"><text:span text:style-name="T49">CCJE Opinion 22 (2019) on the role of judicial assistants. </text:span><text:a xlink:type="simple" xlink:href="https://rm.coe.int/opinion-22-ccje-en/168098eecb" office:target-frame-name="_top" xlink:show="replace" text:style-name="Internet_20_link" text:visited-style-name="Visited_20_Internet_20_Link"><text:span text:style-name="Default_20_Paragraph_20_Font"><text:span text:style-name="T60">https://rm.coe.int/opinion-22-ccje-en/168098eecb</text:span></text:span></text:a></text:p>
      <text:p text:style-name="P42"/>
      <text:p text:style-name="Standard"><text:span text:style-name="Default_20_Paragraph_20_Font"><text:span text:style-name="T25">Commissie Visitatie Gerechten (2018). </text:span></text:span><text:span text:style-name="Default_20_Paragraph_20_Font"><text:span text:style-name="T26">Rapport visitatie gerechten 2018: Goede rechtspraak, sterke rechtsstaat.</text:span></text:span><text:span text:style-name="Default_20_Paragraph_20_Font"><text:span text:style-name="T25"> Raad voor de Rechtspraak. Retrieved on April 4 from </text:span></text:span><text:a xlink:type="simple" xlink:href="https://www.rechtspraak.nl/SiteCollectionDocuments/Rapport%20Visitatie%202018.PDF" office:target-frame-name="_top" xlink:show="replace" text:style-name="Internet_20_link" text:visited-style-name="Visited_20_Internet_20_Link"><text:span text:style-name="Default_20_Paragraph_20_Font"><text:span text:style-name="T60">https://www.rechtspraak.nl/SiteCollectionDocuments/Rapport%20Visitatie%202018.PDF</text:span></text:span></text:a></text:p>
      <text:p text:style-name="P34"/>
      <text:p text:style-name="Standard"><text:span text:style-name="Default_20_Paragraph_20_Font"><text:span text:style-name="T25">Den Tonkelaar (2015). </text:span></text:span><text:span text:style-name="Default_20_Paragraph_20_Font"><text:span text:style-name="T26">Hoe komen de bewoordingen van vonnissen en arresten tot stand? </text:span></text:span><text:span text:style-name="Default_20_Paragraph_20_Font"><text:span text:style-name="T20">(July/August 2015) Ars Aequi.</text:span></text:span></text:p>
      <text:p text:style-name="P32"/>
      <text:p text:style-name="Standard"><text:span text:style-name="Default_20_Paragraph_20_Font"><text:span text:style-name="T20">E. Mak (2014). </text:span></text:span><text:span text:style-name="Default_20_Paragraph_20_Font"><text:span text:style-name="T21">Judicial Decision-Making in a Globalised World. A Comparative Analysis of the Changing Practices of Western Highest Courts.</text:span></text:span><text:span text:style-name="Default_20_Paragraph_20_Font"><text:span text:style-name="T20"> Hart Studies in Comparative Public Law, Hart Publishing, Oxford 2013.</text:span></text:span></text:p>
      <text:p text:style-name="P32"/>
      <text:p text:style-name="Standard"><text:span text:style-name="T49">Elasticsearch match query (2021). Elastic. Retrieved on February 24, 2021 from </text:span><text:a xlink:type="simple" xlink:href="https://www.elastic.co/guide/en/elasticsearch/reference/current/query-dsl-match-query.html" office:target-frame-name="_top" xlink:show="replace" text:style-name="Internet_20_link" text:visited-style-name="Visited_20_Internet_20_Link"><text:span text:style-name="T49">https://www.elastic.co/guide/en/elasticsearch/reference/current/query-dsl-match-query.html</text:span></text:a></text:p>
      <text:p text:style-name="P35"/>
      <text:p text:style-name="P35"/>
      <text:p text:style-name="Standard"><text:soft-page-break/><text:span text:style-name="T49">G. Goelzhauser, B. Kassow, &amp; D. Rice (2021). </text:span><text:span text:style-name="Default_20_Paragraph_20_Font"><text:span text:style-name="T51">Measuring Supreme Court Case Complexity</text:span></text:span><text:span text:style-name="T49">. Forthcoming, Journal of Law, Economics, and Organization. DOI </text:span><text:a xlink:type="simple" xlink:href="http://dx.doi.org/10.2139/ssrn.3777373" office:target-frame-name="_top" xlink:show="replace" text:style-name="Internet_20_link" text:visited-style-name="Visited_20_Internet_20_Link"><text:span text:style-name="T49">http://dx.doi.org/10.2139/ssrn.3777373</text:span></text:a></text:p>
      <text:p text:style-name="P35"/>
      <text:p text:style-name="Standard"><text:span text:style-name="Default_20_Paragraph_20_Font"><text:span text:style-name="T60">G.J. Stoepker &amp; F.M.E. Schulmer (2020). </text:span></text:span><text:span text:style-name="Default_20_Paragraph_20_Font"><text:span text:style-name="T64">Experimenteren met het vooronderzoek</text:span></text:span><text:span text:style-name="Default_20_Paragraph_20_Font"><text:span text:style-name="T60">. </text:span></text:span><text:span text:style-name="Default_20_Paragraph_20_Font"><text:span text:style-name="T48">Jonge VAR 2020. </text:span></text:span><text:span text:style-name="Default_20_Paragraph_20_Font"><text:span text:style-name="T47">Retrieved on April 7 from </text:span></text:span><text:a xlink:type="simple" xlink:href="https://verenigingbestuursrecht.nl/wp-content/uploads/2020/11/Experimenteren-met-het-vooronderzoek-preadvies-Jonge-VAR-definitief.pdf" office:target-frame-name="_top" xlink:show="replace" text:style-name="Internet_20_link" text:visited-style-name="Visited_20_Internet_20_Link"><text:span text:style-name="T49">https://verenigingbestuursrecht.nl/wp-content/uploads/2020/11/Experimenteren-met-het-vooronderzoek-preadvies-Jonge-VAR-definitief.pdf</text:span></text:a></text:p>
      <text:p text:style-name="P35"/>
      <text:p text:style-name="Standard"><text:span text:style-name="T49">H. Gee (2008). </text:span><text:span text:style-name="Default_20_Paragraph_20_Font"><text:span text:style-name="T51">Book review of Courtiers of the Marble Palace: The Rise and Influence of the Supreme Court Law Clerk</text:span></text:span><text:span text:style-name="T49">, 110 W. Va. L. Rev. (2008).</text:span></text:p>
      <text:p text:style-name="P35"/>
      <text:p text:style-name="Standard"><text:span text:style-name="T49">K. Carlson, M. A. Livermore &amp; D. Rockmore (2016). </text:span><text:span text:style-name="Default_20_Paragraph_20_Font"><text:span text:style-name="T51">A Quantitative Analysis of Writing Style on the U.S. Supreme Court.</text:span></text:span><text:span text:style-name="T49"> 93(6) Washington University Law Review.</text:span></text:p>
      <text:p text:style-name="P35"/>
      <text:p text:style-name="Standard"><text:span text:style-name="T49">K. Bodwin, J. S. Rosenthal &amp; A. H. Yoon (2013). </text:span><text:span text:style-name="Default_20_Paragraph_20_Font"><text:span text:style-name="T51">Opinion Writing and Authorship on the Supreme Court of Canada. </text:span></text:span><text:span text:style-name="T49">63(2) The University of Toronto Law Journal.</text:span></text:p>
      <text:p text:style-name="P35"/>
      <text:p text:style-name="Standard"><text:span text:style-name="T49">K. Popper (1935). </text:span><text:span text:style-name="Default_20_Paragraph_20_Font"><text:span text:style-name="T51">The logic of scientific discovery</text:span></text:span><text:span text:style-name="T49">. Translated version of Routledge of 2002.</text:span></text:p>
      <text:p text:style-name="P35"/>
      <text:p text:style-name="Standard"><text:span text:style-name="Default_20_Paragraph_20_Font"><text:span text:style-name="T60">K. van Noortwijk and R. de Mulder (2018). </text:span></text:span><text:span text:style-name="Default_20_Paragraph_20_Font"><text:span text:style-name="T64">Het rijpingsproces van juridische technologie. Vooruitzichten voor de zelfrijdende rechter. </text:span></text:span><text:span text:style-name="Default_20_Paragraph_20_Font"><text:span text:style-name="T63">Computerrecht: tijdschrift voor informatica en recht</text:span></text:span><text:span text:style-name="Default_20_Paragraph_20_Font"><text:span text:style-name="T60">, </text:span></text:span><text:span text:style-name="Default_20_Paragraph_20_Font"><text:span text:style-name="T63">2018</text:span></text:span><text:span text:style-name="Default_20_Paragraph_20_Font"><text:span text:style-name="T60">(2), 58–63. Retrieved from </text:span></text:span><text:a xlink:type="simple" xlink:href="http://hdl.handle.net/1765/113839" office:target-frame-name="_top" xlink:show="replace" text:style-name="Internet_20_link" text:visited-style-name="Visited_20_Internet_20_Link"><text:span text:style-name="Default_20_Paragraph_20_Font"><text:span text:style-name="T60">http://hdl.handle.net/1765/113839</text:span></text:span></text:a><text:span text:style-name="Default_20_Paragraph_20_Font"><text:span text:style-name="T60">.</text:span></text:span></text:p>
      <text:p text:style-name="P42"/>
      <text:p text:style-name="Standard"><text:span text:style-name="Default_20_Paragraph_20_Font"><text:span text:style-name="T60">Kengetallen Rechtspraak 2019 (2020). Raad voor de Rechtspraak. </text:span></text:span><text:span text:style-name="T49">Retrieved on February 10, 2021 from </text:span><text:a xlink:type="simple" xlink:href="https://www.rechtspraak.nl/SiteCollectionDocuments/kengetallen-2019.pdf" office:target-frame-name="_top" xlink:show="replace" text:style-name="Internet_20_link" text:visited-style-name="Visited_20_Internet_20_Link"><text:span text:style-name="T49">https://www.rechtspraak.nl/SiteCollectionDocuments/kengetallen-2019.pdf</text:span></text:a></text:p>
      <text:p text:style-name="P35"/>
      <text:p text:style-name="Standard"><text:span text:style-name="Default_20_Paragraph_20_Font"><text:span text:style-name="T20">L. van den Berge (2017). </text:span></text:span><text:span text:style-name="Default_20_Paragraph_20_Font"><text:span text:style-name="T21">The Relational Turn in Dutch Administrative Law</text:span></text:span><text:span text:style-name="Default_20_Paragraph_20_Font"><text:span text:style-name="T20">. 13(1) Utrecht Law Review. </text:span></text:span><text:a xlink:type="simple" xlink:href="http://doi.org/10.18352/ulr.374" office:target-frame-name="_top" xlink:show="replace" text:style-name="Internet_20_link" text:visited-style-name="Visited_20_Internet_20_Link"><text:span text:style-name="T49">https://doi.org/10.18352/ulr.374</text:span></text:a></text:p>
      <text:p text:style-name="P35"/>
      <text:p text:style-name="Standard"><text:span text:style-name="T49">M. Bodig (2015). </text:span><text:span text:style-name="Default_20_Paragraph_20_Font"><text:span text:style-name="T51">Legal Doctrinal Scholarship and Interdisciplinary Engagement</text:span></text:span><text:span text:style-name="T49">. 2015(2) Erasmus Law Review. DOI: </text:span><text:a xlink:type="simple" xlink:href="https://doi.org/10.5553/ELR.000035" office:target-frame-name="_top" xlink:show="replace" text:style-name="Internet_20_link" text:visited-style-name="Visited_20_Internet_20_Link"><text:span text:style-name="T49">https://doi.org/10.5553/ELR.000035</text:span></text:a></text:p>
      <text:p text:style-name="P35"/>
      <text:p text:style-name="Standard"><text:span text:style-name="T49">M. Medvedeva, M. Vols, &amp; M. Wieling (2020). </text:span><text:span text:style-name="Default_20_Paragraph_20_Font"><text:span text:style-name="T51">Using machine learning to predict decisions of the European Court of Human Rights</text:span></text:span><text:span text:style-name="T49">. Artif Intell Law 28, 237–266. DOI: </text:span><text:a xlink:type="simple" xlink:href="https://doi.org/10.1007/s10506-019-09255-y" office:target-frame-name="_top" xlink:show="replace" text:style-name="Internet_20_link" text:visited-style-name="Visited_20_Internet_20_Link"><text:span text:style-name="T49">https://doi.org/10.1007/s10506-019-09255-y</text:span></text:a></text:p>
      <text:p text:style-name="P35"/>
      <text:p text:style-name="Standard"><text:span text:style-name="T49">N. Holvast (2017). </text:span><text:span text:style-name="Default_20_Paragraph_20_Font"><text:span text:style-name="T51">In the Shadow of the Judge: The Involvement of Judicial Assistants in Dutch District Courts. </text:span></text:span><text:span text:style-name="Default_20_Paragraph_20_Font"><text:span text:style-name="T60">The Hague: Eleven International publishing.</text:span></text:span></text:p>
      <text:p text:style-name="P42"/>
      <text:p text:style-name="Standard"><text:span text:style-name="Default_20_Paragraph_20_Font"><text:span text:style-name="T60">N. Holvast (2021). </text:span></text:span><text:span text:style-name="Default_20_Paragraph_20_Font"><text:span text:style-name="T64">Van achter de schermen naar de voorgrond: Recensie van het preadvies Experimenteren met het vooronderzoek, door Giel Stoepker &amp; Frank Schulmer</text:span></text:span><text:span text:style-name="Default_20_Paragraph_20_Font"><text:span text:style-name="T60">. Nederlands Tijdschrift voor Bestuursrecht (NTB), 2021 (1-2), 29</text:span></text:span></text:p>
      <text:p text:style-name="P42"/>
      <text:p text:style-name="Standard"><text:span text:style-name="Default_20_Paragraph_20_Font"><text:span text:style-name="T60">N. Holvast and P. Mascini (2020). </text:span></text:span><text:span text:style-name="Default_20_Paragraph_20_Font"><text:span text:style-name="T51">Is the Judge or the Clerk Making the Decision? Measuring the Influence of Judicial Assistants via an Experimental Survey among Dutch District Court Judges</text:span></text:span><text:span text:style-name="T49">. 11(2) International Journal for Court Administration 14. DOI: </text:span><text:a xlink:type="simple" xlink:href="https://doi.org/10.36745/ijca.358" office:target-frame-name="_top" xlink:show="replace" text:style-name="Internet_20_link" text:visited-style-name="Visited_20_Internet_20_Link"><text:span text:style-name="T49">https://doi.org/10.36745/ijca.358</text:span></text:a></text:p>
      <text:p text:style-name="P35"/>
      <text:p text:style-name="Text_20_body"><text:soft-page-break/><text:span text:style-name="Default_20_Paragraph_20_Font"><text:span text:style-name="T60">NRC (2021). </text:span></text:span><text:span text:style-name="Default_20_Paragraph_20_Font"><text:span text:style-name="T64">Rechtspraak wil driekwart van de vonnissen online publiceren</text:span></text:span><text:span text:style-name="Default_20_Paragraph_20_Font"><text:span text:style-name="T60">. </text:span></text:span><text:span text:style-name="Default_20_Paragraph_20_Font"><text:span text:style-name="T65">NRC, 30 mei 2021. Retrieved from </text:span></text:span><text:a xlink:type="simple" xlink:href="https://www.nrc.nl/nieuws/2021/05/30/rechtspraak-wil-driekwart-van-de-vonnissen-online-publiceren-a4045465" office:target-frame-name="_top" xlink:show="replace" text:style-name="Internet_20_link" text:visited-style-name="Visited_20_Internet_20_Link"><text:span text:style-name="Hyperlink"><text:span text:style-name="T49">https://www.nrc.nl/nieuws/2021/05/30/rechtspraak-wil-driekwart-van-de-vonnissen-online-publiceren-a4045465</text:span></text:span></text:a><text:span text:style-name="T49"> </text:span></text:p>
      <text:p text:style-name="P35"/>
      <text:p text:style-name="Standard"><text:span text:style-name="T49">P.M. Collins Jr. (2008). </text:span><text:span text:style-name="Default_20_Paragraph_20_Font"><text:span text:style-name="T51">Reviewed Work(s): Courtiers of the Marble Palace: The Rise and Influence of the Supreme Court Law Clerk by Todd C. Peppers; Sorcerers' Apprentices: 100 Years of Law Clerks at</text:span></text:span></text:p>
      <text:p text:style-name="Standard"><text:span text:style-name="Default_20_Paragraph_20_Font"><text:span text:style-name="T51">the United States Supreme Court by Artemus Ward and David L. Weiden</text:span></text:span><text:span text:style-name="T49">. The Justice System Journal, Vol. 29, No. 1 (2008), pp. 117-120. Retrieved from </text:span><text:a xlink:type="simple" xlink:href="https://www.jstor.org/stable/27977383" office:target-frame-name="_top" xlink:show="replace" text:style-name="Internet_20_link" text:visited-style-name="Visited_20_Internet_20_Link"><text:span text:style-name="T49">https://www.jstor.org/stable/27977383</text:span></text:a></text:p>
      <text:p text:style-name="P35"/>
      <text:p text:style-name="Standard"><text:span text:style-name="Default_20_Paragraph_20_Font"><text:span text:style-name="T60">P. Langbroek, K. van den Bos, M.S. Thomas, M. Milo, W. van Rossum (2017). </text:span></text:span><text:span text:style-name="Default_20_Paragraph_20_Font"><text:span text:style-name="T51">Methodology of Legal Research: Challenges and Opportunities</text:span></text:span><text:span text:style-name="T49">. 13(3) Utrecht Law Reeview. DOI: </text:span><text:a xlink:type="simple" xlink:href="http://doi.org/10.18352/ulr.411" office:target-frame-name="_top" xlink:show="replace" text:style-name="Internet_20_link" text:visited-style-name="Visited_20_Internet_20_Link"><text:span text:style-name="T49">https://doi.org/10.18352/ulr.411</text:span></text:a></text:p>
      <text:p text:style-name="P35"/>
      <text:p text:style-name="Standard"><text:span text:style-name="T49">P. Mascini and N. Holvast (2020). </text:span><text:span text:style-name="Default_20_Paragraph_20_Font"><text:span text:style-name="T51">Explaining Judicial Assistants’ Influence on Adjudication with Principal-Agent Theory and Contextual Factors. </text:span></text:span><text:span text:style-name="T49">11(2) International Journal for Court Administration 15. DOI: </text:span><text:a xlink:type="simple" xlink:href="https://doi.org/10.36745/ijca.357" office:target-frame-name="_top" xlink:show="replace" text:style-name="Internet_20_link" text:visited-style-name="Visited_20_Internet_20_Link"><text:span text:style-name="T49">https://doi.org/10.36745/ijca.357</text:span></text:a></text:p>
      <text:p text:style-name="P35"/>
      <text:p text:style-name="Standard"><text:span text:style-name="Default_20_Paragraph_20_Font"><text:span text:style-name="T60">R. Baas, L. de Groot-van Leeuwen &amp; M. Laemers (2010). </text:span></text:span><text:span text:style-name="Default_20_Paragraph_20_Font"><text:span text:style-name="T64">Rechtspreken: samen of alleen. Over meervoudige en enkelvoudige rechtspraak. </text:span></text:span><text:span text:style-name="T49">Retrieved on February 20, 2021 from </text:span><text:a xlink:type="simple" xlink:href="https://www.rechtspraak.nl/SiteCollectionDocuments/research-memoranda-2010-5-rechtspreken-samen-of-alleen.pdf" office:target-frame-name="_top" xlink:show="replace" text:style-name="Internet_20_link" text:visited-style-name="Visited_20_Internet_20_Link"><text:span text:style-name="T49">https://www.rechtspraak.nl/SiteCollectionDocuments/research-memoranda-2010-5-rechtspreken-samen-of-alleen.pdf</text:span></text:a></text:p>
      <text:p text:style-name="P35"/>
      <text:p text:style-name="Standard"><text:span text:style-name="Default_20_Paragraph_20_Font"><text:span text:style-name="T60">R. Baas (2019). </text:span></text:span><text:span text:style-name="Default_20_Paragraph_20_Font"><text:span text:style-name="T64">De meerwaarde van meervoud: Verschillen en overeenkomsten tussen meervoudige en enkelvoudige rechtspraak in het bijzonder in civiele zaken</text:span></text:span><text:span text:style-name="Default_20_Paragraph_20_Font"><text:span text:style-name="T60">. Wolters Kluwer.</text:span></text:span></text:p>
      <text:p text:style-name="P42"/>
      <text:p text:style-name="Standard"><text:span text:style-name="Default_20_Paragraph_20_Font"><text:span text:style-name="T60">Raad voor de Rechtspraak (2018). </text:span></text:span><text:span text:style-name="Default_20_Paragraph_20_Font"><text:span text:style-name="T64">Uitleg over geldtekort Rechtspraak</text:span></text:span><text:span text:style-name="Default_20_Paragraph_20_Font"><text:span text:style-name="T60">. </text:span></text:span><text:span text:style-name="T49">Rechtspraak.nl. Retrieved on April 2, 2021 from </text:span><text:span text:style-name="Internet_20_link"><text:span text:style-name="T49">https://www.rechtspraak.nl/Organisatie-en-contact/Organisatie/Raad-voor-de-rechtspraak/Nieuws/Paginas/Uitleg-over-geldtekort-Rechtspraak.aspx</text:span></text:span></text:p>
      <text:p text:style-name="P35"/>
      <text:p text:style-name="Standard"><text:span text:style-name="Default_20_Paragraph_20_Font"><text:span text:style-name="T60">Raad voor de Rechtspraak (2021a). </text:span></text:span><text:span text:style-name="Default_20_Paragraph_20_Font"><text:span text:style-name="T64">Proceduresoorten in de rechtspraak</text:span></text:span><text:span text:style-name="Default_20_Paragraph_20_Font"><text:span text:style-name="T60">. Rechtspraak.nl. Retrieved on February 21, 2021 from </text:span></text:span><text:a xlink:type="simple" xlink:href="https://data.rechtspraak.nl/Waardelijst/Proceduresoorten" office:target-frame-name="_top" xlink:show="replace" text:style-name="Internet_20_link" text:visited-style-name="Visited_20_Internet_20_Link"><text:span text:style-name="Default_20_Paragraph_20_Font"><text:span text:style-name="T60">https://data.rechtspraak.nl/Waardelijst/Proceduresoorten</text:span></text:span></text:a></text:p>
      <text:p text:style-name="P42"/>
      <text:p text:style-name="Standard"><text:span text:style-name="Default_20_Paragraph_20_Font"><text:span text:style-name="T60">Raad voor de Rechtspraak (2021b). </text:span></text:span><text:span text:style-name="Default_20_Paragraph_20_Font"><text:span text:style-name="T64">Rechtsgebieden in de rechtspraak </text:span></text:span><text:span text:style-name="Default_20_Paragraph_20_Font"><text:span text:style-name="T60">. Rechtspraak.nl. Retrieved on February 21, 2021 from </text:span></text:span><text:a xlink:type="simple" xlink:href="https://data.rechtspraak.nl/Waardelijst/Rechtsgebieden" office:target-frame-name="_top" xlink:show="replace" text:style-name="Internet_20_link" text:visited-style-name="Visited_20_Internet_20_Link"><text:span text:style-name="Default_20_Paragraph_20_Font"><text:span text:style-name="T60">https://data.rechtspraak.nl/Waardelijst/Rechtsgebieden</text:span></text:span></text:a></text:p>
      <text:p text:style-name="P42"/>
      <text:p text:style-name="Standard"><text:span text:style-name="Default_20_Paragraph_20_Font"><text:span text:style-name="T60">Raad voor de Rechtspraak (2021c). </text:span></text:span><text:span text:style-name="Default_20_Paragraph_20_Font"><text:span text:style-name="T64">Instanties in de rechtspraak </text:span></text:span><text:span text:style-name="Default_20_Paragraph_20_Font"><text:span text:style-name="T60">. Rechtspraak.nl. Retrieved on February 21, 2021 from </text:span></text:span><text:a xlink:type="simple" xlink:href="https://data.rechtspraak.nl/Waardelijst/Instanties" office:target-frame-name="_top" xlink:show="replace" text:style-name="Internet_20_link" text:visited-style-name="Visited_20_Internet_20_Link"><text:span text:style-name="Default_20_Paragraph_20_Font"><text:span text:style-name="T60">https://data.rechtspraak.nl/Waardelijst/Instanties</text:span></text:span></text:a></text:p>
      <text:p text:style-name="P42"/>
      <text:p text:style-name="Standard"><text:span text:style-name="Default_20_Paragraph_20_Font"><text:span text:style-name="T60">Selectiecriteria uitsprakendatabase rechtspraak.nl. Raad voor de Rechtspraak. </text:span></text:span><text:span text:style-name="T49">Retrieved on February 24, </text:span><text:span text:style-name="Default_20_Paragraph_20_Font"><text:span text:style-name="T58">2021</text:span></text:span><text:span text:style-name="T49"> from </text:span><text:a xlink:type="simple" xlink:href="https://www.rechtspraak.nl/Uitspraken/paginas/selectiecriteria.aspx" office:target-frame-name="_top" xlink:show="replace" text:style-name="Internet_20_link" text:visited-style-name="Visited_20_Internet_20_Link"><text:span text:style-name="T49">https://www.rechtspraak.nl/Uitspraken/paginas/selectiecriteria.aspx</text:span></text:a></text:p>
      <text:p text:style-name="P35"/>
      <text:p text:style-name="Standard"><text:span text:style-name="T49">S. Ford (2013).</text:span><text:span text:style-name="Default_20_Paragraph_20_Font"><text:span text:style-name="T51"> Complexity and Efficiency at International Criminal Courts</text:span></text:span><text:span text:style-name="T49">. 29 Emory International Law Review p. 1. DOI: </text:span><text:a xlink:type="simple" xlink:href="http://dx.doi.org/10.2139/ssrn.2370540" office:target-frame-name="_top" xlink:show="replace" text:style-name="Internet_20_link" text:visited-style-name="Visited_20_Internet_20_Link"><text:span text:style-name="T49">http://dx.doi.org/10.2139/ssrn.2370540</text:span></text:a></text:p>
      <text:p text:style-name="P35"/>
      <text:p text:style-name="Standard"><text:span text:style-name="T49">spaCy. (2021) Retrieved on February 24, </text:span><text:span text:style-name="Default_20_Paragraph_20_Font"><text:span text:style-name="T58">2021</text:span></text:span><text:span text:style-name="T49"> from </text:span><text:span text:style-name="Internet_20_link"><text:span text:style-name="T49">https://spacy.io/models/nl</text:span></text:span></text:p>
      <text:p text:style-name="P35"/>
      <text:p text:style-name="Standard"><text:soft-page-break/><text:span text:style-name="Default_20_Paragraph_20_Font"><text:span text:style-name="T60">T. Abram, M. Berling, P. de Mos, S. van Lingen, I. W. H. M. Verheijden, P. J. F. M. Vermaat &amp; M. C. Wichman, M. C. (2011). </text:span></text:span><text:span text:style-name="Default_20_Paragraph_20_Font"><text:span text:style-name="T64">Partners in crime: de juridisch medewerker in de strafrechtspraak, een professional naast de rechter</text:span></text:span><text:span text:style-name="Default_20_Paragraph_20_Font"><text:span text:style-name="T60">. Den Haag: Programma Strafsector 2010.</text:span></text:span></text:p>
      <text:p text:style-name="P42"/>
      <text:p text:style-name="Standard"><text:span text:style-name="Default_20_Paragraph_20_Font"><text:span text:style-name="T60">T. Barkhuysen, W. den Ouden &amp; Y.E. Schuurmans (2012). </text:span></text:span><text:span text:style-name="Default_20_Paragraph_20_Font"><text:span text:style-name="T51">The Law on Administrative Procedures in the Netherlands</text:span></text:span><text:span text:style-name="T49">. Netherlands Administrative Law Library. DOI </text:span><text:a xlink:type="simple" xlink:href="https://doi.org/10.5553/NALL/.000005" office:target-frame-name="_top" xlink:show="replace" text:style-name="Internet_20_link" text:visited-style-name="Visited_20_Internet_20_Link"><text:span text:style-name="T49">h</text:span></text:a><text:a xlink:type="simple" xlink:href="https://doi.org/10.5553/NALL/.000005" office:target-frame-name="_top" xlink:show="replace" text:style-name="Internet_20_link" text:visited-style-name="Visited_20_Internet_20_Link"><text:span text:style-name="T49">ttps://doi.org/10.5553/NALL/.000005</text:span></text:a></text:p>
      <text:p text:style-name="P35"/>
      <text:p text:style-name="Standard"><text:span text:style-name="T49">T. Peppers (2006). </text:span><text:span text:style-name="Default_20_Paragraph_20_Font"><text:span text:style-name="T51">Courtiers of the Marble Palace. The Rise and Influence of the Supreme Court Law Clerk</text:span></text:span><text:span text:style-name="T49">. Stanford: Stanford University Press.</text:span></text:p>
      <text:p text:style-name="P35"/>
      <text:p text:style-name="Standard"><text:span text:style-name="T49">U. Šadl &amp; S. Sankari (2016). </text:span><text:span text:style-name="Default_20_Paragraph_20_Font"><text:span text:style-name="T51">The elusive influence of the Advocate General on the Court of Justice: the case of European citizenship</text:span></text:span><text:span text:style-name="T49">. Yearbook of European Law, Forthcoming, iCourts Working Paper Series No. 70. </text:span><text:span text:style-name="Default_20_Paragraph_20_Font"><text:span text:style-name="T60">DOI: </text:span></text:span><text:a xlink:type="simple" xlink:href="http://dx.doi.org/10.2139/ssrn.2796034" office:target-frame-name="_top" xlink:show="replace" text:style-name="Internet_20_link" text:visited-style-name="Visited_20_Internet_20_Link"><text:span text:style-name="Default_20_Paragraph_20_Font"><text:span text:style-name="T60">http://dx.doi.org/10</text:span></text:span></text:a><text:bookmark-start text:name="_Hlt73620584"/><text:a xlink:type="simple" xlink:href="http://dx.doi.org/10.2139/ssrn.2796034" office:target-frame-name="_top" xlink:show="replace" text:style-name="Internet_20_link" text:visited-style-name="Visited_20_Internet_20_Link"><text:span text:style-name="Default_20_Paragraph_20_Font"><text:span text:style-name="T60">.</text:span></text:span></text:a><text:bookmark-end text:name="_Hlt73620584"/><text:a xlink:type="simple" xlink:href="http://dx.doi.org/10.2139/ssrn.2796034" office:target-frame-name="_top" xlink:show="replace" text:style-name="Internet_20_link" text:visited-style-name="Visited_20_Internet_20_Link"><text:span text:style-name="Default_20_Paragraph_20_Font"><text:span text:style-name="T60">2139/ssr</text:span></text:span></text:a><text:bookmark-start text:name="_Hlt73623530"/><text:bookmark-start text:name="_Hlt73623529"/><text:a xlink:type="simple" xlink:href="http://dx.doi.org/10.2139/ssrn.2796034" office:target-frame-name="_top" xlink:show="replace" text:style-name="Internet_20_link" text:visited-style-name="Visited_20_Internet_20_Link"><text:span text:style-name="Default_20_Paragraph_20_Font"><text:span text:style-name="T60">n</text:span></text:span></text:a><text:bookmark-end text:name="_Hlt73623530"/><text:bookmark-end text:name="_Hlt73623529"/><text:a xlink:type="simple" xlink:href="http://dx.doi.org/10.2139/ssrn.2796034" office:target-frame-name="_top" xlink:show="replace" text:style-name="Internet_20_link" text:visited-style-name="Visited_20_Internet_20_Link"><text:span text:style-name="Default_20_Paragraph_20_Font"><text:span text:style-name="T60">.2796034</text:span></text:span></text:a></text:p>
      <text:p text:style-name="P43"/>
      <text:p text:style-name="Standard"><text:span text:style-name="Default_20_Paragraph_20_Font"><text:span text:style-name="T60">Van der Bruggen (2020). </text:span></text:span><text:span text:style-name="Default_20_Paragraph_20_Font"><text:span text:style-name="T64">Klare taal in uitspraken: Meer dan stijl alleen. </text:span></text:span><text:span text:style-name="T49">Nederlands Juristenblad 2020/1808. Retrieved on February 20, 2021 from </text:span><text:a xlink:type="simple" xlink:href="https://www.recht.nl/vakliteratuur/algemeen/artikel/489233/klare-taal-in-uitspraken-meer-dan-stijl-alleen/" office:target-frame-name="_top" xlink:show="replace" text:style-name="Internet_20_link" text:visited-style-name="Visited_20_Internet_20_Link"><text:span text:style-name="T49">https://www.recht.nl/vakliteratuur/algemeen/artikel/489233/klare-taal-in-uitspraken-meer-dan-stijl-alleen/</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039in" fo:margin-bottom="0.039in" loext:contextual-spacing="false"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3252in" fo:margin-bottom="0.0799in" loext:contextual-spacing="false" fo:hyphenation-ladder-count="no-limit"/>
      <style:text-properties style:font-name="Liberation Serif" fo:font-family="'Liberation Serif'" style:font-family-generic="system" style:font-pitch="variable"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left="0.2189in" fo:margin-right="0in" fo:margin-top="0.2492in" fo:margin-bottom="0.0799in" loext:contextual-spacing="false" fo:hyphenation-ladder-count="no-limit" fo:text-indent="0in" style:auto-text-indent="false">
        <style:tab-stops/>
      </style:paragraph-properties>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size-asian="12pt" style:font-weight-asian="bold" style:font-name-complex="Liberation Serif" style:font-family-complex="'Liberation Serif'" style:font-family-generic-complex="system" style:font-pitch-complex="variable" style:font-size-complex="12pt"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ext-properties fo:font-size="12p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in" fo:margin-right="0in" fo:margin-top="0in" fo:margin-bottom="0.0693in" loext:contextual-spacing="false" fo:hyphenation-ladder-count="no-limit" fo:text-indent="0in" style:auto-text-indent="false">
        <style:tab-stops/>
      </style:paragraph-properties>
      <style:text-properties fo:font-size="12p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1402in" fo:margin-right="0in" fo:margin-top="0in" fo:margin-bottom="0.0693in" loext:contextual-spacing="false" fo:hyphenation-ladder-count="no-limit" fo:text-indent="0in" style:auto-text-indent="false">
        <style:tab-stops/>
      </style:paragraph-properties>
      <style:text-properties fo:font-size="11pt" style:font-name-complex="Mangal" style:font-family-complex="Mangal" style:font-family-generic-complex="roman" style:font-pitch-complex="variable" fo:hyphenate="false"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398in" fo:margin-left="0in" fo:margin-right="0in" fo:margin-bottom="0in" style:dynamic-spacing="true"/>
      </style:header-style>
      <style:footer-style>
        <style:header-footer-properties fo:min-height="0.39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Back to Table of Contents</text:a><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03T23:18:35.797112962</dc:date>
    <meta:editing-cycles>249</meta:editing-cycles>
    <meta:editing-duration>PT14H59M54S</meta:editing-duration>
    <meta:document-statistic meta:table-count="6" meta:image-count="0" meta:object-count="0" meta:page-count="33" meta:paragraph-count="517" meta:word-count="13754" meta:character-count="87682" meta:non-whitespace-character-count="74405"/>
    <meta:template xlink:type="simple" xlink:actuate="onRequest" xlink:title="" xlink:href="Normal"/>
  </office:meta>
</office:document-meta>
</file>